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6mm"/>
    </style:style>
    <style:style style:name="co2" style:family="table-column">
      <style:table-column-properties fo:break-before="auto" style:column-width="74.45mm"/>
    </style:style>
    <style:style style:name="co3" style:family="table-column">
      <style:table-column-properties fo:break-before="auto" style:column-width="10.6mm"/>
    </style:style>
    <style:style style:name="co4" style:family="table-column">
      <style:table-column-properties fo:break-before="auto" style:column-width="57.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06mm"/>
    </style:style>
    <style:style style:name="co7" style:family="table-column">
      <style:table-column-properties fo:break-before="auto" style:column-width="53.69mm"/>
    </style:style>
    <style:style style:name="co8" style:family="table-column">
      <style:table-column-properties fo:break-before="auto" style:column-width="78.09mm"/>
    </style:style>
    <style:style style:name="co9" style:family="table-column">
      <style:table-column-properties fo:break-before="auto" style:column-width="7.55mm"/>
    </style:style>
    <style:style style:name="co10" style:family="table-column">
      <style:table-column-properties fo:break-before="auto" style:column-width="31.61mm"/>
    </style:style>
    <style:style style:name="co11" style:family="table-column">
      <style:table-column-properties fo:break-before="auto" style:column-width="55.21mm"/>
    </style:style>
    <style:style style:name="co12" style:family="table-column">
      <style:table-column-properties fo:break-before="auto" style:column-width="64.01mm"/>
    </style:style>
    <style:style style:name="co13" style:family="table-column">
      <style:table-column-properties fo:break-before="auto" style:column-width="11.36mm"/>
    </style:style>
    <style:style style:name="co14" style:family="table-column">
      <style:table-column-properties fo:break-before="auto" style:column-width="28.43mm"/>
    </style:style>
    <style:style style:name="co15" style:family="table-column">
      <style:table-column-properties fo:break-before="auto" style:column-width="14.06mm"/>
    </style:style>
    <style:style style:name="co16" style:family="table-column">
      <style:table-column-properties fo:break-before="auto" style:column-width="45.53mm"/>
    </style:style>
    <style:style style:name="co17" style:family="table-column">
      <style:table-column-properties fo:break-before="auto" style:column-width="73.68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11.04mm"/>
    </style:style>
    <style:style style:name="co20" style:family="table-column">
      <style:table-column-properties fo:break-before="auto" style:column-width="13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 tableooo:tab-color="#dc143c"/>
    </style:style>
    <style:style style:name="ta2" style:family="table" style:master-page-name="Default">
      <style:table-properties table:display="true" style:writing-mode="lr-tb" tableooo:tab-color="#ffa500"/>
    </style:style>
    <style:style style:name="ta3" style:family="table" style:master-page-name="Default">
      <style:table-properties table:display="true" style:writing-mode="lr-tb" tableooo:tab-color="#2e8b57"/>
    </style:style>
    <style:style style:name="ta4" style:family="table" style:master-page-name="Default">
      <style:table-properties table:display="true" style:writing-mode="lr-tb" tableooo:tab-color="#1e90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4dce1"/>
      <style:text-properties style:use-window-font-color="tru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Pivot_20_Table_20_Field">
      <style:table-cell-properties fo:border-bottom="0.99pt solid #000000" fo:background-color="#ef8ea0" fo:border-left="2.01pt solid #000000" fo:border-right="0.99pt solid #000000" fo:border-top="2.01pt solid #000000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="0.99pt solid #000000"/>
    </style:style>
    <style:style style:name="ce4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07" style:family="table-cell" style:parent-style-name="Default">
      <style:table-cell-properties fo:background-color="#eebc97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eebc97" fo:wrap-option="wrap"/>
    </style:style>
    <style:style style:name="ce110" style:family="table-cell" style:parent-style-name="Default">
      <style:table-cell-properties fo:wrap-option="wrap"/>
    </style:style>
    <style:style style:name="ce111" style:family="table-cell" style:parent-style-name="Pivot_20_Table_20_Field">
      <style:table-cell-properties fo:border-bottom="0.99pt solid #000000" fo:background-color="#e59a2b" fo:border-left="2.01pt solid #000000" fo:border-right="0.99pt solid #000000" fo:border-top="2.01pt solid #000000"/>
    </style:style>
    <style:style style:name="ce112" style:family="table-cell" style:parent-style-name="Pivot_20_Table_20_Field">
      <style:table-cell-properties fo:border-bottom="0.99pt solid #000000" fo:background-color="#e59a2b" fo:border-left="0.99pt solid #000000" fo:border-right="0.99pt solid #000000" fo:border-top="2.01pt solid #000000"/>
    </style:style>
    <style:style style:name="ce56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14" style:family="table-cell" style:parent-style-name="Default">
      <style:table-cell-properties fo:background-color="#e9f5ed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e9f5ed" fo:wrap-option="wrap"/>
    </style:style>
    <style:style style:name="ce116" style:family="table-cell" style:parent-style-name="Pivot_20_Table_20_Field">
      <style:table-cell-properties fo:border-bottom="0.99pt solid #000000" fo:background-color="#54a06b" fo:border-left="2.01pt solid #000000" fo:border-right="0.99pt solid #000000" fo:border-top="2.01pt solid #000000"/>
    </style:style>
    <style:style style:name="ce117" style:family="table-cell" style:parent-style-name="Default">
      <style:table-cell-properties fo:background-color="#54a06b"/>
    </style:style>
    <style:style style:name="ce118" style:family="table-cell" style:parent-style-name="Default">
      <style:table-cell-properties fo:background-color="#dae3f3"/>
    </style:style>
    <style:style style:name="ce119" style:family="table-cell" style:parent-style-name="Default">
      <style:table-cell-properties fo:background-color="#dae3f3" fo:wrap-option="wrap"/>
    </style:style>
    <style:style style:name="ce64" style:family="table-cell" style:parent-style-name="Pivot_20_Table_20_Field">
      <style:table-cell-properties fo:border-bottom="0.99pt solid #000000" fo:background-color="#84d2f1" fo:border-left="2.01pt solid #000000" fo:border-right="0.99pt solid #000000" fo:border-top="2.01pt solid #000000"/>
      <style:text-properties fo:font-weight="bold" style:font-weight-asian="bold" style:font-weight-complex="bold"/>
    </style:style>
    <style:style style:name="ce121" style:family="table-cell" style:parent-style-name="Pivot_20_Table_20_Field">
      <style:table-cell-properties fo:border-bottom="0.99pt solid #000000" fo:background-color="#84d2f1" fo:border-left="2.01pt solid #000000" fo:border-right="0.99pt solid #000000" fo:border-top="2.01pt solid #000000"/>
    </style:style>
    <style:style style:name="ce6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avarro" table:style-name="ta1">
        <office:forms form:automatic-focus="false" form:apply-design-mode="false"/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number-columns-repeated="2" table:default-cell-style-name="ce84"/>
        <table:table-column table:style-name="co6" table:default-cell-style-name="ce84"/>
        <table:table-column table:style-name="co5" table:number-columns-repeated="1017" table:default-cell-style-name="ce84"/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LNbr</text:p>
          </table:table-cell>
          <table:table-cell table:style-name="ce2" office:value-type="string" calcext:value-type="string">
            <text:p>EnjType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ValType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ManualModif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opezDeMendoza_25.xml</text:p>
          </table:table-cell>
          <table:table-cell office:value-type="string" calcext:value-type="string">
            <text:p>¿sentides, por ventura, los clamore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zDeMendoza_25.xml</text:p>
          </table:table-cell>
          <table:table-cell office:value-type="string" calcext:value-type="string">
            <text:p>que de Bisançio por letras oístes?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aInesDeLaCruz_16.xml</text:p>
          </table:table-cell>
          <table:table-cell table:style-name="Default" office:value-type="string" calcext:value-type="string">
            <text:p>mas luego la razón justa me advierte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dobj_verb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JuanaInesDeLaCruz_16.xml</text:p>
          </table:table-cell>
          <table:table-cell table:style-name="Default" office:value-type="string" calcext:value-type="string">
            <text:p>que sólo se remedia en publicarlo,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do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PedroDePadilla_38.xml</text:p>
          </table:table-cell>
          <table:table-cell office:value-type="string" calcext:value-type="string">
            <text:p>nunca lo tuvo ni tendrá la vid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noun_prep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droDePadilla_38.xml</text:p>
          </table:table-cell>
          <table:table-cell office:value-type="string" calcext:value-type="string">
            <text:p>del sentido, la vida de la muerte,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iraDeAmescua_25.xml</text:p>
          </table:table-cell>
          <table:table-cell table:style-name="Default" office:value-type="string" calcext:value-type="string">
            <text:p>al hombre hasta el sepulcro, y otra ha sido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B-ex_subj_verb I-pb_noun_prep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Default" office:value-type="string" calcext:value-type="string">
            <text:p>could be atributo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iraDeAmescua_25.xml</text:p>
          </table:table-cell>
          <table:table-cell table:style-name="Default" office:value-type="string" calcext:value-type="string">
            <text:p>la que infeliz y adversa le ha seguido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B-ex_subj_verb I-ex_su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TrilloYFigueroa_38.xml</text:p>
          </table:table-cell>
          <table:table-cell office:value-type="string" calcext:value-type="string">
            <text:p>pues ni muere ni vive, reducid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lloYFigueroa_38.xml</text:p>
          </table:table-cell>
          <table:table-cell office:value-type="string" calcext:value-type="string">
            <text:p>su vida a entrambos riesgos de tal suerte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ernandoDeHerrera_60.xml</text:p>
          </table:table-cell>
          <table:table-cell table:style-name="Default" office:value-type="string" calcext:value-type="string">
            <text:p>de paciencia y valor, en el postrero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B-pb_adj_noun I-pb_adj_prep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FernandoDeHerrera_60.xml</text:p>
          </table:table-cell>
          <table:table-cell table:style-name="Default" office:value-type="string" calcext:value-type="string">
            <text:p>trance, arrojando el yugo, desespero,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I-pb_adj_noun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zDeMendoza_27.xml</text:p>
          </table:table-cell>
          <table:table-cell office:value-type="string" calcext:value-type="string">
            <text:p>pues que el principio es çierto e sabem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zDeMendoza_27.xml</text:p>
          </table:table-cell>
          <table:table-cell office:value-type="string" calcext:value-type="string">
            <text:p>en todas cosas ser lo más del fecho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zDeMendoza_19.xml</text:p>
          </table:table-cell>
          <table:table-cell table:style-name="Default" office:value-type="string" calcext:value-type="string">
            <text:p>que los leales; e si tal, sacadme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verb_cprep</text:p>
          </table:table-cell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ko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LopezDeMendoza_19.xml</text:p>
          </table:table-cell>
          <table:table-cell table:style-name="Default" office:value-type="string" calcext:value-type="string">
            <text:p>de tan grand pena e sentid mi mal.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pb_verb_c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DeVega_652.xml</text:p>
          </table:table-cell>
          <table:table-cell office:value-type="string" calcext:value-type="string">
            <text:p>por cuya gracia a vuestros pies está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peDeVega_652.xml</text:p>
          </table:table-cell>
          <table:table-cell office:value-type="string" calcext:value-type="string">
            <text:p>la luna, el cielo, el sol, el serafín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770.xml</text:p>
          </table:table-cell>
          <table:table-cell table:style-name="Default" office:value-type="string" calcext:value-type="string">
            <text:p>en pena, en vida, en muerte, en gloria quiero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dobj_verb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770.xml</text:p>
          </table:table-cell>
          <table:table-cell table:style-name="Default" office:value-type="string" calcext:value-type="string">
            <text:p>darte mi alma de cualquier manera,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do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BernardinoDeRebolledo_21.xml</text:p>
          </table:table-cell>
          <table:table-cell office:value-type="string" calcext:value-type="string">
            <text:p>vacilando los dientes certifica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nardinoDeRebolledo_21.xml</text:p>
          </table:table-cell>
          <table:table-cell office:value-type="string" calcext:value-type="string">
            <text:p>la ruina que amenaza el edifici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433.xml</text:p>
          </table:table-cell>
          <table:table-cell table:style-name="Default" office:value-type="string" calcext:value-type="string">
            <text:p>y que desde hoy con nuevo celo ardiente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verb_adv</text:p>
          </table:table-cell>
          <table:table-cell table:style-name="Default" office:value-type="string" calcext:value-type="string">
            <text:p>k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433.xml</text:p>
          </table:table-cell>
          <table:table-cell table:style-name="Default" office:value-type="string" calcext:value-type="string">
            <text:p>cantaré vuestro nombre soberano: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pb_verb_adv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DeVega_114.xml</text:p>
          </table:table-cell>
          <table:table-cell office:value-type="string" calcext:value-type="string">
            <text:p>dichoso yo que sin tener asid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DeVega_114.xml</text:p>
          </table:table-cell>
          <table:table-cell office:value-type="string" calcext:value-type="string">
            <text:p>el alma al oro, a la esperanza el plat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Quevedo_479.xml</text:p>
          </table:table-cell>
          <table:table-cell table:style-name="Default" office:value-type="string" calcext:value-type="string">
            <text:p>y sólo alcanzarás puesto y oficio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noun_prep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Quevedo_479.xml</text:p>
          </table:table-cell>
          <table:table-cell table:style-name="Default" office:value-type="string" calcext:value-type="string">
            <text:p>de quien su iniquidad te manifiesta;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pb_noun_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zDeMendoza_17.xml</text:p>
          </table:table-cell>
          <table:table-cell office:value-type="string" calcext:value-type="string">
            <text:p>cuantas padezco desde la jornad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zDeMendoza_17.xml</text:p>
          </table:table-cell>
          <table:table-cell office:value-type="string" calcext:value-type="string">
            <text:p>que me feriste de golpe mortal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639.xml</text:p>
          </table:table-cell>
          <table:table-cell table:style-name="Default" office:value-type="string" calcext:value-type="string">
            <text:p>de un vil criado? ¡Vive Dios! que Pedro</text:p>
          </table:table-cell>
          <table:table-cell table:style-name="Default" office:value-type="string" calcext:value-type="string">
            <text:p>8</text:p>
          </table:table-cell>
          <table:table-cell table:style-name="Default" office:value-type="string" calcext:value-type="string">
            <text:p>B-ex_subj_verb I-pb_noun_prep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opeDeVega_639.xml</text:p>
          </table:table-cell>
          <table:table-cell table:style-name="Default" office:value-type="string" calcext:value-type="string">
            <text:p>o Fabio más intentos le han contado</text:p>
          </table:table-cell>
          <table:table-cell table:style-name="Default" office:value-type="string" calcext:value-type="string">
            <text:p>9</text:p>
          </table:table-cell>
          <table:table-cell table:style-name="Default" office:value-type="string" calcext:value-type="string">
            <text:p>I-ex_su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osephDeLitalaYCastelvi_57.xml</text:p>
          </table:table-cell>
          <table:table-cell office:value-type="string" calcext:value-type="string">
            <text:p>Que por suyos se vienen a tus mano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adj_noun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ephDeLitalaYCastelvi_57.xml</text:p>
          </table:table-cell>
          <table:table-cell office:value-type="string" calcext:value-type="string">
            <text:p>erija estatua el ínclito desvelo,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Boscan_40.xml</text:p>
          </table:table-cell>
          <table:table-cell table:style-name="Default" office:value-type="string" calcext:value-type="string">
            <text:p>Cuán poco es lo que puedes, pues no muero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verb_cprep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Default" office:value-type="string" calcext:value-type="string">
            <text:p>it’s fine “morir de” as “die of” if you read the poem, so cprep is fin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JuanBoscan_40.xml</text:p>
          </table:table-cell>
          <table:table-cell table:style-name="Default" office:value-type="string" calcext:value-type="string">
            <text:p>de sólo imaginar mi triste suerte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B-pb_adj_noun I-pb_verb_c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uanaInesDeLaCruz_33.xml</text:p>
          </table:table-cell>
          <table:table-cell office:value-type="string" calcext:value-type="string">
            <text:p>y murió, donde con ardiente anhel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anaInesDeLaCruz_33.xml</text:p>
          </table:table-cell>
          <table:table-cell office:value-type="string" calcext:value-type="string">
            <text:p>da sepulcro a su luz el mar profund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85.xml</text:p>
          </table:table-cell>
          <table:table-cell table:style-name="Default" office:value-type="string" calcext:value-type="string">
            <text:p>donde el que pasa al Indio, en propio suelo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subj_verb</text:p>
          </table:table-cell>
          <table:table-cell table:style-name="Default" office:value-type="string" calcext:value-type="string">
            <text:p>k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85.xml</text:p>
          </table:table-cell>
          <table:table-cell table:style-name="Default" office:value-type="string" calcext:value-type="string">
            <text:p>halle más presto el oro en tus despojos,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su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ranciscoDeFigueroa_14.xml</text:p>
          </table:table-cell>
          <table:table-cell office:value-type="string" calcext:value-type="string">
            <text:p>y el fuego sea bendito, cuya llam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iscoDeFigueroa_14.xml</text:p>
          </table:table-cell>
          <table:table-cell office:value-type="string" calcext:value-type="string">
            <text:p>no toca al cuerpo, que es sutil y pura,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ranciscoDeFigueroa_14.xml</text:p>
          </table:table-cell>
          <table:table-cell table:style-name="Default" office:value-type="string" calcext:value-type="string">
            <text:p>Y así el dichoso espíritu que ama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subj_verb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FranciscoDeFigueroa_14.xml</text:p>
          </table:table-cell>
          <table:table-cell table:style-name="Default" office:value-type="string" calcext:value-type="string">
            <text:p>dirá, tu rostro viendo y tu figura: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su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DeVega_550.xml</text:p>
          </table:table-cell>
          <table:table-cell office:value-type="string" calcext:value-type="string">
            <text:p>pero advertir para excusar enoj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peDeVega_550.xml</text:p>
          </table:table-cell>
          <table:table-cell office:value-type="string" calcext:value-type="string">
            <text:p>que cuando huyáis los ojos soberano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adj_adv I-ex_do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Boscan_92.xml</text:p>
          </table:table-cell>
          <table:table-cell table:style-name="Default" office:value-type="string" calcext:value-type="string">
            <text:p>y así revuelve atrás en un instante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noun_prep</text:p>
          </table:table-cell>
          <table:table-cell table:number-columns-repeated="2" table:style-name="Default" office:value-type="string" calcext:value-type="string">
            <text:p>ko</text:p>
          </table:table-cell>
          <table:table-cell table:style-name="Default" office:value-type="string" calcext:value-type="string">
            <text:p>could argue that it’s verb_chain (revuelve … a contemplar) but it’s an uncertain case as the time expression lies between both parts of the verb chain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JuanBoscan_92.xml</text:p>
          </table:table-cell>
          <table:table-cell table:style-name="Default" office:value-type="string" calcext:value-type="string">
            <text:p>a contemplar su gloria ya pasada.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pb_noun_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zDeMendoza_12.xml</text:p>
          </table:table-cell>
          <table:table-cell office:value-type="string" calcext:value-type="string">
            <text:p>Non pienso Juno que más ençendid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yperba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pezDeMendoza_12.xml</text:p>
          </table:table-cell>
          <table:table-cell office:value-type="string" calcext:value-type="string">
            <text:p>fue contra Thebas, nin tanto indignad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Boscan_62.xml</text:p>
          </table:table-cell>
          <table:table-cell table:style-name="Default" office:value-type="string" calcext:value-type="string">
            <text:p>continuo escogen el que más desnudo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adj_prep I-pb_adj_noun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JuanBoscan_62.xml</text:p>
          </table:table-cell>
          <table:table-cell table:style-name="Default" office:value-type="string" calcext:value-type="string">
            <text:p>de Amor y lealtad; y así parece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pb_adj_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ArgensolaBartolome_90.xml</text:p>
          </table:table-cell>
          <table:table-cell office:value-type="string" calcext:value-type="string">
            <text:p>(sacro lazo), que luego de mi man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“de mi mano” more like an adjunct than like an argu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nsolaBartolome_90.xml</text:p>
          </table:table-cell>
          <table:table-cell office:value-type="string" calcext:value-type="string">
            <text:p>serás de la piedad ofrenda santa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gora_42.xml</text:p>
          </table:table-cell>
          <table:table-cell table:style-name="Default" office:value-type="string" calcext:value-type="string">
            <text:p>cual ya por escuchar el dulce canto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noun_prep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Gongora_42.xml</text:p>
          </table:table-cell>
          <table:table-cell table:style-name="Default" office:value-type="string" calcext:value-type="string">
            <text:p>de aquel que, de Strimón en la espesura,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pb_noun_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DeVega_809.xml</text:p>
          </table:table-cell>
          <table:table-cell office:value-type="string" calcext:value-type="string">
            <text:p>corre, sentada en el cristal la quill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DeVega_809.xml</text:p>
          </table:table-cell>
          <table:table-cell office:value-type="string" calcext:value-type="string">
            <text:p>Mas sale de una cala de la orilla,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Boscan_3.xml</text:p>
          </table:table-cell>
          <table:table-cell table:style-name="Default" office:value-type="string" calcext:value-type="string">
            <text:p>y más me espanta verme en tal estado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noun_prep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JuanBoscan_3.xml</text:p>
          </table:table-cell>
          <table:table-cell table:style-name="Default" office:value-type="string" calcext:value-type="string">
            <text:p>de no poder quitar el pensamiento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B-pb_noun_prep I-pb_noun_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DeVega_33.xml</text:p>
          </table:table-cell>
          <table:table-cell office:value-type="string" calcext:value-type="string">
            <text:p>que por la tuya a suspender baraja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DeVega_33.xml</text:p>
          </table:table-cell>
          <table:table-cell office:value-type="string" calcext:value-type="string">
            <text:p>los tormentos del reino del espanto?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411.xml</text:p>
          </table:table-cell>
          <table:table-cell table:style-name="Default" office:value-type="string" calcext:value-type="string">
            <text:p>por ventura en ajenos escarmientos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cc_crossclause</text:p>
          </table:table-cell>
          <table:table-cell table:style-name="Default" office:value-type="string" calcext:value-type="string">
            <text:p>k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411.xml</text:p>
          </table:table-cell>
          <table:table-cell table:style-name="Default" office:value-type="string" calcext:value-type="string">
            <text:p>que no temer el fin no es valentía,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cc_crossclause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DeVega_819.xml</text:p>
          </table:table-cell>
          <table:table-cell office:value-type="string" calcext:value-type="string">
            <text:p>Ero en la torre, y arrojarse lueg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DeVega_819.xml</text:p>
          </table:table-cell>
          <table:table-cell office:value-type="string" calcext:value-type="string">
            <text:p>la punta al pecho y el aliento en calma,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Gongora_104.xml</text:p>
          </table:table-cell>
          <table:table-cell table:style-name="Default" office:value-type="string" calcext:value-type="string">
            <text:p>a cuántos dora el sol, a cuántos baña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relword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Default" office:value-type="string" calcext:value-type="string">
            <text:p>hyperbaton</text:p>
            <text:p>accepting it as baña + término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Gongora_104.xml</text:p>
          </table:table-cell>
          <table:table-cell table:style-name="Default" office:value-type="string" calcext:value-type="string">
            <text:p>términos del Océano la espuma,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pb_relword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uanaInesDeLaCruz_70.xml</text:p>
          </table:table-cell>
          <table:table-cell office:value-type="string" calcext:value-type="string">
            <text:p>¿cómo podré si ya en mi pena fie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“en mi pena fiera” is an adjun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anaInesDeLaCruz_70.xml</text:p>
          </table:table-cell>
          <table:table-cell office:value-type="string" calcext:value-type="string">
            <text:p>introducen los celos su veneno?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695.xml</text:p>
          </table:table-cell>
          <table:table-cell table:style-name="Default" office:value-type="string" calcext:value-type="string">
            <text:p>y una almohaza tomaré por lira</text:p>
          </table:table-cell>
          <table:table-cell table:style-name="Default" office:value-type="string" calcext:value-type="string">
            <text:p>8</text:p>
          </table:table-cell>
          <table:table-cell table:style-name="Default" office:value-type="string" calcext:value-type="string">
            <text:p>B-ex_subj_verb</text:p>
          </table:table-cell>
          <table:table-cell table:style-name="Default" office:value-type="string" calcext:value-type="string">
            <text:p>ko</text:p>
          </table:table-cell>
          <table:table-cell table:style-name="Default"/>
          <table:table-cell table:style-name="Default" office:value-type="string" calcext:value-type="string">
            <text:p>punctuation may be wrong in sourc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opeDeVega_695.xml</text:p>
          </table:table-cell>
          <table:table-cell table:style-name="Default" office:value-type="string" calcext:value-type="string">
            <text:p>Hirió el amor con diaquilón mi pecho,</text:p>
          </table:table-cell>
          <table:table-cell table:style-name="Default" office:value-type="string" calcext:value-type="string">
            <text:p>9</text:p>
          </table:table-cell>
          <table:table-cell table:style-name="Default" office:value-type="string" calcext:value-type="string">
            <text:p>I-ex_su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GarcilasoDeLaVega_21.xml</text:p>
          </table:table-cell>
          <table:table-cell office:value-type="string" calcext:value-type="string">
            <text:p>y al claro resplandor de vuestra llam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verb_adv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“al claro resplandor” more like an adjun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cilasoDeLaVega_21.xml</text:p>
          </table:table-cell>
          <table:table-cell office:value-type="string" calcext:value-type="string">
            <text:p>arribare mi pluma y do la llam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pb_verb_adv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gensolaLupercio_43.xml</text:p>
          </table:table-cell>
          <table:table-cell table:style-name="Default" office:value-type="string" calcext:value-type="string">
            <text:p>Báñela aquella luz, Señor, aquella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cc_crossclause</text:p>
          </table:table-cell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ko</text:p>
          </table:table-cell>
          <table:table-cell table:style-name="Default" office:value-type="string" calcext:value-type="string">
            <text:p>cc_cross-claus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ArgensolaLupercio_43.xml</text:p>
          </table:table-cell>
          <table:table-cell table:style-name="Default" office:value-type="string" calcext:value-type="string">
            <text:p><text:s/>que inspira perfecciones a la vida;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cc_crossclause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zDeMendoza_34.xml</text:p>
          </table:table-cell>
          <table:table-cell office:value-type="string" calcext:value-type="string">
            <text:p>nin el animo mío esta suspens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zDeMendoza_34.xml</text:p>
          </table:table-cell>
          <table:table-cell office:value-type="string" calcext:value-type="string">
            <text:p>de sus combates, con tanta porfí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cc_crossclause I-pb_noun_prep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DeJauregui_1.xml</text:p>
          </table:table-cell>
          <table:table-cell table:style-name="Default" office:value-type="string" calcext:value-type="string">
            <text:p>a Jonás ved que al ninivita enmienda</text:p>
          </table:table-cell>
          <table:table-cell table:style-name="Default" office:value-type="string" calcext:value-type="string">
            <text:p>8</text:p>
          </table:table-cell>
          <table:table-cell table:style-name="Default" office:value-type="string" calcext:value-type="string">
            <text:p>B-pb_noun_prep</text:p>
          </table:table-cell>
          <table:table-cell table:style-name="Default" office:value-type="string" calcext:value-type="string">
            <text:p>ko</text:p>
          </table:table-cell>
          <table:table-cell table:style-name="Default"/>
          <table:table-cell table:style-name="Default" office:value-type="string" calcext:value-type="string">
            <text:p>punctuation may be wrong in sourc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JuanDeJauregui_1.xml</text:p>
          </table:table-cell>
          <table:table-cell table:style-name="Default" office:value-type="string" calcext:value-type="string">
            <text:p>de Dios ved el espíritu influyendo</text:p>
          </table:table-cell>
          <table:table-cell table:style-name="Default" office:value-type="string" calcext:value-type="string">
            <text:p>9</text:p>
          </table:table-cell>
          <table:table-cell table:style-name="Default" office:value-type="string" calcext:value-type="string">
            <text:p>I-pb_noun_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DeVega_645.xml</text:p>
          </table:table-cell>
          <table:table-cell office:value-type="string" calcext:value-type="string">
            <text:p>Pagarte mal mi firme y feliz suer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peDeVega_645.xml</text:p>
          </table:table-cell>
          <table:table-cell office:value-type="string" calcext:value-type="string">
            <text:p>trueca en pena triste mi alegría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677.xml</text:p>
          </table:table-cell>
          <table:table-cell table:style-name="Default" office:value-type="string" calcext:value-type="string">
            <text:p>Pero toma este anillo, que sin duda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adj_noun</text:p>
          </table:table-cell>
          <table:table-cell table:style-name="Default" office:value-type="string" calcext:value-type="string">
            <text:p>k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677.xml</text:p>
          </table:table-cell>
          <table:table-cell table:style-name="Default" office:value-type="string" calcext:value-type="string">
            <text:p>veras con él la daga, ya que sea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B-ex_subj_verb I-pb_adj_noun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ranciscoDeLaTorre_71.xml</text:p>
          </table:table-cell>
          <table:table-cell office:value-type="string" calcext:value-type="string">
            <text:p>monstruo le viera por tus sombra suelt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adj_adv I-pb_adj_noun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missing punctuation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iscoDeLaTorre_71.xml</text:p>
          </table:table-cell>
          <table:table-cell office:value-type="string" calcext:value-type="string">
            <text:p>no llorara recelos inhumanos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-pb_adj_adv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zDeMendoza_38.xml</text:p>
          </table:table-cell>
          <table:table-cell table:style-name="Default" office:value-type="string" calcext:value-type="string">
            <text:p>mas la mi triste vida que desea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dobj_verb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zDeMendoza_38.xml</text:p>
          </table:table-cell>
          <table:table-cell table:style-name="Default" office:value-type="string" calcext:value-type="string">
            <text:p>ir donde fueres, como fiel amante,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do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uanaInesDeLaCruz_5.xml</text:p>
          </table:table-cell>
          <table:table-cell office:value-type="string" calcext:value-type="string">
            <text:p>I en el mar de la ciencia así se anegu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anaInesDeLaCruz_5.xml</text:p>
          </table:table-cell>
          <table:table-cell office:value-type="string" calcext:value-type="string">
            <text:p><text:s/>Vajel, que -al discurrir por alcanzarte-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906.xml</text:p>
          </table:table-cell>
          <table:table-cell table:style-name="Default" office:value-type="string" calcext:value-type="string">
            <text:p>paga la espiga en su sazón cogida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B-ex_dobj_verb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Default" office:value-type="string" calcext:value-type="string">
            <text:p>missing punctuation?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opeDeVega_906.xml</text:p>
          </table:table-cell>
          <table:table-cell table:style-name="Default" office:value-type="string" calcext:value-type="string">
            <text:p>La vid beneficiada, la teñida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B-pb_adj_noun I-ex_do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zDeMendoza_11.xml</text:p>
          </table:table-cell>
          <table:table-cell office:value-type="string" calcext:value-type="string">
            <text:p>Tajo al presente ni a me socorre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 I-ex_do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it’s complicated, can tag as abs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pezDeMendoza_11.xml</text:p>
          </table:table-cell>
          <table:table-cell office:value-type="string" calcext:value-type="string">
            <text:p>la enferma Guadiana, ni lo creo: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DiegoRamirezPagan_7.xml</text:p>
          </table:table-cell>
          <table:table-cell table:style-name="Default" office:value-type="string" calcext:value-type="string">
            <text:p>y tanto de su vista se enamora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dobj_verb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Default" office:value-type="string" calcext:value-type="string">
            <text:p>relword</text:p>
            <text:p>feels unclear but it’s part of the typology and the context is fin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DiegoRamirezPagan_7.xml</text:p>
          </table:table-cell>
          <table:table-cell table:style-name="Default" office:value-type="string" calcext:value-type="string">
            <text:p>que dijo en voz que el monte resonaba: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do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DiegoHurtadoDeMendoza_17.xml</text:p>
          </table:table-cell>
          <table:table-cell office:value-type="string" calcext:value-type="string">
            <text:p>mas ya que porque no mueran los viv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goHurtadoDeMendoza_17.xml</text:p>
          </table:table-cell>
          <table:table-cell office:value-type="string" calcext:value-type="string">
            <text:p>acuerdas de engañarnos y esconderl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951.xml</text:p>
          </table:table-cell>
          <table:table-cell table:style-name="Default" office:value-type="string" calcext:value-type="string">
            <text:p>y tócanle las armas a rebato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B-pb_adj_noun</text:p>
          </table:table-cell>
          <table:table-cell table:style-name="Default" office:value-type="string" calcext:value-type="string">
            <text:p>k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951.xml</text:p>
          </table:table-cell>
          <table:table-cell table:style-name="Default" office:value-type="string" calcext:value-type="string">
            <text:p>Vestido el santo honor de su recato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B-ex_subj_verb I-pb_adj_noun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Gongora_106.xml</text:p>
          </table:table-cell>
          <table:table-cell office:value-type="string" calcext:value-type="string">
            <text:p>y pone ley al español lenguaj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verb adjunct, not prep comp of nou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ngora_106.xml</text:p>
          </table:table-cell>
          <table:table-cell office:value-type="string" calcext:value-type="string">
            <text:p>con doctrina y estilo tan purgad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gora_111.xml</text:p>
          </table:table-cell>
          <table:table-cell table:style-name="Default" office:value-type="string" calcext:value-type="string">
            <text:p>bajel, que desde el faro de Cecina</text:p>
          </table:table-cell>
          <table:table-cell table:style-name="Default" office:value-type="string" calcext:value-type="string">
            <text:p>8</text:p>
          </table:table-cell>
          <table:table-cell table:style-name="Default" office:value-type="string" calcext:value-type="string">
            <text:p>B-ex_subj_verb I-pb_adj_noun</text:p>
          </table:table-cell>
          <table:table-cell table:style-name="Default" office:value-type="string" calcext:value-type="string">
            <text:p>ko</text:p>
          </table:table-cell>
          <table:table-cell table:style-name="Default"/>
          <table:table-cell table:style-name="Default" office:value-type="string" calcext:value-type="string">
            <text:p>verb adjunct, not prep comp of noun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Gongora_111.xml</text:p>
          </table:table-cell>
          <table:table-cell table:style-name="Default" office:value-type="string" calcext:value-type="string">
            <text:p>a Brindis, sin hacer agua, navega.</text:p>
          </table:table-cell>
          <table:table-cell table:style-name="Default" office:value-type="string" calcext:value-type="string">
            <text:p>9</text:p>
          </table:table-cell>
          <table:table-cell table:style-name="Default" office:value-type="string" calcext:value-type="string">
            <text:p>I-ex_subj_verb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LopeDeVega_942.xml</text:p>
          </table:table-cell>
          <table:table-cell office:value-type="string" calcext:value-type="string">
            <text:p>a una ciega pasión, a una locur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hyperbaton</text:p>
            <text:p>“de” attaches to something la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peDeVega_942.xml</text:p>
          </table:table-cell>
          <table:table-cell office:value-type="string" calcext:value-type="string">
            <text:p>de la esperanza apenas la figur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aInesDeLaCruz_11.xml</text:p>
          </table:table-cell>
          <table:table-cell table:style-name="Default" office:value-type="string" calcext:value-type="string">
            <text:p>quisiera gobernar con atrevida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adj_noun I-ex_subj_verb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JuanaInesDeLaCruz_11.xml</text:p>
          </table:table-cell>
          <table:table-cell table:style-name="Default" office:value-type="string" calcext:value-type="string">
            <text:p>mano, el rápido carro en luz bañado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B-ex_subj_verb I-pb_adj_noun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ernandoDeHerrera_298.xml</text:p>
          </table:table-cell>
          <table:table-cell office:value-type="string" calcext:value-type="string">
            <text:p>desierto yace. ¡Oh cuánto en ti la du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nandoDeHerrera_298.xml</text:p>
          </table:table-cell>
          <table:table-cell office:value-type="string" calcext:value-type="string">
            <text:p>suerte discorde se mostró y ajena!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DeTassisYPeralta_187.xml</text:p>
          </table:table-cell>
          <table:table-cell table:style-name="Default" office:value-type="string" calcext:value-type="string">
            <text:p>poca son hoy ceniza y mucha hierba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B-cc_crossclause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JuanDeTassisYPeralta_187.xml</text:p>
          </table:table-cell>
          <table:table-cell table:style-name="Default" office:value-type="string" calcext:value-type="string">
            <text:p>que al poderoso culto nos reserva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B-ex_dobj_verb I-cc_crossclause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uanBoscan_45.xml</text:p>
          </table:table-cell>
          <table:table-cell office:value-type="string" calcext:value-type="string">
            <text:p>pero, después, si el falso pensamient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anBoscan_45.xml</text:p>
          </table:table-cell>
          <table:table-cell office:value-type="string" calcext:value-type="string">
            <text:p>me da seguridad de algún consuel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DeTassisYPeralta_109.xml</text:p>
          </table:table-cell>
          <table:table-cell table:style-name="Default" office:value-type="string" calcext:value-type="string">
            <text:p>en su fe, su esperanza, y Dios por guía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subj_verb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JuanDeTassisYPeralta_109.xml</text:p>
          </table:table-cell>
          <table:table-cell table:style-name="Default" office:value-type="string" calcext:value-type="string">
            <text:p>verá desde la tierra el cielo abierto,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su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ernandoDeHerrera_279.xml</text:p>
          </table:table-cell>
          <table:table-cell office:value-type="string" calcext:value-type="string">
            <text:p>y el verde bosque, que de vos se admir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missing punctuation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nandoDeHerrera_279.xml</text:p>
          </table:table-cell>
          <table:table-cell office:value-type="string" calcext:value-type="string">
            <text:p>Yo aquí, do Amor en mi dolor conspira,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Boscan_53.xml</text:p>
          </table:table-cell>
          <table:table-cell table:style-name="Default" office:value-type="string" calcext:value-type="string">
            <text:p>hasta que Dios con su absoluto mando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subj_verb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JuanBoscan_53.xml</text:p>
          </table:table-cell>
          <table:table-cell table:style-name="Default" office:value-type="string" calcext:value-type="string">
            <text:p>mi guerra convirtió en tanta victoria,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su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uanaInesDeLaCruz_3.xml</text:p>
          </table:table-cell>
          <table:table-cell office:value-type="string" calcext:value-type="string">
            <text:p>y sólo quiero ser correspondid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anaInesDeLaCruz_3.xml</text:p>
          </table:table-cell>
          <table:table-cell office:value-type="string" calcext:value-type="string">
            <text:p>de aquel que de mi amor réditos cobra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1330.xml</text:p>
          </table:table-cell>
          <table:table-cell table:style-name="Default" office:value-type="string" calcext:value-type="string">
            <text:p>y allí sus cuerpos, no su fama, esconde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dobj_verb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1330.xml</text:p>
          </table:table-cell>
          <table:table-cell table:style-name="Default" office:value-type="string" calcext:value-type="string">
            <text:p>Que de su pura y cándida ceniza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B-ex_dobj_verb I-ex_do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Quevedo_191.xml</text:p>
          </table:table-cell>
          <table:table-cell office:value-type="string" calcext:value-type="string">
            <text:p>si la quieres gozar, paga y no alumbre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missing punctuation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vedo_191.xml</text:p>
          </table:table-cell>
          <table:table-cell office:value-type="string" calcext:value-type="string">
            <text:p>Si quieres ahorrar de pesadumbres,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uanaInesDeLaCruz_53.xml</text:p>
          </table:table-cell>
          <table:table-cell table:style-name="Default" office:value-type="string" calcext:value-type="string">
            <text:p>pudiera, del discurso con los graves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adj_noun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JuanaInesDeLaCruz_53.xml</text:p>
          </table:table-cell>
          <table:table-cell table:style-name="Default" office:value-type="string" calcext:value-type="string">
            <text:p>reflejos, conocer si lo intentaras: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pb_adj_noun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ArgensolaLupercio_36.xml</text:p>
          </table:table-cell>
          <table:table-cell office:value-type="string" calcext:value-type="string">
            <text:p>rendida la razón que estaba en medi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relword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solaLupercio_36.xml</text:p>
          </table:table-cell>
          <table:table-cell office:value-type="string" calcext:value-type="string">
            <text:p>ya perdí la esperanza de la cur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relword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gensolaBartolome_60.xml</text:p>
          </table:table-cell>
          <table:table-cell table:style-name="Default" office:value-type="string" calcext:value-type="string">
            <text:p>del rayo celestial verás volvella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pb_adj_prep I-pb_noun_prep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ArgensolaBartolome_60.xml</text:p>
          </table:table-cell>
          <table:table-cell table:style-name="Default" office:value-type="string" calcext:value-type="string">
            <text:p>a verte, como en vidrio cristalino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pb_adj_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uanDeArguijo_64.xml</text:p>
          </table:table-cell>
          <table:table-cell office:value-type="string" calcext:value-type="string">
            <text:p>por la voz dulce y cortesano avis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anDeArguijo_64.xml</text:p>
          </table:table-cell>
          <table:table-cell office:value-type="string" calcext:value-type="string">
            <text:p>del culto Lope, que en su nueva histori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subj_verb I-pb_noun_prep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693.xml</text:p>
          </table:table-cell>
          <table:table-cell table:style-name="Default" office:value-type="string" calcext:value-type="string">
            <text:p>sólo sabe mis bienes o mis daños</text:p>
          </table:table-cell>
          <table:table-cell table:style-name="Default" office:value-type="string" calcext:value-type="string">
            <text:p>8</text:p>
          </table:table-cell>
          <table:table-cell table:style-name="Default" office:value-type="string" calcext:value-type="string">
            <text:p>B-ex_subj_verb</text:p>
          </table:table-cell>
          <table:table-cell table:style-name="Default" office:value-type="string" calcext:value-type="string">
            <text:p>k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693.xml</text:p>
          </table:table-cell>
          <table:table-cell table:style-name="Default" office:value-type="string" calcext:value-type="string">
            <text:p>Amor he de estar siempre con recelo,</text:p>
          </table:table-cell>
          <table:table-cell table:style-name="Default" office:value-type="string" calcext:value-type="string">
            <text:p>9</text:p>
          </table:table-cell>
          <table:table-cell table:style-name="Default" office:value-type="string" calcext:value-type="string">
            <text:p>I-ex_su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ernandoDeHerrera_212.xml</text:p>
          </table:table-cell>
          <table:table-cell office:value-type="string" calcext:value-type="string">
            <text:p>no desatase un nuevo encendimient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ex_dobj_verb I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nandoDeHerrera_212.xml</text:p>
          </table:table-cell>
          <table:table-cell office:value-type="string" calcext:value-type="string">
            <text:p>Procuré no rendirme al mal que sient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ongora_51.xml</text:p>
          </table:table-cell>
          <table:table-cell table:style-name="Default" office:value-type="string" calcext:value-type="string">
            <text:p>que leña y pluma gasta, cien arpones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subj_verb</text:p>
          </table:table-cell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ko</text:p>
          </table:table-cell>
          <table:table-cell table:style-name="Default" office:value-type="string" calcext:value-type="string">
            <text:p>dobj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Gongora_51.xml</text:p>
          </table:table-cell>
          <table:table-cell table:style-name="Default" office:value-type="string" calcext:value-type="string">
            <text:p>le flechó de la aljaba de un talego.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su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ArgensolaBartolome_66.xml</text:p>
          </table:table-cell>
          <table:table-cell office:value-type="string" calcext:value-type="string">
            <text:p>que temo, mi Señor, que si algo pid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verb_adv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ensolaBartolome_66.xml</text:p>
          </table:table-cell>
          <table:table-cell office:value-type="string" calcext:value-type="string">
            <text:p><text:s/>no será de esta súplica que esperas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verb_adv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1031.xml</text:p>
          </table:table-cell>
          <table:table-cell table:style-name="Default" office:value-type="string" calcext:value-type="string">
            <text:p>y por qué si me hielo, estoy ardiendo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B-ex_dobj_verb</text:p>
          </table:table-cell>
          <table:table-cell table:style-name="Default" office:value-type="string" calcext:value-type="string">
            <text:p>ko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1031.xml</text:p>
          </table:table-cell>
          <table:table-cell table:style-name="Default" office:value-type="string" calcext:value-type="string">
            <text:p>Cómo, si vivo alegre, estoy muriendo?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I-ex_do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DeVega_1044.xml</text:p>
          </table:table-cell>
          <table:table-cell office:value-type="string" calcext:value-type="string">
            <text:p>Que temer un señor a su criad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DeVega_1044.xml</text:p>
          </table:table-cell>
          <table:table-cell office:value-type="string" calcext:value-type="string">
            <text:p>es temer la cabeza a sus cabellos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JuanaInesDeLaCruz_50.xml</text:p>
          </table:table-cell>
          <table:table-cell table:style-name="Default" office:value-type="string" calcext:value-type="string">
            <text:p>otro más propio mi cariño ha hallado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B-ex_dobj_verb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Default" office:value-type="string" calcext:value-type="string">
            <text:p>hyperbaton</text:p>
            <text:p>“otro” …. “que”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JuanaInesDeLaCruz_50.xml</text:p>
          </table:table-cell>
          <table:table-cell table:style-name="Default" office:value-type="string" calcext:value-type="string">
            <text:p>que el curso de tu vida tenga en calma;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I-ex_do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PedroSotoDeRojas_122.xml</text:p>
          </table:table-cell>
          <table:table-cell office:value-type="string" calcext:value-type="string">
            <text:p>y componiendo mi dolor extrañ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droSotoDeRojas_122.xml</text:p>
          </table:table-cell>
          <table:table-cell office:value-type="string" calcext:value-type="string">
            <text:p>le dije, irracional tened pacienci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zDeMendoza_20.xml</text:p>
          </table:table-cell>
          <table:table-cell table:style-name="Default" office:value-type="string" calcext:value-type="string">
            <text:p>con agros sones e fieras cançiones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B-pb_noun_prep</text:p>
          </table:table-cell>
          <table:table-cell table:style-name="Default" office:value-type="string" calcext:value-type="string">
            <text:p>ko</text:p>
          </table:table-cell>
          <table:table-cell table:style-name="Default"/>
          <table:table-cell table:style-name="Default" office:value-type="string" calcext:value-type="string">
            <text:p>its head is verb “mover” in an earlier lin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opezDeMendoza_20.xml</text:p>
          </table:table-cell>
          <table:table-cell table:style-name="Default" office:value-type="string" calcext:value-type="string">
            <text:p>a la batalla; e del mismo leo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I-pb_noun_prep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JuanaInesDeLaCruz_72.xml</text:p>
          </table:table-cell>
          <table:table-cell office:value-type="string" calcext:value-type="string">
            <text:p>que aunque dejas burlado el lazo estrech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anaInesDeLaCruz_72.xml</text:p>
          </table:table-cell>
          <table:table-cell office:value-type="string" calcext:value-type="string">
            <text:p>que tu forma fantástica ceñí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738.xml</text:p>
          </table:table-cell>
          <table:table-cell table:style-name="Default" office:value-type="string" calcext:value-type="string">
            <text:p>la noche clara y el camino llano</text:p>
          </table:table-cell>
          <table:table-cell table:style-name="Default" office:value-type="string" calcext:value-type="string">
            <text:p>4</text:p>
          </table:table-cell>
          <table:table-cell table:style-name="Default" office:value-type="string" calcext:value-type="string">
            <text:p>B-pb_adj_noun I-ex_dobj_verb</text:p>
          </table:table-cell>
          <table:table-cell table:style-name="Default" office:value-type="string" calcext:value-type="string">
            <text:p>ko</text:p>
          </table:table-cell>
          <table:table-cell table:style-name="Default"/>
          <table:table-cell table:style-name="Default" office:value-type="string" calcext:value-type="string">
            <text:p>no rel btn phras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opeDeVega_738.xml</text:p>
          </table:table-cell>
          <table:table-cell table:style-name="Default" office:value-type="string" calcext:value-type="string">
            <text:p>rogad al cielo, aunque no sois cristiano,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string" calcext:value-type="string">
            <text:p>I-pb_adj_noun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opeDeVega_902.xml</text:p>
          </table:table-cell>
          <table:table-cell office:value-type="string" calcext:value-type="string">
            <text:p>ni los peces de plata en los garlit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could be relword but first part is on line 10 not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peDeVega_902.xml</text:p>
          </table:table-cell>
          <table:table-cell office:value-type="string" calcext:value-type="string">
            <text:p>como tú me pareces, dulce Estel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peDeVega_540.xml</text:p>
          </table:table-cell>
          <table:table-cell table:style-name="Default" office:value-type="string" calcext:value-type="string">
            <text:p>al talle el brío, al cuerpo, que estrenaba</text:p>
          </table:table-cell>
          <table:table-cell table:style-name="Default" office:value-type="string" calcext:value-type="string">
            <text:p>8</text:p>
          </table:table-cell>
          <table:table-cell table:style-name="Default" office:value-type="string" calcext:value-type="string">
            <text:p>B-ex_dobj_verb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LopeDeVega_540.xml</text:p>
          </table:table-cell>
          <table:table-cell table:style-name="Default" office:value-type="string" calcext:value-type="string">
            <text:p>los primeros chapines aquel día.</text:p>
          </table:table-cell>
          <table:table-cell table:style-name="Default" office:value-type="string" calcext:value-type="string">
            <text:p>9</text:p>
          </table:table-cell>
          <table:table-cell table:style-name="Default" office:value-type="string" calcext:value-type="string">
            <text:p>I-ex_dobj_verb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FranciscoDeLaTorre_46.xml</text:p>
          </table:table-cell>
          <table:table-cell office:value-type="string" calcext:value-type="string">
            <text:p>desde el punto que humana parte inform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no rel btn phrases, it’s a very long negative clause series a bit like Donne’s sonnet in Golomb’s bo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iscoDeLaTorre_46.xml</text:p>
          </table:table-cell>
          <table:table-cell office:value-type="string" calcext:value-type="string">
            <text:p>pueden causar visión de amor intern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</table:table>
      <table:table table:name="navarro_val" table:style-name="ta1">
        <office:forms form:automatic-focus="false" form:apply-design-mode="false"/>
        <table:table-column table:style-name="co5" table:default-cell-style-name="ce26"/>
        <table:table-column table:style-name="co5" table:default-cell-style-name="ce33"/>
        <table:table-column table:style-name="co5" table:default-cell-style-name="ce38"/>
        <table:table-column table:style-name="co5" table:number-columns-repeated="2" table:default-cell-style-name="Default"/>
        <table:table-column table:style-name="co5" table:default-cell-style-name="ce26"/>
        <table:table-column table:style-name="co5" table:default-cell-style-name="ce33"/>
        <table:table-column table:style-name="co5" table:default-cell-style-name="ce38"/>
        <table:table-column table:style-name="co5" table:number-columns-repeated="2" table:default-cell-style-name="Default"/>
        <table:table-row table:style-name="ro1">
          <table:table-cell table:style-name="ce85" office:value-type="string" calcext:value-type="string">
            <text:p>Ex</text:p>
          </table:table-cell>
          <table:table-cell table:style-name="ce91"/>
          <table:table-cell table:style-name="ce96"/>
          <table:table-cell table:number-columns-repeated="2"/>
          <table:table-cell table:style-name="ce85" office:value-type="string" calcext:value-type="string">
            <text:p>Noex</text:p>
          </table:table-cell>
          <table:table-cell table:style-name="ce91"/>
          <table:table-cell table:style-name="ce96"/>
          <table:table-cell table:number-columns-repeated="2"/>
        </table:table-row>
        <table:table-row table:style-name="ro1">
          <table:table-cell table:style-name="ce15" office:value-type="string" calcext:value-type="string">
            <text:p>LNbr</text:p>
          </table:table-cell>
          <table:table-cell table:style-name="ce91" office:value-type="string" calcext:value-type="string">
            <text:p>Validation</text:p>
          </table:table-cell>
          <table:table-cell table:style-name="ce96" office:value-type="string" calcext:value-type="string">
            <text:p>Count - Validation</text:p>
          </table:table-cell>
          <table:table-cell table:number-columns-repeated="2"/>
          <table:table-cell table:style-name="ce15" office:value-type="string" calcext:value-type="string">
            <text:p>LNbr</text:p>
          </table:table-cell>
          <table:table-cell table:style-name="ce91" office:value-type="string" calcext:value-type="string">
            <text:p>Validation</text:p>
          </table:table-cell>
          <table:table-cell table:style-name="ce96" office:value-type="string" calcext:value-type="string">
            <text:p>Count - 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ko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k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34" office:value-type="string" calcext:value-type="string">
            <text:p>ok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2"/>
          <table:table-cell table:style-name="ce28"/>
          <table:table-cell table:style-name="ce34" office:value-type="string" calcext:value-type="string">
            <text:p>ok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k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5" office:value-type="string" calcext:value-type="string">
            <text:p>12</text:p>
          </table:table-cell>
          <table:table-cell table:style-name="ce46" office:value-type="string" calcext:value-type="string">
            <text:p>(empty)</text:p>
          </table:table-cell>
          <table:table-cell table:style-name="ce47"/>
          <table:table-cell table:number-columns-repeated="2"/>
        </table:table-row>
        <table:table-row table:style-name="ro1">
          <table:table-cell table:style-name="ce28"/>
          <table:table-cell table:style-name="ce34" office:value-type="string" calcext:value-type="string">
            <text:p>ok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k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ko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8"/>
          <table:table-cell table:style-name="ce34" office:value-type="string" calcext:value-type="string">
            <text:p>ok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9"/>
          <table:table-cell table:style-name="ce35" office:value-type="string" calcext:value-type="string">
            <text:p>ok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/>
          <table:table-cell table:style-name="ce45" office:value-type="string" calcext:value-type="string">
            <text:p>5</text:p>
          </table:table-cell>
          <table:table-cell table:style-name="ce46" office:value-type="string" calcext:value-type="string">
            <text:p>(empty)</text:p>
          </table:table-cell>
          <table:table-cell table:style-name="ce47"/>
          <table:table-cell table:number-columns-repeated="2"/>
        </table:table-row>
        <table:table-row table:style-name="ro1">
          <table:table-cell table:style-name="ce28"/>
          <table:table-cell table:style-name="ce34" office:value-type="string" calcext:value-type="string">
            <text:p>(empty)</text:p>
          </table:table-cell>
          <table:table-cell table:style-name="ce43"/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k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6"/>
          <table:table-cell table:style-name="ce44" office:value-type="float" office:value="80" calcext:value-type="float">
            <text:p>80</text:p>
          </table:table-cell>
          <table:table-cell table:number-columns-repeated="2"/>
          <table:table-cell table:style-name="ce28"/>
          <table:table-cell table:style-name="ce34" office:value-type="string" calcext:value-type="string">
            <text:p>ok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5" office:value-type="string" calcext:value-type="string">
            <text:p>9</text:p>
          </table:table-cell>
          <table:table-cell table:style-name="ce46" office:value-type="string" calcext:value-type="string">
            <text:p>(empty)</text:p>
          </table:table-cell>
          <table:table-cell table:style-name="ce47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0" office:value-type="string" calcext:value-type="string">
            <text:p>Total Result</text:p>
          </table:table-cell>
          <table:table-cell table:style-name="ce36"/>
          <table:table-cell table:style-name="ce44" office:value-type="float" office:value="37" calcext:value-type="float">
            <text:p>37</text:p>
          </table:table-cell>
          <table:table-cell table:number-columns-repeated="2"/>
        </table:table-row>
      </table:table>
      <table:table table:name="navarro_enj_ex" table:style-name="ta1">
        <office:forms form:automatic-focus="false" form:apply-design-mode="false"/>
        <table:table-column table:style-name="co4" table:default-cell-style-name="ce29"/>
        <table:table-column table:style-name="co5" table:default-cell-style-name="ce41"/>
        <table:table-row table:style-name="ro1">
          <table:table-cell table:style-name="ce15" office:value-type="string" calcext:value-type="string">
            <text:p>EnjType</text:p>
          </table:table-cell>
          <table:table-cell table:style-name="ce96" office:value-type="string" calcext:value-type="string">
            <text:p>Count - Validation</text:p>
          </table:table-cell>
        </table:table-row>
        <table:table-row table:style-name="ro1">
          <table:table-cell table:style-name="ce26" office:value-type="string" calcext:value-type="string">
            <text:p>B-ex_dobj_verb</text:p>
          </table:table-cell>
          <table:table-cell table:style-name="ce38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-ex_dobj_verb I-cc_crossclause</text:p>
          </table:table-cell>
          <table:table-cell table:style-name="ce49"/>
        </table:table-row>
        <table:table-row table:style-name="ro1">
          <table:table-cell office:value-type="string" calcext:value-type="string">
            <text:p>B-ex_dobj_verb I-ex_dobj_ve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-ex_dobj_verb I-ex_subj_ve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-ex_subj_ver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-ex_subj_verb I-ex_subj_verb</text:p>
          </table:table-cell>
          <table:table-cell table:style-name="ce49"/>
        </table:table-row>
        <table:table-row table:style-name="ro1">
          <table:table-cell office:value-type="string" calcext:value-type="string">
            <text:p>B-ex_subj_verb I-pb_adj_no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-ex_subj_verb I-pb_noun_prep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>
            <text:p>Total Result</text:p>
          </table:table-cell>
          <table:table-cell table:style-name="ce44" office:value-type="float" office:value="43" calcext:value-type="float">
            <text:p>43</text:p>
          </table:table-cell>
        </table:table-row>
      </table:table>
      <table:table table:name="15th-17th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0"/>
        <table:table-column table:style-name="co5" table:number-columns-repeated="1020" table:default-cell-style-name="Default"/>
        <table:table-row table:style-name="ro3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LNbr</text:p>
          </table:table-cell>
          <table:table-cell table:style-name="ce51" office:value-type="string" calcext:value-type="string">
            <text:p>EnjType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ValType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ManualModif</text:p>
          </table:table-cell>
          <table:table-cell table:style-name="ce2" table:number-columns-repeated="1016"/>
        </table:table-row>
        <table:table-row table:style-name="ro2">
          <table:table-cell table:style-name="ce107" office:value-type="string" calcext:value-type="string">
            <text:p>Marqués_de_Santillana__178g~~-_XIX_-__0362.xml</text:p>
          </table:table-cell>
          <table:table-cell table:style-name="ce107" office:value-type="string" calcext:value-type="string">
            <text:p>Tajo al presente ni a me socorrer</text:p>
          </table:table-cell>
          <table:table-cell table:style-name="ce107" office:value-type="string" calcext:value-type="string">
            <text:p>11</text:p>
          </table:table-cell>
          <table:table-cell table:style-name="ce109" office:value-type="string" calcext:value-type="string">
            <text:p>B-ex_dobj_verb I-ex_dobj_verb</text:p>
          </table:table-cell>
          <table:table-cell table:style-name="ce107" office:value-type="string" calcext:value-type="string">
            <text:p>ko</text:p>
          </table:table-cell>
          <table:table-cell table:style-name="ce107" table:number-columns-repeated="1019"/>
        </table:table-row>
        <table:table-row table:style-name="ro3">
          <table:table-cell table:style-name="ce107" office:value-type="string" calcext:value-type="string">
            <text:p>Marqués_de_Santillana__178g~~-_XIX_-__0362.xml</text:p>
          </table:table-cell>
          <table:table-cell table:style-name="ce107" office:value-type="string" calcext:value-type="string">
            <text:p>la enferma Guadiana, ni lo creo:</text:p>
          </table:table-cell>
          <table:table-cell table:style-name="ce107" office:value-type="string" calcext:value-type="string">
            <text:p>12</text:p>
          </table:table-cell>
          <table:table-cell table:style-name="ce109" office:value-type="string" calcext:value-type="string">
            <text:p>I-ex_dobj_verb</text:p>
          </table:table-cell>
          <table:table-cell table:style-name="ce107" table:number-columns-repeated="1020"/>
        </table:table-row>
        <table:table-row table:style-name="ro2">
          <table:table-cell office:value-type="string" calcext:value-type="string">
            <text:p>Marqués_de_Santillana__178g~~-_XXXI_-__0374.xml</text:p>
          </table:table-cell>
          <table:table-cell office:value-type="string" calcext:value-type="string">
            <text:p>¿sentides, por ventura, los clamore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qués_de_Santillana__178g~~-_XXXI_-__0374.xml</text:p>
          </table:table-cell>
          <table:table-cell office:value-type="string" calcext:value-type="string">
            <text:p>que de Bisançio por letras oístes?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Marqués_de_Santillana__178g~~-_XXVII_-__0370.xml</text:p>
          </table:table-cell>
          <table:table-cell table:style-name="ce107" office:value-type="string" calcext:value-type="string">
            <text:p>con agros sones e fieras cançiones</text:p>
          </table:table-cell>
          <table:table-cell table:style-name="ce107" office:value-type="string" calcext:value-type="string">
            <text:p>4</text:p>
          </table:table-cell>
          <table:table-cell table:style-name="ce109" office:value-type="string" calcext:value-type="string">
            <text:p>B-pb_noun_prep</text:p>
          </table:table-cell>
          <table:table-cell table:style-name="ce107" office:value-type="string" calcext:value-type="string">
            <text:p>ko</text:p>
          </table:table-cell>
          <table:table-cell table:style-name="ce107" table:number-columns-repeated="1019"/>
        </table:table-row>
        <table:table-row table:style-name="ro4">
          <table:table-cell table:style-name="ce107" office:value-type="string" calcext:value-type="string">
            <text:p>Marqués_de_Santillana__178g~~-_XXVII_-__0370.xml</text:p>
          </table:table-cell>
          <table:table-cell table:style-name="ce107" office:value-type="string" calcext:value-type="string">
            <text:p>a la batalla; e del mismo leo</text:p>
          </table:table-cell>
          <table:table-cell table:style-name="ce107" office:value-type="string" calcext:value-type="string">
            <text:p>5</text:p>
          </table:table-cell>
          <table:table-cell table:style-name="ce109" office:value-type="string" calcext:value-type="string">
            <text:p>B-pb_noun_prep I-pb_noun_prep</text:p>
          </table:table-cell>
          <table:table-cell table:style-name="ce107" table:number-columns-repeated="1020"/>
        </table:table-row>
        <table:table-row table:style-name="ro2">
          <table:table-cell office:value-type="string" calcext:value-type="string">
            <text:p>Mena,_Juan_de__357g~~Soneto__0816.xml</text:p>
          </table:table-cell>
          <table:table-cell office:value-type="string" calcext:value-type="string">
            <text:p>Tajo al presente, ni a me a socorre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 I-ex_dobj_verb</text:p>
          </table:table-cell>
          <table:table-cell table:number-columns-repeated="2"/>
          <table:table-cell office:value-type="string" calcext:value-type="string">
            <text:p>error in corp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na,_Juan_de__357g~~Soneto__0816.xml</text:p>
          </table:table-cell>
          <table:table-cell office:value-type="string" calcext:value-type="string">
            <text:p>la enferma Guadiana, ni la creo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3">
          <table:table-cell table:style-name="ce107" office:value-type="string" calcext:value-type="string">
            <text:p>Gómez_Tejada_de_los_Reyes,_Cosme__004g~~Sonetos_burlescos_al_suspiro_de_Crisaura__0012__-_I_-__01.xml</text:p>
          </table:table-cell>
          <table:table-cell table:style-name="ce107" office:value-type="string" calcext:value-type="string">
            <text:p>un suspiro de amor con aura afable</text:p>
          </table:table-cell>
          <table:table-cell table:style-name="ce107" office:value-type="string" calcext:value-type="string">
            <text:p>11</text:p>
          </table:table-cell>
          <table:table-cell table:style-name="ce109" office:value-type="string" calcext:value-type="string">
            <text:p>B-ex_subj_verb</text:p>
          </table:table-cell>
          <table:table-cell table:style-name="ce107" office:value-type="string" calcext:value-type="string">
            <text:p>ok</text:p>
          </table:table-cell>
          <table:table-cell table:style-name="ce107" table:number-columns-repeated="1019"/>
        </table:table-row>
        <table:table-row table:style-name="ro3">
          <table:table-cell table:style-name="ce107" office:value-type="string" calcext:value-type="string">
            <text:p>Gómez_Tejada_de_los_Reyes,_Cosme__004g~~Sonetos_burlescos_al_suspiro_de_Crisaura__0012__-_I_-__01.xml</text:p>
          </table:table-cell>
          <table:table-cell table:style-name="ce107" office:value-type="string" calcext:value-type="string">
            <text:p>suspende las esferas y el profundo,</text:p>
          </table:table-cell>
          <table:table-cell table:style-name="ce107" office:value-type="string" calcext:value-type="string">
            <text:p>12</text:p>
          </table:table-cell>
          <table:table-cell table:style-name="ce109" office:value-type="string" calcext:value-type="string">
            <text:p>I-ex_subj_verb</text:p>
          </table:table-cell>
          <table:table-cell table:style-name="ce107" table:number-columns-repeated="1020"/>
        </table:table-row>
        <table:table-row table:style-name="ro3">
          <table:table-cell office:value-type="string" calcext:value-type="string">
            <text:p>Cueva_y_Silva,_Leonor_de_la__273g~~Soneto_a_la_muerte_de_doña_Isabel_de_Borbón__0564.xml</text:p>
          </table:table-cell>
          <table:table-cell office:value-type="string" calcext:value-type="string">
            <text:p>la Lis francesa, la beldad galan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dobj (beldad of quitó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ueva_y_Silva,_Leonor_de_la__273g~~Soneto_a_la_muerte_de_doña_Isabel_de_Borbón__0564.xml</text:p>
          </table:table-cell>
          <table:table-cell office:value-type="string" calcext:value-type="string">
            <text:p>quitó, llevó la muerte robadora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Marqués_de_Santillana__178g~~-_IV_-__0347.xml</text:p>
          </table:table-cell>
          <table:table-cell table:style-name="ce107" office:value-type="string" calcext:value-type="string">
            <text:p>nin el animo mio esta suspenso</text:p>
          </table:table-cell>
          <table:table-cell table:style-name="ce107" office:value-type="string" calcext:value-type="string">
            <text:p>4</text:p>
          </table:table-cell>
          <table:table-cell table:style-name="ce109" office:value-type="string" calcext:value-type="string">
            <text:p>B-pb_noun_prep</text:p>
          </table:table-cell>
          <table:table-cell table:style-name="ce107" office:value-type="string" calcext:value-type="string">
            <text:p>ok</text:p>
          </table:table-cell>
          <table:table-cell table:style-name="ce107" table:number-columns-repeated="1019"/>
        </table:table-row>
        <table:table-row table:style-name="ro4">
          <table:table-cell table:style-name="ce107" office:value-type="string" calcext:value-type="string">
            <text:p>Marqués_de_Santillana__178g~~-_IV_-__0347.xml</text:p>
          </table:table-cell>
          <table:table-cell table:style-name="ce107" office:value-type="string" calcext:value-type="string">
            <text:p>de sus combates, con tanta porfía</text:p>
          </table:table-cell>
          <table:table-cell table:style-name="ce107" office:value-type="string" calcext:value-type="string">
            <text:p>5</text:p>
          </table:table-cell>
          <table:table-cell table:style-name="ce109" office:value-type="string" calcext:value-type="string">
            <text:p>B-cc_crossclause I-pb_noun_prep</text:p>
          </table:table-cell>
          <table:table-cell table:style-name="ce107" table:number-columns-repeated="1020"/>
        </table:table-row>
        <table:table-row table:style-name="ro1">
          <table:table-cell office:value-type="string" calcext:value-type="string">
            <text:p>Angulo_y_Pulgar,_Martín__155g~~Al_doctor_Juan_Pérez_Montalbán__0299.xml</text:p>
          </table:table-cell>
          <table:table-cell office:value-type="string" calcext:value-type="string">
            <text:p>Tanta; y sus coros luego, que cantand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gulo_y_Pulgar,_Martín__155g~~Al_doctor_Juan_Pérez_Montalbán__0299.xml</text:p>
          </table:table-cell>
          <table:table-cell office:value-type="string" calcext:value-type="string">
            <text:p>Alegres, tejían siempre, en suave acent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Marqués_de_Santillana__178g~~-_XXIV_-__0367.xml</text:p>
          </table:table-cell>
          <table:table-cell table:style-name="ce107" office:value-type="string" calcext:value-type="string">
            <text:p>cuantas padezco desde la jornada</text:p>
          </table:table-cell>
          <table:table-cell table:style-name="ce107" office:value-type="string" calcext:value-type="string">
            <text:p>11</text:p>
          </table:table-cell>
          <table:table-cell table:style-name="ce109" office:value-type="string" calcext:value-type="string">
            <text:p>B-cc_crossclause</text:p>
          </table:table-cell>
          <table:table-cell table:style-name="ce107" office:value-type="string" calcext:value-type="string">
            <text:p>ok</text:p>
          </table:table-cell>
          <table:table-cell table:style-name="ce107" table:number-columns-repeated="1019"/>
        </table:table-row>
        <table:table-row table:style-name="ro2">
          <table:table-cell table:style-name="ce107" office:value-type="string" calcext:value-type="string">
            <text:p>Marqués_de_Santillana__178g~~-_XXIV_-__0367.xml</text:p>
          </table:table-cell>
          <table:table-cell table:style-name="ce107" office:value-type="string" calcext:value-type="string">
            <text:p>que me feriste de golpe mortal.</text:p>
          </table:table-cell>
          <table:table-cell table:style-name="ce107" office:value-type="string" calcext:value-type="string">
            <text:p>12</text:p>
          </table:table-cell>
          <table:table-cell table:style-name="ce109" office:value-type="string" calcext:value-type="string">
            <text:p>I-cc_crossclause</text:p>
          </table:table-cell>
          <table:table-cell table:style-name="ce107" table:number-columns-repeated="1020"/>
        </table:table-row>
        <table:table-row table:style-name="ro3">
          <table:table-cell office:value-type="string" calcext:value-type="string">
            <text:p>Salinas_y_Lizana,_Manuel__113g~~Sonetos_encontrados_en_el_libro_de_Baltasar_Graciá__0220.xml</text:p>
          </table:table-cell>
          <table:table-cell office:value-type="string" calcext:value-type="string">
            <text:p>¿por qué suspiras siempre? ¡Oh Tucca! ¿quié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linas_y_Lizana,_Manuel__113g~~Sonetos_encontrados_en_el_libro_de_Baltasar_Graciá__0220.xml</text:p>
          </table:table-cell>
          <table:table-cell office:value-type="string" calcext:value-type="string">
            <text:p>tu pecho abrasa en llama juvenil?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3">
          <table:table-cell table:style-name="ce107" office:value-type="string" calcext:value-type="string">
            <text:p>Garrido_de_Villena,_Francisco__450g~~Diálogo_entre_Villena_y_Lorenzo_Fernández__0963.xml</text:p>
          </table:table-cell>
          <table:table-cell table:style-name="ce107" office:value-type="string" calcext:value-type="string">
            <text:p>y fue también de Palas y de Marte</text:p>
          </table:table-cell>
          <table:table-cell table:style-name="ce107" office:value-type="string" calcext:value-type="string">
            <text:p>11</text:p>
          </table:table-cell>
          <table:table-cell table:style-name="ce109" office:value-type="string" calcext:value-type="string">
            <text:p>B-ex_subj_verb</text:p>
          </table:table-cell>
          <table:table-cell table:style-name="ce107" office:value-type="string" calcext:value-type="string">
            <text:p>ko</text:p>
          </table:table-cell>
          <table:table-cell table:style-name="ce107"/>
          <table:table-cell table:style-name="ce107" office:value-type="string" calcext:value-type="string">
            <text:p>punctuation</text:p>
          </table:table-cell>
          <table:table-cell table:style-name="ce107" table:number-columns-repeated="1017"/>
        </table:table-row>
        <table:table-row table:style-name="ro3">
          <table:table-cell table:style-name="ce107" office:value-type="string" calcext:value-type="string">
            <text:p>Garrido_de_Villena,_Francisco__450g~~Diálogo_entre_Villena_y_Lorenzo_Fernández__0963.xml</text:p>
          </table:table-cell>
          <table:table-cell table:style-name="ce107" office:value-type="string" calcext:value-type="string">
            <text:p>Mira si el sentimiento se le debe,</text:p>
          </table:table-cell>
          <table:table-cell table:style-name="ce107" office:value-type="string" calcext:value-type="string">
            <text:p>12</text:p>
          </table:table-cell>
          <table:table-cell table:style-name="ce109" office:value-type="string" calcext:value-type="string">
            <text:p>I-ex_subj_verb</text:p>
          </table:table-cell>
          <table:table-cell table:style-name="ce107" table:number-columns-repeated="1020"/>
        </table:table-row>
        <table:table-row table:style-name="ro2">
          <table:table-cell office:value-type="string" calcext:value-type="string">
            <text:p>Marqués_de_Santillana__178g~~-_XXVI_-__0369.xml</text:p>
          </table:table-cell>
          <table:table-cell office:value-type="string" calcext:value-type="string">
            <text:p>que los leales; e si tal, sacad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verb_c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qués_de_Santillana__178g~~-_XXVI_-__0369.xml</text:p>
          </table:table-cell>
          <table:table-cell office:value-type="string" calcext:value-type="string">
            <text:p>de tan grand pena e sentid mi mal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verb_cprep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Jiménez_Cerdán,_Beatriz__407g~~Soneto_a_la_muerte_de_Isabel_de_Borbón__0900.xml</text:p>
          </table:table-cell>
          <table:table-cell table:style-name="ce107" office:value-type="string" calcext:value-type="string">
            <text:p>que anocheció la más lucida estrella</text:p>
          </table:table-cell>
          <table:table-cell table:style-name="ce107" office:value-type="string" calcext:value-type="string">
            <text:p>8</text:p>
          </table:table-cell>
          <table:table-cell table:style-name="ce109" office:value-type="string" calcext:value-type="string">
            <text:p>B-cc_crossclause</text:p>
          </table:table-cell>
          <table:table-cell table:style-name="ce107" office:value-type="string" calcext:value-type="string">
            <text:p>ok</text:p>
          </table:table-cell>
          <table:table-cell table:style-name="ce107" table:number-columns-repeated="1019"/>
        </table:table-row>
        <table:table-row table:style-name="ro4">
          <table:table-cell table:style-name="ce107" office:value-type="string" calcext:value-type="string">
            <text:p>Jiménez_Cerdán,_Beatriz__407g~~Soneto_a_la_muerte_de_Isabel_de_Borbón__0900.xml</text:p>
          </table:table-cell>
          <table:table-cell table:style-name="ce107" office:value-type="string" calcext:value-type="string">
            <text:p>que atenta celebra las memorias</text:p>
          </table:table-cell>
          <table:table-cell table:style-name="ce107" office:value-type="string" calcext:value-type="string">
            <text:p>9</text:p>
          </table:table-cell>
          <table:table-cell table:style-name="ce109" office:value-type="string" calcext:value-type="string">
            <text:p>B-pb_noun_prep I-cc_crossclause</text:p>
          </table:table-cell>
          <table:table-cell table:style-name="ce107" table:number-columns-repeated="1020"/>
        </table:table-row>
        <table:table-row table:style-name="ro4">
          <table:table-cell office:value-type="string" calcext:value-type="string">
            <text:p>Galtero,_Pedro_Jerónimo__222g~~A_la_muerte_del_doctor_Juan_Pérez_Montalbán__0467.xml</text:p>
          </table:table-cell>
          <table:table-cell office:value-type="string" calcext:value-type="string">
            <text:p>de su aliento vital restó, devot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 I-pb_noun_pre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, adj_noun in a split N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ltero,_Pedro_Jerónimo__222g~~A_la_muerte_del_doctor_Juan_Pérez_Montalbán__0467.xml</text:p>
          </table:table-cell>
          <table:table-cell office:value-type="string" calcext:value-type="string">
            <text:p>y culto dedo de pastor imprim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dobj_verb I-pb_noun_prep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ueva_y_Silva,_Leonor_de_la__273g~~Soneto__0558.xml</text:p>
          </table:table-cell>
          <table:table-cell table:style-name="ce107" office:value-type="string" calcext:value-type="string">
            <text:p>a quien vence la hermosa jardinera</text:p>
          </table:table-cell>
          <table:table-cell table:style-name="ce107" office:value-type="string" calcext:value-type="string">
            <text:p>11</text:p>
          </table:table-cell>
          <table:table-cell table:style-name="ce109" office:value-type="string" calcext:value-type="string">
            <text:p>B-cc_crossclause</text:p>
          </table:table-cell>
          <table:table-cell table:style-name="ce107" office:value-type="string" calcext:value-type="string">
            <text:p>ok</text:p>
          </table:table-cell>
          <table:table-cell table:style-name="ce107" table:number-columns-repeated="1019"/>
        </table:table-row>
        <table:table-row table:style-name="ro2">
          <table:table-cell table:style-name="ce107" office:value-type="string" calcext:value-type="string">
            <text:p>Cueva_y_Silva,_Leonor_de_la__273g~~Soneto__0558.xml</text:p>
          </table:table-cell>
          <table:table-cell table:style-name="ce107" office:value-type="string" calcext:value-type="string">
            <text:p>que por la vista alegra y enamora,</text:p>
          </table:table-cell>
          <table:table-cell table:style-name="ce107" office:value-type="string" calcext:value-type="string">
            <text:p>12</text:p>
          </table:table-cell>
          <table:table-cell table:style-name="ce109" office:value-type="string" calcext:value-type="string">
            <text:p>I-cc_crossclause</text:p>
          </table:table-cell>
          <table:table-cell table:style-name="ce107" table:number-columns-repeated="1020"/>
        </table:table-row>
        <table:table-row table:style-name="ro3">
          <table:table-cell office:value-type="string" calcext:value-type="string">
            <text:p>Vega,_Tomás_de_la__129g~~Soneto__0257.xml</text:p>
          </table:table-cell>
          <table:table-cell office:value-type="string" calcext:value-type="string">
            <text:p>Esther graciosa, que por ella inclin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ega,_Tomás_de_la__129g~~Soneto__0257.xml</text:p>
          </table:table-cell>
          <table:table-cell office:value-type="string" calcext:value-type="string">
            <text:p>el Padre al Verbo de su Solio trino: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Marqués_de_Santillana__178g~~-_V_-__0348.xml</text:p>
          </table:table-cell>
          <table:table-cell table:style-name="ce107" office:value-type="string" calcext:value-type="string">
            <text:p>mas la mi triste vida que desea</text:p>
          </table:table-cell>
          <table:table-cell table:style-name="ce107" office:value-type="string" calcext:value-type="string">
            <text:p>11</text:p>
          </table:table-cell>
          <table:table-cell table:style-name="ce109" office:value-type="string" calcext:value-type="string">
            <text:p>B-pb_verb_chain</text:p>
          </table:table-cell>
          <table:table-cell table:style-name="ce107" office:value-type="string" calcext:value-type="string">
            <text:p>ok</text:p>
          </table:table-cell>
          <table:table-cell table:style-name="ce107" table:number-columns-repeated="1019"/>
        </table:table-row>
        <table:table-row table:style-name="ro3">
          <table:table-cell table:style-name="ce107" office:value-type="string" calcext:value-type="string">
            <text:p>Marqués_de_Santillana__178g~~-_V_-__0348.xml</text:p>
          </table:table-cell>
          <table:table-cell table:style-name="ce107" office:value-type="string" calcext:value-type="string">
            <text:p>ir donde fueres, como fiel amante,</text:p>
          </table:table-cell>
          <table:table-cell table:style-name="ce107" office:value-type="string" calcext:value-type="string">
            <text:p>12</text:p>
          </table:table-cell>
          <table:table-cell table:style-name="ce109" office:value-type="string" calcext:value-type="string">
            <text:p>I-pb_verb_chain</text:p>
          </table:table-cell>
          <table:table-cell table:style-name="ce107" table:number-columns-repeated="1020"/>
        </table:table-row>
        <table:table-row table:style-name="ro2">
          <table:table-cell office:value-type="string" calcext:value-type="string">
            <text:p>Valle_y_Caviedes,_Juan_del__297g~~Para_hallar_fortuna_en_los_palacios__0620.xml</text:p>
          </table:table-cell>
          <table:table-cell office:value-type="string" calcext:value-type="string">
            <text:p>y cuanto más el tal disparata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ex_su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adjunct claus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alle_y_Caviedes,_Juan_del__297g~~Para_hallar_fortuna_en_los_palacios__0620.xml</text:p>
          </table:table-cell>
          <table:table-cell office:value-type="string" calcext:value-type="string">
            <text:p>aplaudir con más fuerza se requiere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3">
          <table:table-cell table:style-name="ce107" office:value-type="string" calcext:value-type="string">
            <text:p>Marqués_de_Santillana__178g~~-_XXXIII_-__0376.xml</text:p>
          </table:table-cell>
          <table:table-cell table:style-name="ce107" office:value-type="string" calcext:value-type="string">
            <text:p>pues qu'l principio es çierto e sabemos</text:p>
          </table:table-cell>
          <table:table-cell table:style-name="ce107" office:value-type="string" calcext:value-type="string">
            <text:p>11</text:p>
          </table:table-cell>
          <table:table-cell table:style-name="ce109" office:value-type="string" calcext:value-type="string">
            <text:p>B-ex_dobj_verb</text:p>
          </table:table-cell>
          <table:table-cell table:style-name="ce107" office:value-type="string" calcext:value-type="string">
            <text:p>ok</text:p>
          </table:table-cell>
          <table:table-cell table:style-name="ce107" table:number-columns-repeated="1019"/>
        </table:table-row>
        <table:table-row table:style-name="ro3">
          <table:table-cell table:style-name="ce107" office:value-type="string" calcext:value-type="string">
            <text:p>Marqués_de_Santillana__178g~~-_XXXIII_-__0376.xml</text:p>
          </table:table-cell>
          <table:table-cell table:style-name="ce107" office:value-type="string" calcext:value-type="string">
            <text:p>en todas cosas ser lo más del fecho;</text:p>
          </table:table-cell>
          <table:table-cell table:style-name="ce107" office:value-type="string" calcext:value-type="string">
            <text:p>12</text:p>
          </table:table-cell>
          <table:table-cell table:style-name="ce109" office:value-type="string" calcext:value-type="string">
            <text:p>I-ex_dobj_verb</text:p>
          </table:table-cell>
          <table:table-cell table:style-name="ce107" table:number-columns-repeated="1020"/>
        </table:table-row>
        <table:table-row table:style-name="ro2">
          <table:table-cell office:value-type="string" calcext:value-type="string">
            <text:p>Sor_María_de_Santa_Isabel__435g~~Soneto__0941.xml</text:p>
          </table:table-cell>
          <table:table-cell office:value-type="string" calcext:value-type="string">
            <text:p>de una ausencia, si ya no sol ni av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 I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r_María_de_Santa_Isabel__435g~~Soneto__0941.xml</text:p>
          </table:table-cell>
          <table:table-cell office:value-type="string" calcext:value-type="string">
            <text:p>racional, la belleza milagros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adj_noun I-pb_adj_noun</text:p>
          </table:table-cell>
          <table:table-cell table:number-columns-repeated="1020"/>
        </table:table-row>
        <table:table-row table:style-name="ro3">
          <table:table-cell table:style-name="ce107" office:value-type="string" calcext:value-type="string">
            <text:p>Juñent_y_de_Vergos,_Francisco_de__369g~~Soneto__0837.xml</text:p>
          </table:table-cell>
          <table:table-cell table:style-name="ce107" office:value-type="string" calcext:value-type="string">
            <text:p>Viendo perdida en ti su mejor parte</text:p>
          </table:table-cell>
          <table:table-cell table:style-name="ce107" office:value-type="string" calcext:value-type="string">
            <text:p>11</text:p>
          </table:table-cell>
          <table:table-cell table:style-name="ce109" office:value-type="string" calcext:value-type="string">
            <text:p>B-ex_subj_verb</text:p>
          </table:table-cell>
          <table:table-cell table:style-name="ce107" office:value-type="string" calcext:value-type="string">
            <text:p>ko</text:p>
          </table:table-cell>
          <table:table-cell table:style-name="ce107" table:number-columns-repeated="1019"/>
        </table:table-row>
        <table:table-row table:style-name="ro3">
          <table:table-cell table:style-name="ce107" office:value-type="string" calcext:value-type="string">
            <text:p>Juñent_y_de_Vergos,_Francisco_de__369g~~Soneto__0837.xml</text:p>
          </table:table-cell>
          <table:table-cell table:style-name="ce107" office:value-type="string" calcext:value-type="string">
            <text:p>Solicita su Amor, eterno hacerte,</text:p>
          </table:table-cell>
          <table:table-cell table:style-name="ce107" office:value-type="string" calcext:value-type="string">
            <text:p>12</text:p>
          </table:table-cell>
          <table:table-cell table:style-name="ce109" office:value-type="string" calcext:value-type="string">
            <text:p>I-ex_subj_verb</text:p>
          </table:table-cell>
          <table:table-cell table:style-name="ce107" table:number-columns-repeated="1020"/>
        </table:table-row>
        <table:table-row table:style-name="ro3">
          <table:table-cell office:value-type="string" calcext:value-type="string">
            <text:p>León,_Cristóbal_de__300g~~Soneto__0625.xml</text:p>
          </table:table-cell>
          <table:table-cell office:value-type="string" calcext:value-type="string">
            <text:p>oblíguense también a Castellan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ón,_Cristóbal_de__300g~~Soneto__0625.xml</text:p>
          </table:table-cell>
          <table:table-cell office:value-type="string" calcext:value-type="string">
            <text:p>los varones en Indias más altivos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th-17th_val" table:style-name="ta2">
        <office:forms form:automatic-focus="false" form:apply-design-mode="false"/>
        <table:table-column table:style-name="co5" table:default-cell-style-name="ce45"/>
        <table:table-column table:style-name="co5" table:default-cell-style-name="ce46"/>
        <table:table-column table:style-name="co5" table:default-cell-style-name="ce47"/>
        <table:table-column table:style-name="co5" table:number-columns-repeated="2" table:default-cell-style-name="Default"/>
        <table:table-column table:style-name="co5" table:default-cell-style-name="ce45"/>
        <table:table-column table:style-name="co5" table:default-cell-style-name="ce46"/>
        <table:table-column table:style-name="co5" table:default-cell-style-name="ce56"/>
        <table:table-column table:style-name="co5" table:number-columns-repeated="2" table:default-cell-style-name="Default"/>
        <table:table-row table:style-name="ro1">
          <table:table-cell table:style-name="ce111" office:value-type="string" calcext:value-type="string">
            <text:p>Ex, no Marqués</text:p>
          </table:table-cell>
          <table:table-cell table:style-name="ce112"/>
          <table:table-cell table:style-name="ce96"/>
          <table:table-cell table:number-columns-repeated="2"/>
          <table:table-cell table:style-name="ce111" office:value-type="string" calcext:value-type="string">
            <text:p>Noex, no Marqués</text:p>
          </table:table-cell>
          <table:table-cell table:style-name="ce112"/>
          <table:table-cell table:style-name="ce96"/>
          <table:table-cell table:number-columns-repeated="2"/>
        </table:table-row>
        <table:table-row table:style-name="ro1">
          <table:table-cell table:style-name="ce15" office:value-type="string" calcext:value-type="string">
            <text:p>LNbr</text:p>
          </table:table-cell>
          <table:table-cell table:style-name="ce91" office:value-type="string" calcext:value-type="string">
            <text:p>Validation</text:p>
          </table:table-cell>
          <table:table-cell table:style-name="ce96" office:value-type="string" calcext:value-type="string">
            <text:p>Count - Validation</text:p>
          </table:table-cell>
          <table:table-cell table:number-columns-repeated="2"/>
          <table:table-cell table:style-name="ce15" office:value-type="string" calcext:value-type="string">
            <text:p>LNbr</text:p>
          </table:table-cell>
          <table:table-cell table:style-name="ce91" office:value-type="string" calcext:value-type="string">
            <text:p>Validation</text:p>
          </table:table-cell>
          <table:table-cell table:style-name="ce96" office:value-type="string" calcext:value-type="string">
            <text:p>Count - Validation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11</text:p>
          </table:table-cell>
          <table:table-cell table:style-name="ce33" office:value-type="string" calcext:value-type="string">
            <text:p>ko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9"/>
          <table:table-cell table:style-name="ce35" office:value-type="string" calcext:value-type="string">
            <text:p>ok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(empty)</text:p>
          </table:table-cell>
          <table:table-cell table:style-name="ce47"/>
          <table:table-cell table:number-columns-repeated="2"/>
        </table:table-row>
        <table:table-row table:style-name="ro1">
          <table:table-cell table:style-name="ce28"/>
          <table:table-cell table:style-name="ce34" office:value-type="string" calcext:value-type="string">
            <text:p>(empty)</text:p>
          </table:table-cell>
          <table:table-cell table:style-name="ce43"/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(empty)</text:p>
          </table:table-cell>
          <table:table-cell table:number-columns-repeated="3"/>
          <table:table-cell office:value-type="string" calcext:value-type="string">
            <text:p>9</text:p>
          </table:table-cell>
          <table:table-cell office:value-type="string" calcext:value-type="string">
            <text:p>(empty)</text:p>
          </table:table-cell>
          <table:table-cell table:style-name="ce47"/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ok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  <table:table-cell table:style-name="ce30" office:value-type="string" calcext:value-type="string">
            <text:p>Total Result</text:p>
          </table:table-cell>
          <table:table-cell table:style-name="ce36"/>
          <table:table-cell table:style-name="ce4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(empty)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6"/>
          <table:table-cell table:style-name="ce44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</table:table>
      <table:table table:name="18th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10"/>
        <table:table-column table:style-name="co15" table:default-cell-style-name="Default"/>
        <table:table-column table:style-name="co5" table:number-columns-repeated="1019" table:default-cell-style-name="Default"/>
        <table:table-row table:style-name="ro3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LNbr</text:p>
          </table:table-cell>
          <table:table-cell table:style-name="ce27" office:value-type="string" calcext:value-type="string">
            <text:p>EnjType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ValType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ManualModif</text:p>
          </table:table-cell>
          <table:table-cell table:style-name="ce2" table:number-columns-repeated="1016"/>
        </table:table-row>
        <table:table-row table:style-name="ro2">
          <table:table-cell table:style-name="ce114" office:value-type="string" calcext:value-type="string">
            <text:p>González,_Diego__032e~~A_la_paz_ventajosamente_concluida_por_Carlos_III__0165.xml</text:p>
          </table:table-cell>
          <table:table-cell table:style-name="ce114" office:value-type="string" calcext:value-type="string">
            <text:p>dones mil del tesoro inagotable</text:p>
          </table:table-cell>
          <table:table-cell table:style-name="ce114" office:value-type="string" calcext:value-type="string">
            <text:p>8</text:p>
          </table:table-cell>
          <table:table-cell table:style-name="ce115" office:value-type="string" calcext:value-type="string">
            <text:p>B-pb_noun_prep I-ex_dobj_verb</text:p>
          </table:table-cell>
          <table:table-cell table:style-name="ce114" office:value-type="string" calcext:value-type="string">
            <text:p>ok</text:p>
          </table:table-cell>
          <table:table-cell table:style-name="ce114" table:number-columns-repeated="1019"/>
        </table:table-row>
        <table:table-row table:style-name="ro3">
          <table:table-cell table:style-name="ce114" office:value-type="string" calcext:value-type="string">
            <text:p>González,_Diego__032e~~A_la_paz_ventajosamente_concluida_por_Carlos_III__0165.xml</text:p>
          </table:table-cell>
          <table:table-cell table:style-name="ce114" office:value-type="string" calcext:value-type="string">
            <text:p>de su amor, y por Carlos negociada,</text:p>
          </table:table-cell>
          <table:table-cell table:style-name="ce114" office:value-type="string" calcext:value-type="string">
            <text:p>9</text:p>
          </table:table-cell>
          <table:table-cell table:style-name="ce115" office:value-type="string" calcext:value-type="string">
            <text:p>I-pb_noun_prep</text:p>
          </table:table-cell>
          <table:table-cell table:style-name="ce114" table:number-columns-repeated="1020"/>
        </table:table-row>
        <table:table-row table:style-name="ro3">
          <table:table-cell office:value-type="string" calcext:value-type="string">
            <text:p>Álvarez_de_Cienfuegos,_Nicasio__015e~~Soneto_a_un_valiente_andaluz__0087.xml</text:p>
          </table:table-cell>
          <table:table-cell office:value-type="string" calcext:value-type="string">
            <text:p>mas al estar sus hechos él diciend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Álvarez_de_Cienfuegos,_Nicasio__015e~~Soneto_a_un_valiente_andaluz__0087.xml</text:p>
          </table:table-cell>
          <table:table-cell office:value-type="string" calcext:value-type="string">
            <text:p>ve un ratón, y corriendo desbocad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3">
          <table:table-cell table:style-name="ce114" office:value-type="string" calcext:value-type="string">
            <text:p>Beña,_Cristóbal_de__026e~~Para_servir_de_epitafio_a_la_sepultura_del_general__0116.xml</text:p>
          </table:table-cell>
          <table:table-cell table:style-name="ce114" office:value-type="string" calcext:value-type="string">
            <text:p>la misma brecha que trepó con gloria</text:p>
          </table:table-cell>
          <table:table-cell table:style-name="ce114" office:value-type="string" calcext:value-type="string">
            <text:p>11</text:p>
          </table:table-cell>
          <table:table-cell table:style-name="ce115" office:value-type="string" calcext:value-type="string">
            <text:p>B-ex_subj_verb</text:p>
          </table:table-cell>
          <table:table-cell table:style-name="ce114" office:value-type="string" calcext:value-type="string">
            <text:p>ok</text:p>
          </table:table-cell>
          <table:table-cell table:style-name="ce114" table:number-columns-repeated="1019"/>
        </table:table-row>
        <table:table-row table:style-name="ro3">
          <table:table-cell table:style-name="ce114" office:value-type="string" calcext:value-type="string">
            <text:p>Beña,_Cristóbal_de__026e~~Para_servir_de_epitafio_a_la_sepultura_del_general__0116.xml</text:p>
          </table:table-cell>
          <table:table-cell table:style-name="ce114" office:value-type="string" calcext:value-type="string">
            <text:p>le vio caer con una y otra herida,</text:p>
          </table:table-cell>
          <table:table-cell table:style-name="ce114" office:value-type="string" calcext:value-type="string">
            <text:p>12</text:p>
          </table:table-cell>
          <table:table-cell table:style-name="ce115" office:value-type="string" calcext:value-type="string">
            <text:p>I-ex_subj_verb</text:p>
          </table:table-cell>
          <table:table-cell table:style-name="ce114" table:number-columns-repeated="1020"/>
        </table:table-row>
        <table:table-row table:style-name="ro2">
          <table:table-cell office:value-type="string" calcext:value-type="string">
            <text:p>Fray_Diego_González__024e~~A_la_paz__0114.xml</text:p>
          </table:table-cell>
          <table:table-cell office:value-type="string" calcext:value-type="string">
            <text:p>dones mil del tesoro inagotabl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noun_prep I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ay_Diego_González__024e~~A_la_paz__0114.xml</text:p>
          </table:table-cell>
          <table:table-cell office:value-type="string" calcext:value-type="string">
            <text:p>de su amor; y por Carlos negociada,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3">
          <table:table-cell table:style-name="ce114" office:value-type="string" calcext:value-type="string">
            <text:p>Fray_Diego_González__024e~~A_la_paz__0114.xml</text:p>
          </table:table-cell>
          <table:table-cell table:style-name="ce114" office:value-type="string" calcext:value-type="string">
            <text:p>La guerra cruel corriendo apresurada</text:p>
          </table:table-cell>
          <table:table-cell table:style-name="ce114" office:value-type="string" calcext:value-type="string">
            <text:p>11</text:p>
          </table:table-cell>
          <table:table-cell table:style-name="ce115" office:value-type="string" calcext:value-type="string">
            <text:p>B-ex_subj_verb</text:p>
          </table:table-cell>
          <table:table-cell table:style-name="ce114" office:value-type="string" calcext:value-type="string">
            <text:p>ok</text:p>
          </table:table-cell>
          <table:table-cell table:style-name="ce114" table:number-columns-repeated="1019"/>
        </table:table-row>
        <table:table-row table:style-name="ro3">
          <table:table-cell table:style-name="ce114" office:value-type="string" calcext:value-type="string">
            <text:p>Fray_Diego_González__024e~~A_la_paz__0114.xml</text:p>
          </table:table-cell>
          <table:table-cell table:style-name="ce114" office:value-type="string" calcext:value-type="string">
            <text:p>tantos despojos deja en nuestra tierra,</text:p>
          </table:table-cell>
          <table:table-cell table:style-name="ce114" office:value-type="string" calcext:value-type="string">
            <text:p>12</text:p>
          </table:table-cell>
          <table:table-cell table:style-name="ce115" office:value-type="string" calcext:value-type="string">
            <text:p>I-ex_subj_verb</text:p>
          </table:table-cell>
          <table:table-cell table:style-name="ce114" table:number-columns-repeated="1020"/>
        </table:table-row>
        <table:table-row table:style-name="ro3">
          <table:table-cell office:value-type="string" calcext:value-type="string">
            <text:p>García_de_la_Huerta,_Vicente__030e~~A_la_feliz_expedición_contra_Argel_en_1784__0158.xml</text:p>
          </table:table-cell>
          <table:table-cell office:value-type="string" calcext:value-type="string">
            <text:p>abras a Argel. Adversidad ningun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cía_de_la_Huerta,_Vicente__030e~~A_la_feliz_expedición_contra_Argel_en_1784__0158.xml</text:p>
          </table:table-cell>
          <table:table-cell office:value-type="string" calcext:value-type="string">
            <text:p>intimida al varón Constante y fuerte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3">
          <table:table-cell table:style-name="ce114" office:value-type="string" calcext:value-type="string">
            <text:p>Iriarte,_Tomás_de__044e~~Sonetos__0241__IV__04.xml</text:p>
          </table:table-cell>
          <table:table-cell table:style-name="ce114" office:value-type="string" calcext:value-type="string">
            <text:p>diamantes, perlas, soles y luceros</text:p>
          </table:table-cell>
          <table:table-cell table:style-name="ce114" office:value-type="string" calcext:value-type="string">
            <text:p>4</text:p>
          </table:table-cell>
          <table:table-cell table:style-name="ce115" office:value-type="string" calcext:value-type="string">
            <text:p>B-pb_adj_prep</text:p>
          </table:table-cell>
          <table:table-cell table:style-name="ce114" office:value-type="string" calcext:value-type="string">
            <text:p>ko</text:p>
          </table:table-cell>
          <table:table-cell table:style-name="ce114"/>
          <table:table-cell table:style-name="ce114" office:value-type="string" calcext:value-type="string">
            <text:p>punctuation</text:p>
          </table:table-cell>
          <table:table-cell table:style-name="ce114" table:number-columns-repeated="1017"/>
        </table:table-row>
        <table:table-row table:style-name="ro2">
          <table:table-cell table:style-name="ce114" office:value-type="string" calcext:value-type="string">
            <text:p>Iriarte,_Tomás_de__044e~~Sonetos__0241__IV__04.xml</text:p>
          </table:table-cell>
          <table:table-cell table:style-name="ce114" office:value-type="string" calcext:value-type="string">
            <text:p>al ver como sus versos lisonjeros</text:p>
          </table:table-cell>
          <table:table-cell table:style-name="ce114" office:value-type="string" calcext:value-type="string">
            <text:p>5</text:p>
          </table:table-cell>
          <table:table-cell table:style-name="ce115" office:value-type="string" calcext:value-type="string">
            <text:p>B-pb_noun_prep I-pb_adj_prep</text:p>
          </table:table-cell>
          <table:table-cell table:style-name="ce114" table:number-columns-repeated="1020"/>
        </table:table-row>
        <table:table-row table:style-name="ro3">
          <table:table-cell office:value-type="string" calcext:value-type="string">
            <text:p>Verdugo_Castilla,_Alfonso__052e~~Soneto_satírico__0308.xml</text:p>
          </table:table-cell>
          <table:table-cell office:value-type="string" calcext:value-type="string">
            <text:p>en luz, robada no, sino influid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erdugo_Castilla,_Alfonso__052e~~Soneto_satírico__0308.xml</text:p>
          </table:table-cell>
          <table:table-cell office:value-type="string" calcext:value-type="string">
            <text:p>de numen tal, que a su eficacia pur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prep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th_val" table:style-name="ta3">
        <table:table-column table:style-name="co5" table:default-cell-style-name="ce45"/>
        <table:table-column table:style-name="co5" table:default-cell-style-name="ce46"/>
        <table:table-column table:style-name="co5" table:default-cell-style-name="ce56"/>
        <table:table-column table:style-name="co5" table:number-columns-repeated="2" table:default-cell-style-name="Default"/>
        <table:table-column table:style-name="co5" table:default-cell-style-name="ce45"/>
        <table:table-column table:style-name="co5" table:default-cell-style-name="ce46"/>
        <table:table-column table:style-name="co5" table:default-cell-style-name="ce56"/>
        <table:table-column table:style-name="co5" table:number-columns-repeated="2" table:default-cell-style-name="Default"/>
        <table:table-row table:style-name="ro1">
          <table:table-cell table:style-name="ce116" office:value-type="string" calcext:value-type="string">
            <text:p>Ex</text:p>
          </table:table-cell>
          <table:table-cell table:style-name="ce91"/>
          <table:table-cell table:style-name="ce96"/>
          <table:table-cell table:number-columns-repeated="2"/>
          <table:table-cell table:style-name="ce117" office:value-type="string" calcext:value-type="string">
            <text:p>Noex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5" office:value-type="string" calcext:value-type="string">
            <text:p>LNbr</text:p>
          </table:table-cell>
          <table:table-cell table:style-name="ce91" office:value-type="string" calcext:value-type="string">
            <text:p>Validation</text:p>
          </table:table-cell>
          <table:table-cell table:style-name="ce96" office:value-type="string" calcext:value-type="string">
            <text:p>Count - Validation</text:p>
          </table:table-cell>
          <table:table-cell table:number-columns-repeated="2"/>
          <table:table-cell table:style-name="ce15" office:value-type="string" calcext:value-type="string">
            <text:p>LNbr</text:p>
          </table:table-cell>
          <table:table-cell table:style-name="ce91" office:value-type="string" calcext:value-type="string">
            <text:p>Validation</text:p>
          </table:table-cell>
          <table:table-cell table:style-name="ce96" office:value-type="string" calcext:value-type="string">
            <text:p>Count - 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(empty)</text:p>
          </table:table-cell>
          <table:table-cell table:style-name="ce47"/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(empty)</text:p>
          </table:table-cell>
          <table:table-cell table:style-name="ce47"/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k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k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(empty)</text:p>
          </table:table-cell>
          <table:table-cell table:style-name="ce47"/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(empty)</text:p>
          </table:table-cell>
          <table:table-cell table:style-name="ce47"/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(empty)</text:p>
          </table:table-cell>
          <table:table-cell table:style-name="ce47"/>
          <table:table-cell table:number-columns-repeated="2"/>
          <table:table-cell office:value-type="string" calcext:value-type="string">
            <text:p>9</text:p>
          </table:table-cell>
          <table:table-cell office:value-type="string" calcext:value-type="string">
            <text:p>(empty)</text:p>
          </table:table-cell>
          <table:table-cell table:style-name="ce47"/>
          <table:table-cell table:number-columns-repeated="2"/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6"/>
          <table:table-cell table:style-name="ce44" office:value-type="float" office:value="8" calcext:value-type="float">
            <text:p>8</text:p>
          </table:table-cell>
          <table:table-cell table:number-columns-repeated="2"/>
          <table:table-cell table:style-name="ce30" office:value-type="string" calcext:value-type="string">
            <text:p>Total Result</text:p>
          </table:table-cell>
          <table:table-cell table:style-name="ce36"/>
          <table:table-cell table:style-name="ce44" office:value-type="float" office:value="4" calcext:value-type="float">
            <text:p>4</text:p>
          </table:table-cell>
          <table:table-cell table:number-columns-repeated="2"/>
        </table:table-row>
      </table:table>
      <table:table table:name="19th" table:style-name="ta4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ce110"/>
        <table:table-column table:style-name="co19" table:default-cell-style-name="Default"/>
        <table:table-column table:style-name="co20" table:default-cell-style-name="Default"/>
        <table:table-column table:style-name="co5" table:number-columns-repeated="1018" table:default-cell-style-name="Default"/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LNbr</text:p>
          </table:table-cell>
          <table:table-cell table:style-name="ce51" office:value-type="string" calcext:value-type="string">
            <text:p>EnjType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ValType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Manual_modif</text:p>
          </table:table-cell>
          <table:table-cell table:style-name="ce2" table:number-columns-repeated="1016"/>
        </table:table-row>
        <table:table-row table:style-name="ro1">
          <table:table-cell table:style-name="ce118" office:value-type="string" calcext:value-type="string">
            <text:p>Espronceda,_José_de__280n~~Dido_y_Eneas__0921.xml</text:p>
          </table:table-cell>
          <table:table-cell table:style-name="ce118" office:value-type="string" calcext:value-type="string">
            <text:p>poniendo a algunos de ellos dura bri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Espronceda,_José_de__280n~~Dido_y_Eneas__0921.xml</text:p>
          </table:table-cell>
          <table:table-cell table:style-name="ce118" office:value-type="string" calcext:value-type="string">
            <text:p>que le haga mascar barro, escupir sod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Sierra,_Justo__514n~~Funeral_bucólico__1931__II__02.xml</text:p>
          </table:table-cell>
          <table:table-cell office:value-type="string" calcext:value-type="string">
            <text:p>de las pastoras rompe en deliran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 I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Sierra,_Justo__514n~~Funeral_bucólico__1931__II__02.xml</text:p>
          </table:table-cell>
          <table:table-cell office:value-type="string" calcext:value-type="string">
            <text:p>grito de amor que llena el aire en ceso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Lles,_Francisco__090n~~Karma__0307.xml</text:p>
          </table:table-cell>
          <table:table-cell table:style-name="ce118" office:value-type="string" calcext:value-type="string">
            <text:p>de árbol fuerte... Es inútil tu protesta de hoy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 I-pb_noun_prep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Lles,_Francisco__090n~~Karma__0307.xml</text:p>
          </table:table-cell>
          <table:table-cell table:style-name="ce118" office:value-type="string" calcext:value-type="string">
            <text:p>que has de sentir muy pronto nuevas ansias de darte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Flores_Roa,_Julio__580n~~IV__2126.xml</text:p>
          </table:table-cell>
          <table:table-cell office:value-type="string" calcext:value-type="string">
            <text:p>mi supremo ideal, en el vací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 I-ex_do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adjunct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lores_Roa,_Julio__580n~~IV__2126.xml</text:p>
          </table:table-cell>
          <table:table-cell office:value-type="string" calcext:value-type="string">
            <text:p>una mano brutal mis olas cierr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Alba,_Armando_J.__627n~~La_poesía__2308.xml</text:p>
          </table:table-cell>
          <table:table-cell table:style-name="ce118" office:value-type="string" calcext:value-type="string">
            <text:p>canto el grandioso e inmortal poem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 I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lba,_Armando_J.__627n~~La_poesía__2308.xml</text:p>
          </table:table-cell>
          <table:table-cell table:style-name="ce118" office:value-type="string" calcext:value-type="string">
            <text:p>que dio vida y belleza al Universo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Querolt,_Vicente_Wenceslao__263n~~La_fiesta_de_Venus__0853__I__01.xml</text:p>
          </table:table-cell>
          <table:table-cell office:value-type="string" calcext:value-type="string">
            <text:p>cuyos abrazos lánguidos y beso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Querolt,_Vicente_Wenceslao__263n~~La_fiesta_de_Venus__0853__I__01.xml</text:p>
          </table:table-cell>
          <table:table-cell office:value-type="string" calcext:value-type="string">
            <text:p>dulces y prolongados, adormec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ex_subj_verb I-pb_adj_noun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Querolt,_Vicente_Wenceslao__263n~~La_fiesta_de_Venus__0853__I__01.xml</text:p>
          </table:table-cell>
          <table:table-cell table:style-name="ce118" office:value-type="string" calcext:value-type="string">
            <text:p>sus reflejos de púrpura bañaban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 I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Querolt,_Vicente_Wenceslao__263n~~La_fiesta_de_Venus__0853__I__01.xml</text:p>
          </table:table-cell>
          <table:table-cell table:style-name="ce118" office:value-type="string" calcext:value-type="string">
            <text:p>los bosques de olivares cenicientos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Althaus,_Clemente__373n~~A_un_cóndor_enjaulado__1398.xml</text:p>
          </table:table-cell>
          <table:table-cell office:value-type="string" calcext:value-type="string">
            <text:p>Mas yo pronto a las playas adorada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lthaus,_Clemente__373n~~A_un_cóndor_enjaulado__1398.xml</text:p>
          </table:table-cell>
          <table:table-cell office:value-type="string" calcext:value-type="string">
            <text:p>de mi dulce Perú tornar esper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Sansores,_Rosario_(«Crisantema»)__173n~~Nostálgica__0575.xml</text:p>
          </table:table-cell>
          <table:table-cell table:style-name="ce118" office:value-type="string" calcext:value-type="string">
            <text:p>su dulce canto melodioso y breve...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ex_dobj_verb I-ex_do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Sansores,_Rosario_(«Crisantema»)__173n~~Nostálgica__0575.xml</text:p>
          </table:table-cell>
          <table:table-cell table:style-name="ce118" office:value-type="string" calcext:value-type="string">
            <text:p>Mas su blanco sonido no conmueve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B-ex_dobj_verb 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Ugarte_y_Pages,_Francisco_Javier__342n~~El_Padre_Eterno__1145.xml</text:p>
          </table:table-cell>
          <table:table-cell office:value-type="string" calcext:value-type="string">
            <text:p>y yo bendeciré la excelsa man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Ugarte_y_Pages,_Francisco_Javier__342n~~El_Padre_Eterno__1145.xml</text:p>
          </table:table-cell>
          <table:table-cell office:value-type="string" calcext:value-type="string">
            <text:p>que dirija mi paso vacilante: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Ugarte_y_Pages,_Francisco_Javier__342n~~La_sementera__1172.xml</text:p>
          </table:table-cell>
          <table:table-cell table:style-name="ce118" office:value-type="string" calcext:value-type="string">
            <text:p>¡Odio, muerte, exterminio!: las semilla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 I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Ugarte_y_Pages,_Francisco_Javier__342n~~La_sementera__1172.xml</text:p>
          </table:table-cell>
          <table:table-cell table:style-name="ce118" office:value-type="string" calcext:value-type="string">
            <text:p>que a los surcos del crimen llevó el viento..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Valdés,_Gabriel_de_la_Concepción_(Plácido)__345n~~Despedida_a_mi_madre__1202.xml</text:p>
          </table:table-cell>
          <table:table-cell office:value-type="string" calcext:value-type="string">
            <text:p>Inocente, espontáneo, como el llant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Valdés,_Gabriel_de_la_Concepción_(Plácido)__345n~~Despedida_a_mi_madre__1202.xml</text:p>
          </table:table-cell>
          <table:table-cell office:value-type="string" calcext:value-type="string">
            <text:p>que vertiera al nacer... ya el cuello inclin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Gómez_de_Avellaneda,_Gertrudis__537n~~A_Dios__1993.xml</text:p>
          </table:table-cell>
          <table:table-cell table:style-name="ce118" office:value-type="string" calcext:value-type="string">
            <text:p>sólo estéril dolor tiene por fruto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Gómez_de_Avellaneda,_Gertrudis__537n~~A_Dios__1993.xml</text:p>
          </table:table-cell>
          <table:table-cell table:style-name="ce118" office:value-type="string" calcext:value-type="string">
            <text:p>¿Tú me buscas ¡oh Dios! Tú el amor mío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Cañete,_Manuel__073n~~A_Granada__0251.xml</text:p>
          </table:table-cell>
          <table:table-cell office:value-type="string" calcext:value-type="string">
            <text:p>con el más vivo azul del puro ciel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hyperbaton</text:p>
            <text:p>adjunct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añete,_Manuel__073n~~A_Granada__0251.xml</text:p>
          </table:table-cell>
          <table:table-cell office:value-type="string" calcext:value-type="string">
            <text:p>las galas aumentó de tu hermosur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Ugarte_y_Pages,_Francisco_Javier__342n~~Los_dos_platillos__1182.xml</text:p>
          </table:table-cell>
          <table:table-cell table:style-name="ce118" office:value-type="string" calcext:value-type="string">
            <text:p>con todas las protervias... ¿Se ha colmad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 I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Ugarte_y_Pages,_Francisco_Javier__342n~~Los_dos_platillos__1182.xml</text:p>
          </table:table-cell>
          <table:table-cell table:style-name="ce118" office:value-type="string" calcext:value-type="string">
            <text:p>el peso, contra mí, de la balanza?..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ex_dobj_verb I-ex_do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Santos_Chocano,_José__592n~~III__2206.xml</text:p>
          </table:table-cell>
          <table:table-cell office:value-type="string" calcext:value-type="string">
            <text:p>una canción como si fuera un lazo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dobj_verb I-ex_do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Santos_Chocano,_José__592n~~III__2206.xml</text:p>
          </table:table-cell>
          <table:table-cell office:value-type="string" calcext:value-type="string">
            <text:p>Cuadro es la Pampa en que el afán se encierr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pb_verb_cprep 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Heredia,_José_María__457n~~Desconfianza__1743.xml</text:p>
          </table:table-cell>
          <table:table-cell table:style-name="ce118" office:value-type="string" calcext:value-type="string">
            <text:p>Perdóname si tengo desconfianz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Heredia,_José_María__457n~~Desconfianza__1743.xml</text:p>
          </table:table-cell>
          <table:table-cell table:style-name="ce118" office:value-type="string" calcext:value-type="string">
            <text:p>de que duren tu amor y tu terneza: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Ugarte_y_Pages,_Francisco_Javier__342n~~Rebeldía__1160.xml</text:p>
          </table:table-cell>
          <table:table-cell office:value-type="string" calcext:value-type="string">
            <text:p>Es ave errante que en la noche oscu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prep I-pb_verb_adv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adjunct of ver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Ugarte_y_Pages,_Francisco_Javier__342n~~Rebeldía__1160.xml</text:p>
          </table:table-cell>
          <table:table-cell office:value-type="string" calcext:value-type="string">
            <text:p>sin rumbo cierto el horizonte explor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Arnao,_Nicolás__256n~~A_puro_lomos__0820.xml</text:p>
          </table:table-cell>
          <table:table-cell table:style-name="ce118" office:value-type="string" calcext:value-type="string">
            <text:p>por vuestro amor prefiero el sacrifici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rnao,_Nicolás__256n~~A_puro_lomos__0820.xml</text:p>
          </table:table-cell>
          <table:table-cell table:style-name="ce118" office:value-type="string" calcext:value-type="string">
            <text:p>de cargar mi cosecha a puros lomos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Mendive,_Rafael_María_de__310n~~A_la_memoria_del_mayor_general_Francisco_Vicente_A__1015.xml</text:p>
          </table:table-cell>
          <table:table-cell office:value-type="string" calcext:value-type="string">
            <text:p>el ideal más bello de tu vida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dobj_verb I-ex_do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Mendive,_Rafael_María_de__310n~~A_la_memoria_del_mayor_general_Francisco_Vicente_A__1015.xml</text:p>
          </table:table-cell>
          <table:table-cell office:value-type="string" calcext:value-type="string">
            <text:p>¡Oh, mártir del deber! ¡Oh, imagen bell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pb_noun_prep 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Rojo_y_Soto,_Antonio__302n~~Soneto__0996.xml</text:p>
          </table:table-cell>
          <table:table-cell table:style-name="ce118" office:value-type="string" calcext:value-type="string">
            <text:p>envidio ya con singular violenci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Rojo_y_Soto,_Antonio__302n~~Soneto__0996.xml</text:p>
          </table:table-cell>
          <table:table-cell table:style-name="ce118" office:value-type="string" calcext:value-type="string">
            <text:p>el ajeno dolor, como la suerte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Maristany,_Fernando__629n~~John_Keats__2325.xml</text:p>
          </table:table-cell>
          <table:table-cell office:value-type="string" calcext:value-type="string">
            <text:p>se me nubla de pronto la magia encantado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Maristany,_Fernando__629n~~John_Keats__2325.xml</text:p>
          </table:table-cell>
          <table:table-cell office:value-type="string" calcext:value-type="string">
            <text:p>del impulsivo amor. Y a solas, y a la orill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noun_prep I-pb_noun_prep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Gautier_Benítez,_José__601n~~Un_sueño__2254.xml</text:p>
          </table:table-cell>
          <table:table-cell table:style-name="ce118" office:value-type="string" calcext:value-type="string">
            <text:p>que la muerte de mí compadeci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adv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adv complements verb in line 2</text:p>
          </table:table-cell>
          <table:table-cell table:style-name="ce118" table:number-columns-repeated="1017"/>
        </table:table-row>
        <table:table-row table:style-name="ro5" table:visibility="filter">
          <table:table-cell table:style-name="ce118" office:value-type="string" calcext:value-type="string">
            <text:p>Gautier_Benítez,_José__601n~~Un_sueño__2254.xml</text:p>
          </table:table-cell>
          <table:table-cell table:style-name="ce118" office:value-type="string" calcext:value-type="string">
            <text:p>antes me brinde su reposo blando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pb_adj_adv I-pb_adj_adv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Xenes,_Nieves__444n~~Día_de_primavera__1707.xml</text:p>
          </table:table-cell>
          <table:table-cell office:value-type="string" calcext:value-type="string">
            <text:p>la nube, de matices reluciente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locative adjunct of ver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enes,_Nieves__444n~~Día_de_primavera__1707.xml</text:p>
          </table:table-cell>
          <table:table-cell office:value-type="string" calcext:value-type="string">
            <text:p>en el azul del cielo se colora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Sanchís_Sivera,_José__266n~~Soneto__0856.xml</text:p>
          </table:table-cell>
          <table:table-cell table:style-name="ce118" office:value-type="string" calcext:value-type="string">
            <text:p>sólo lo sabe Dios, y en su camin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 I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Sanchís_Sivera,_José__266n~~Soneto__0856.xml</text:p>
          </table:table-cell>
          <table:table-cell table:style-name="ce118" office:value-type="string" calcext:value-type="string">
            <text:p>de llantos y desgracias desde el ciel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Valverde_López,_Carlos__330n~~Azul_en_azul__1112.xml</text:p>
          </table:table-cell>
          <table:table-cell office:value-type="string" calcext:value-type="string">
            <text:p>en las aguas azules y desplieg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Valverde_López,_Carlos__330n~~Azul_en_azul__1112.xml</text:p>
          </table:table-cell>
          <table:table-cell office:value-type="string" calcext:value-type="string">
            <text:p>su pabellón desnudo entre las olas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Sierra,_Justo__514n~~Florencia__1929.xml</text:p>
          </table:table-cell>
          <table:table-cell table:style-name="ce118" office:value-type="string" calcext:value-type="string">
            <text:p>sabré sentir tu luz, que reteni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prep</text:p>
          </table:table-cell>
          <table:table-cell table:style-name="ce118" office:value-type="string" calcext:value-type="string">
            <text:p>ok</text:p>
          </table:table-cell>
          <table:table-cell table:style-name="ce118"/>
          <table:table-cell table:style-name="ce118" office:value-type="string" calcext:value-type="string">
            <text:p>participle/adj treat same?</text:p>
          </table:table-cell>
          <table:table-cell table:style-name="ce118" table:number-columns-repeated="1017"/>
        </table:table-row>
        <table:table-row table:style-name="ro5" table:visibility="filter">
          <table:table-cell table:style-name="ce118" office:value-type="string" calcext:value-type="string">
            <text:p>Sierra,_Justo__514n~~Florencia__1929.xml</text:p>
          </table:table-cell>
          <table:table-cell table:style-name="ce118" office:value-type="string" calcext:value-type="string">
            <text:p>por el mármol de Angelo, reparte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ex_dobj_verb I-pb_adj_prep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Althaus,_Clemente__373n~~Dido_a_Eneas__1399.xml</text:p>
          </table:table-cell>
          <table:table-cell office:value-type="string" calcext:value-type="string">
            <text:p>que, al presentarse al fin a tu mirad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 I-cc_crossclause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hyperbato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lthaus,_Clemente__373n~~Dido_a_Eneas__1399.xml</text:p>
          </table:table-cell>
          <table:table-cell office:value-type="string" calcext:value-type="string">
            <text:p>de esa tu ansiada Italia las riberas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Alarcón,_Pedro_Antonio_de__404n~~En_el_muladar__1539.xml</text:p>
          </table:table-cell>
          <table:table-cell table:style-name="ce118" office:value-type="string" calcext:value-type="string">
            <text:p>de todo, excepto de su Dios, carece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punctuation</text:p>
          </table:table-cell>
          <table:table-cell table:style-name="ce118" table:number-columns-repeated="1017"/>
        </table:table-row>
        <table:table-row table:style-name="ro5" table:visibility="filter">
          <table:table-cell table:style-name="ce118" office:value-type="string" calcext:value-type="string">
            <text:p>Alarcón,_Pedro_Antonio_de__404n~~En_el_muladar__1539.xml</text:p>
          </table:table-cell>
          <table:table-cell table:style-name="ce118" office:value-type="string" calcext:value-type="string">
            <text:p>Dios es al cabo el único enemigo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noun_prep 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Alarcón,_Pedro_Antonio_de__404n~~En_el_muladar__1539.xml</text:p>
          </table:table-cell>
          <table:table-cell office:value-type="string" calcext:value-type="string">
            <text:p>y la sola esperanza, el solo amig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larcón,_Pedro_Antonio_de__404n~~En_el_muladar__1539.xml</text:p>
          </table:table-cell>
          <table:table-cell office:value-type="string" calcext:value-type="string">
            <text:p>del que llora, padece y necesita..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Lasso_de_la_Vega_Fiscowich,_Ángel__616n~~El_amor_tardío__2280.xml</text:p>
          </table:table-cell>
          <table:table-cell table:style-name="ce118" office:value-type="string" calcext:value-type="string">
            <text:p>por todos los medios de atraerme trata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office:annotation draw:style-name="gr1" draw:text-style-name="P2" svg:width="28.99mm" svg:height="5.96mm" svg:x="171.78mm" svg:y="89.66mm" draw:caption-point-x="-6.1mm" draw:caption-point-y="15.1mm">
              <dc:date>2019-12-30T00:00:00</dc:date>
              <text:p text:style-name="P1"><text:span text:style-name="T1">manually modif</text:span></text:p>
            </office:annotation>
            <text:p>B-pb_verb_cprep</text:p>
          </table:table-cell>
          <table:table-cell table:style-name="ce118" office:value-type="string" calcext:value-type="string">
            <text:p>ok</text:p>
          </table:table-cell>
          <table:table-cell table:style-name="ce118"/>
          <table:table-cell table:style-name="ce118" office:value-type="string" calcext:value-type="string">
            <text:p>cprep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1016"/>
        </table:table-row>
        <table:table-row table:style-name="ro1" table:visibility="filter">
          <table:table-cell table:style-name="ce118" office:value-type="string" calcext:value-type="string">
            <text:p>Lasso_de_la_Vega_Fiscowich,_Ángel__616n~~El_amor_tardío__2280.xml</text:p>
          </table:table-cell>
          <table:table-cell table:style-name="ce118" office:value-type="string" calcext:value-type="string">
            <text:p>a las redes de Cipris tan temibles.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Lasso_de_la_Vega_Fiscowich,_Ángel__616n~~El_amor_tardío__2280.xml</text:p>
          </table:table-cell>
          <table:table-cell office:value-type="string" calcext:value-type="string">
            <text:p>el premio obtuvo, y tiembla y se amilan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subj_verb I-ex_su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adjunct</text:p>
          </table:table-cell>
          <table:table-cell table:number-columns-repeated="1017"/>
        </table:table-row>
        <table:table-row table:style-name="ro5" table:visibility="filter">
          <table:table-cell office:value-type="string" calcext:value-type="string">
            <text:p>Lasso_de_la_Vega_Fiscowich,_Ángel__616n~~El_amor_tardío__2280.xml</text:p>
          </table:table-cell>
          <table:table-cell office:value-type="string" calcext:value-type="string">
            <text:p>cuando inútil y viejo, le es forzoso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subj_verb I-ex_subj_verb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Lasso_de_la_Vega_Fiscowich,_Ángel__616n~~El_amor_tardío__2280.xml</text:p>
          </table:table-cell>
          <table:table-cell table:style-name="ce118" office:value-type="string" calcext:value-type="string">
            <text:p>y entrar en lid y en el raudo tir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adjunct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Lasso_de_la_Vega_Fiscowich,_Ángel__616n~~El_amor_tardío__2280.xml</text:p>
          </table:table-cell>
          <table:table-cell table:style-name="ce118" office:value-type="string" calcext:value-type="string">
            <text:p>con el caballo ardiente que piaf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Pichardo,_Isabel__097n~~Soneto__0327.xml</text:p>
          </table:table-cell>
          <table:table-cell office:value-type="string" calcext:value-type="string">
            <text:p>que tengo libre y orgullosa el alm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adjunct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ichardo,_Isabel__097n~~Soneto__0327.xml</text:p>
          </table:table-cell>
          <table:table-cell office:value-type="string" calcext:value-type="string">
            <text:p>para vivir honores mendigand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Agustini,_Delmira__321n~~El_vampiro__1056.xml</text:p>
          </table:table-cell>
          <table:table-cell table:style-name="ce118" office:value-type="string" calcext:value-type="string">
            <text:p>por la cruel daga rara y exquisit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gustini,_Delmira__321n~~El_vampiro__1056.xml</text:p>
          </table:table-cell>
          <table:table-cell table:style-name="ce118" office:value-type="string" calcext:value-type="string">
            <text:p>de un mal sin nombre, ¡hasta sangrarlo en llanto!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adj_prep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Valverde_López,_Carlos__330n~~La_fiera__1105.xml</text:p>
          </table:table-cell>
          <table:table-cell office:value-type="string" calcext:value-type="string">
            <text:p>que apuntarán de tus tronchados hues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 I-cc_crossclause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Valverde_López,_Carlos__330n~~La_fiera__1105.xml</text:p>
          </table:table-cell>
          <table:table-cell office:value-type="string" calcext:value-type="string">
            <text:p>y en las aspas del viento oirás los eco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noun_prep I-cc_crossclause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Jiménez_Lamar,_Gabriel__462n~~Separación__1765.xml</text:p>
          </table:table-cell>
          <table:table-cell table:style-name="ce118" office:value-type="string" calcext:value-type="string">
            <text:p>Callamos. Nos asaltan los instantes supremo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Jiménez_Lamar,_Gabriel__462n~~Separación__1765.xml</text:p>
          </table:table-cell>
          <table:table-cell table:style-name="ce118" office:value-type="string" calcext:value-type="string">
            <text:p>de mi pronta partida para tierras lejanas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Ugarte_y_Pages,_Francisco_Javier__342n~~La_mano_de_Dios__1185.xml</text:p>
          </table:table-cell>
          <table:table-cell office:value-type="string" calcext:value-type="string">
            <text:p>¡Náufrago soy, rendido a la fierez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Ugarte_y_Pages,_Francisco_Javier__342n~~La_mano_de_Dios__1185.xml</text:p>
          </table:table-cell>
          <table:table-cell office:value-type="string" calcext:value-type="string">
            <text:p>del encrespado, indómito Océan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Gay,_Luz__187n~~¡Fugace!__0637.xml</text:p>
          </table:table-cell>
          <table:table-cell table:style-name="ce118" office:value-type="string" calcext:value-type="string">
            <text:p>pasará por su radio terso y pur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predicativo?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Gay,_Luz__187n~~¡Fugace!__0637.xml</text:p>
          </table:table-cell>
          <table:table-cell table:style-name="ce118" office:value-type="string" calcext:value-type="string">
            <text:p>fugace como pasa fugazmente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adj_noun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Martínez,_Florentino__421n~~Caricaturas__1660.xml</text:p>
          </table:table-cell>
          <table:table-cell office:value-type="string" calcext:value-type="string">
            <text:p>se habla de Farragut, -que nadie igno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artínez,_Florentino__421n~~Caricaturas__1660.xml</text:p>
          </table:table-cell>
          <table:table-cell office:value-type="string" calcext:value-type="string">
            <text:p>que es para escribir versos, un maleta-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Sarthou_Carreres,_Vicente__679n~~Por_tu_amor__2440.xml</text:p>
          </table:table-cell>
          <table:table-cell table:style-name="ce118" office:value-type="string" calcext:value-type="string">
            <text:p>mas hoy, triste y vencido, a Ti me lleg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verb_chain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Sarthou_Carreres,_Vicente__679n~~Por_tu_amor__2440.xml</text:p>
          </table:table-cell>
          <table:table-cell table:style-name="ce118" office:value-type="string" calcext:value-type="string">
            <text:p>implorando me bañes con tu luz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verb_chain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Agustini,_Delmira__321n~~Toque_de_oración__1064.xml</text:p>
          </table:table-cell>
          <table:table-cell office:value-type="string" calcext:value-type="string">
            <text:p>la esquila del pequeño campanari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 I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gustini,_Delmira__321n~~Toque_de_oración__1064.xml</text:p>
          </table:table-cell>
          <table:table-cell office:value-type="string" calcext:value-type="string">
            <text:p>que se queja con un sollozo tiern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Dicenta,_Joaquín__501n~~Lujuria__1877.xml</text:p>
          </table:table-cell>
          <table:table-cell table:style-name="ce118" office:value-type="string" calcext:value-type="string">
            <text:p>ésta y la otra si hay otra; y sólo ansí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office:annotation draw:style-name="gr2" draw:text-style-name="P2" svg:width="28.99mm" svg:height="17.81mm" svg:x="171.78mm" svg:y="116.14mm" draw:caption-point-x="-6.1mm" draw:caption-point-y="15.1mm">
              <dc:date>2019-12-30T00:00:00</dc:date>
              <text:p text:style-name="P1"><text:span text:style-name="T1">corrected manually here for expansion vs not</text:span></text:p>
            </office:annotation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table:number-columns-repeated="1016"/>
        </table:table-row>
        <table:table-row table:style-name="ro1" table:visibility="filter">
          <table:table-cell table:style-name="ce118" office:value-type="string" calcext:value-type="string">
            <text:p>Dicenta,_Joaquín__501n~~Lujuria__1877.xml</text:p>
          </table:table-cell>
          <table:table-cell table:style-name="ce118" office:value-type="string" calcext:value-type="string">
            <text:p>gozar tu cuerpo, que a gozar me llam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verb_adv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Herrera_y_Reissig,_Julio__363n~~Epitalamio_ancestral__1339.xml</text:p>
          </table:table-cell>
          <table:table-cell office:value-type="string" calcext:value-type="string">
            <text:p>Sobre mi corazón los hierofante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errera_y_Reissig,_Julio__363n~~Epitalamio_ancestral__1339.xml</text:p>
          </table:table-cell>
          <table:table-cell office:value-type="string" calcext:value-type="string">
            <text:p>urgieron tu sandalia, urna de ras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Milanés,_María_Luisa__101n~~Tú_no_sabrás_jamás__0336.xml</text:p>
          </table:table-cell>
          <table:table-cell table:style-name="ce118" office:value-type="string" calcext:value-type="string">
            <text:p>de leso amor, porque con él suscito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dobj_verb I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Milanés,_María_Luisa__101n~~Tú_no_sabrás_jamás__0336.xml</text:p>
          </table:table-cell>
          <table:table-cell table:style-name="ce118" office:value-type="string" calcext:value-type="string">
            <text:p>ese miedo cerval que engendra el grito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cc_crossclause I-ex_dobj_verb</text:p>
          </table:table-cell>
          <table:table-cell table:style-name="ce118" table:number-columns-repeated="1020"/>
        </table:table-row>
        <table:table-row table:style-name="ro2">
          <table:table-cell office:value-type="string" calcext:value-type="string">
            <text:p>Tapia_y_Rivera,_Alejandro__532n~~Al_digno_y_sabio_intendente_don_Alejandro_Ramírez__1975.xml</text:p>
          </table:table-cell>
          <table:table-cell office:value-type="string" calcext:value-type="string">
            <text:p>y ordenó que a cambiar la era precari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office:annotation draw:style-name="gr3" draw:text-style-name="P2" svg:width="28.99mm" svg:height="9.91mm" svg:x="171.78mm" svg:y="125.17mm" draw:caption-point-x="-6.1mm" draw:caption-point-y="15.1mm">
              <dc:date>2019-12-30T00:00:00</dc:date>
              <text:p text:style-name="P1"><text:span text:style-name="T1">manually modif</text:span></text:p>
              <text:p text:style-name="P1"><text:span text:style-name="T1"/></text:p>
            </office:annotation>
            <text:p>B-pb_verb_cpre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yperbaton</text:p>
            <text:p>cprep (Cambiar en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 table:visibility="filter">
          <table:table-cell office:value-type="string" calcext:value-type="string">
            <text:p>Tapia_y_Rivera,_Alejandro__532n~~Al_digno_y_sabio_intendente_don_Alejandro_Ramírez__1975.xml</text:p>
          </table:table-cell>
          <table:table-cell office:value-type="string" calcext:value-type="string">
            <text:p>en rico bienestar, fuese Ramiro..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dobj_verb I-ex_dobj_verb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Acosta,_Ignacio_María__099n~~Al_plan_de_Matanzas__0334.xml</text:p>
          </table:table-cell>
          <table:table-cell table:style-name="ce118" office:value-type="string" calcext:value-type="string">
            <text:p>que miraste pasar?... De luz un ray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 I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costa,_Ignacio_María__099n~~Al_plan_de_Matanzas__0334.xml</text:p>
          </table:table-cell>
          <table:table-cell table:style-name="ce118" office:value-type="string" calcext:value-type="string">
            <text:p>ilumina mi espíritu; y lloros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Fray_Cayetano_Rodríguez__170n~~II__0538.xml</text:p>
          </table:table-cell>
          <table:table-cell office:value-type="string" calcext:value-type="string">
            <text:p>al oír tan sólo tu renombre amabl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 I-pb_noun_prep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hyperbato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Fray_Cayetano_Rodríguez__170n~~II__0538.xml</text:p>
          </table:table-cell>
          <table:table-cell office:value-type="string" calcext:value-type="string">
            <text:p>de la América siente el ínclito hijo!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Rodríguez_Embil,_Luis__225n~~El_poema_del_amor_y_de_la_muerte__0728__V__04.xml</text:p>
          </table:table-cell>
          <table:table-cell table:style-name="ce118" office:value-type="string" calcext:value-type="string">
            <text:p>¿He menester siquiera yo que exista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Rodríguez_Embil,_Luis__225n~~El_poema_del_amor_y_de_la_muerte__0728__V__04.xml</text:p>
          </table:table-cell>
          <table:table-cell table:style-name="ce118" office:value-type="string" calcext:value-type="string">
            <text:p>en la carne mi amor, o que revista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Rodríguez_Embil,_Luis__225n~~El_poema_del_amor_y_de_la_muerte__0728__V__04.xml</text:p>
          </table:table-cell>
          <table:table-cell office:value-type="string" calcext:value-type="string">
            <text:p>ministerio se cumpla? ¿No es la vist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subj_verb I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Rodríguez_Embil,_Luis__225n~~El_poema_del_amor_y_de_la_muerte__0728__V__04.xml</text:p>
          </table:table-cell>
          <table:table-cell office:value-type="string" calcext:value-type="string">
            <text:p>el alma de sus ojos en los míos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subj_verb 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Rodríguez_Embil,_Luis__225n~~El_poema_del_amor_y_de_la_muerte__0728__V__04.xml</text:p>
          </table:table-cell>
          <table:table-cell table:style-name="ce118" office:value-type="string" calcext:value-type="string">
            <text:p>con mi alma palpitante? Cual dos río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 I-pb_noun_prep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adjunct</text:p>
          </table:table-cell>
          <table:table-cell table:style-name="ce118" table:number-columns-repeated="1017"/>
        </table:table-row>
        <table:table-row table:style-name="ro5" table:visibility="filter">
          <table:table-cell table:style-name="ce118" office:value-type="string" calcext:value-type="string">
            <text:p>Rodríguez_Embil,_Luis__225n~~El_poema_del_amor_y_de_la_muerte__0728__V__04.xml</text:p>
          </table:table-cell>
          <table:table-cell table:style-name="ce118" office:value-type="string" calcext:value-type="string">
            <text:p>en la mar, su mirada con la mía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pb_noun_prep I-pb_noun_prep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Herrera_y_Reissig,_Julio__363n~~El_despertar__1317.xml</text:p>
          </table:table-cell>
          <table:table-cell office:value-type="string" calcext:value-type="string">
            <text:p>del cura se pasea gravemente en la huerta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noun_prep I-pb_noun_prep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Herrera_y_Reissig,_Julio__363n~~El_despertar__1317.xml</text:p>
          </table:table-cell>
          <table:table-cell office:value-type="string" calcext:value-type="string">
            <text:p>Todo suspira y ríe. La placidez remot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pb_noun_prep 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Herrera_y_Reissig,_Julio__363n~~El_despertar__1317.xml</text:p>
          </table:table-cell>
          <table:table-cell table:style-name="ce118" office:value-type="string" calcext:value-type="string">
            <text:p>El esquilón repite siempre su misma not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Herrera_y_Reissig,_Julio__363n~~El_despertar__1317.xml</text:p>
          </table:table-cell>
          <table:table-cell table:style-name="ce118" office:value-type="string" calcext:value-type="string">
            <text:p>de grillo de las cándidas églodas matutinas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Agustini,_Delmira__321n~~Añoranza__1062.xml</text:p>
          </table:table-cell>
          <table:table-cell office:value-type="string" calcext:value-type="string">
            <text:p>un desfile de pájaros marinos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subj_verb I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Agustini,_Delmira__321n~~Añoranza__1062.xml</text:p>
          </table:table-cell>
          <table:table-cell office:value-type="string" calcext:value-type="string">
            <text:p>Debajo de nosotros, la espesur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subj_verb 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Valdés,_Gabriel_de_la_Concepción_(Plácido)__345n~~A_una_ingrata__1213.xml</text:p>
          </table:table-cell>
          <table:table-cell table:style-name="ce118" office:value-type="string" calcext:value-type="string">
            <text:p>quiero de mirtos adornar con rama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Valdés,_Gabriel_de_la_Concepción_(Plácido)__345n~~A_una_ingrata__1213.xml</text:p>
          </table:table-cell>
          <table:table-cell table:style-name="ce118" office:value-type="string" calcext:value-type="string">
            <text:p>un corazón que me idolatre cieg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Arnao,_Nicolás__256n~~Musas_dormilonas__0822.xml</text:p>
          </table:table-cell>
          <table:table-cell office:value-type="string" calcext:value-type="string">
            <text:p>por plebeyos, latosos y pervers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prep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rnao,_Nicolás__256n~~Musas_dormilonas__0822.xml</text:p>
          </table:table-cell>
          <table:table-cell office:value-type="string" calcext:value-type="string">
            <text:p>al umbral del Parnaso colocados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prep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González_del_Valle,_José_Zacarías__403n~~La_Alameda_de_Paula_al_morir_el_día__1534.xml</text:p>
          </table:table-cell>
          <table:table-cell table:style-name="ce118" office:value-type="string" calcext:value-type="string">
            <text:p>cual si por ser de Dios doble mora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González_del_Valle,_José_Zacarías__403n~~La_Alameda_de_Paula_al_morir_el_día__1534.xml</text:p>
          </table:table-cell>
          <table:table-cell table:style-name="ce118" office:value-type="string" calcext:value-type="string">
            <text:p>pusiera en alumbrarla su porfí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Velarde,_Fernando__024n~~El_nacimiento_del_sol_en_el_océano__0051.xml</text:p>
          </table:table-cell>
          <table:table-cell office:value-type="string" calcext:value-type="string">
            <text:p>y envuelto en viva y fulgurante llam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Velarde,_Fernando__024n~~El_nacimiento_del_sol_en_el_océano__0051.xml</text:p>
          </table:table-cell>
          <table:table-cell office:value-type="string" calcext:value-type="string">
            <text:p>el sol ardiente, corazón del mund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Sarthou_Carreres,_Vicente__679n~~Mi_amor_aviva,_Jesús__2442.xml</text:p>
          </table:table-cell>
          <table:table-cell table:style-name="ce118" office:value-type="string" calcext:value-type="string">
            <text:p>de mi ser a tu Ser pueda inclinarte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pb_verb_cprep I-pb_noun_prep</text:p>
          </table:table-cell>
          <table:table-cell table:style-name="ce118" office:value-type="string" calcext:value-type="string">
            <text:p>ok</text:p>
          </table:table-cell>
          <table:table-cell table:style-name="ce118" office:value-type="string" calcext:value-type="string">
            <text:p>ko cprep</text:p>
          </table:table-cell>
          <table:table-cell table:style-name="ce118" office:value-type="string" calcext:value-type="string">
            <text:p>fundeu list contains this verb</text:p>
          </table:table-cell>
          <table:table-cell table:style-name="ce118" table:number-columns-repeated="1017"/>
        </table:table-row>
        <table:table-row table:style-name="ro5" table:visibility="filter">
          <table:table-cell table:style-name="ce118" office:value-type="string" calcext:value-type="string">
            <text:p>Sarthou_Carreres,_Vicente__679n~~Mi_amor_aviva,_Jesús__2442.xml</text:p>
          </table:table-cell>
          <table:table-cell table:style-name="ce118" office:value-type="string" calcext:value-type="string">
            <text:p>a que enciendas en mí para loarte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B-ex_dobj_verb I-pb_noun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Palau_y_Català,_Melchor__314n~~Sonetos__1023__IV__04.xml</text:p>
          </table:table-cell>
          <table:table-cell office:value-type="string" calcext:value-type="string">
            <text:p>a hurto disparando esos flechaz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alau_y_Català,_Melchor__314n~~Sonetos__1023__IV__04.xml</text:p>
          </table:table-cell>
          <table:table-cell office:value-type="string" calcext:value-type="string">
            <text:p>que abren hondas heridas de cariño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Plaza,_Antonio__624n~~El_borracho__2305.xml</text:p>
          </table:table-cell>
          <table:table-cell table:style-name="ce118" office:value-type="string" calcext:value-type="string">
            <text:p>es intrépido, franco y excelente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Plaza,_Antonio__624n~~El_borracho__2305.xml</text:p>
          </table:table-cell>
          <table:table-cell table:style-name="ce118" office:value-type="string" calcext:value-type="string">
            <text:p>amigo; pero juzgo sin empacho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cc_crossclause I-pb_adj_noun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Díaz_Romero,_Eugenio__473n~~La_reja__1808.xml</text:p>
          </table:table-cell>
          <table:table-cell office:value-type="string" calcext:value-type="string">
            <text:p>ocultarte al llegar bajo la viej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adj_noun I-pb_verb_chai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Díaz_Romero,_Eugenio__473n~~La_reja__1808.xml</text:p>
          </table:table-cell>
          <table:table-cell office:value-type="string" calcext:value-type="string">
            <text:p>encina en que mis sueños se albergaron.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Díaz_Romero,_Eugenio__473n~~La_reja__1808.xml</text:p>
          </table:table-cell>
          <table:table-cell table:style-name="ce118" office:value-type="string" calcext:value-type="string">
            <text:p>adivinando casi el movimient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 I-pb_verb_chai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Díaz_Romero,_Eugenio__473n~~La_reja__1808.xml</text:p>
          </table:table-cell>
          <table:table-cell table:style-name="ce118" office:value-type="string" calcext:value-type="string">
            <text:p>de tu imagen esbelta y vencedora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Trenor,_Leopoldo__542n~~Primaveral__2008__La_voz_del_monje__06.xml</text:p>
          </table:table-cell>
          <table:table-cell office:value-type="string" calcext:value-type="string">
            <text:p>resuelto contemplé, porque el human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 I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Trenor,_Leopoldo__542n~~Primaveral__2008__La_voz_del_monje__06.xml</text:p>
          </table:table-cell>
          <table:table-cell office:value-type="string" calcext:value-type="string">
            <text:p>entendimiento olvida en su impotenci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cc_crossclause I-pb_adj_noun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Palacios,_Pedro_B._«Almafuerte»__560n~~Como_los_bueyes__2047.xml</text:p>
          </table:table-cell>
          <table:table-cell table:style-name="ce118" office:value-type="string" calcext:value-type="string">
            <text:p>y el honor de salvar al mundo enter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/>
          <table:table-cell table:style-name="ce118" office:value-type="string" calcext:value-type="string">
            <text:p>how treat clitics?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Palacios,_Pedro_B._«Almafuerte»__560n~~Como_los_bueyes__2047.xml</text:p>
          </table:table-cell>
          <table:table-cell table:style-name="ce118" office:value-type="string" calcext:value-type="string">
            <text:p>se lo dejo a los genios y a los reyes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Milanés,_María_Luisa__101n~~Placeres_mundanales__0337.xml</text:p>
          </table:table-cell>
          <table:table-cell office:value-type="string" calcext:value-type="string">
            <text:p>Que me de verla allá en el Paraís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ilanés,_María_Luisa__101n~~Placeres_mundanales__0337.xml</text:p>
          </table:table-cell>
          <table:table-cell office:value-type="string" calcext:value-type="string">
            <text:p>puesto que con su muerte así lo quiso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Plácido__267n~~A_una_ingrata__0864.xml</text:p>
          </table:table-cell>
          <table:table-cell table:style-name="ce118" office:value-type="string" calcext:value-type="string">
            <text:p>quiero de mirtos coronar con rama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Plácido__267n~~A_una_ingrata__0864.xml</text:p>
          </table:table-cell>
          <table:table-cell table:style-name="ce118" office:value-type="string" calcext:value-type="string">
            <text:p>un corazón que me idolatre ciego;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Rodríguez_Díaz,_Carlos__414n~~La_Puerta_del_Sol__1643.xml</text:p>
          </table:table-cell>
          <table:table-cell office:value-type="string" calcext:value-type="string">
            <text:p>un horizonte ñoño y baladí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Rodríguez_Díaz,_Carlos__414n~~La_Puerta_del_Sol__1643.xml</text:p>
          </table:table-cell>
          <table:table-cell office:value-type="string" calcext:value-type="string">
            <text:p>que jamás se ha teñido de arrebol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Lasso_de_la_Vega,_Francisco_de_Padua__593n~~La_castellana__2244.xml</text:p>
          </table:table-cell>
          <table:table-cell table:style-name="ce118" office:value-type="string" calcext:value-type="string">
            <text:p>detrás de la discreta celosía...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pb_adj_adv I-pb_adj_adv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Lasso_de_la_Vega,_Francisco_de_Padua__593n~~La_castellana__2244.xml</text:p>
          </table:table-cell>
          <table:table-cell table:style-name="ce118" office:value-type="string" calcext:value-type="string">
            <text:p>Fija la vista ansiosa, por la vía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B-cc_crossclause I-pb_adj_adv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Hine,_Luis__604n~~Salomé__2258.xml</text:p>
          </table:table-cell>
          <table:table-cell office:value-type="string" calcext:value-type="string">
            <text:p>y ordenó le llevaran la cabeza cortad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ine,_Luis__604n~~Salomé__2258.xml</text:p>
          </table:table-cell>
          <table:table-cell office:value-type="string" calcext:value-type="string">
            <text:p>del Profeta importuno que turbó su alegría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Alas,_Leopoldo_«Clarín»__522n~~Soneto__1945.xml</text:p>
          </table:table-cell>
          <table:table-cell table:style-name="ce118" office:value-type="string" calcext:value-type="string">
            <text:p>débil barquilla en forma de canast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las,_Leopoldo_«Clarín»__522n~~Soneto__1945.xml</text:p>
          </table:table-cell>
          <table:table-cell table:style-name="ce118" office:value-type="string" calcext:value-type="string">
            <text:p>adornada con lindas banderolas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adj_noun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Álvarez,_Miguel_de_los_Santos__469n~~Soneto__1780.xml</text:p>
          </table:table-cell>
          <table:table-cell office:value-type="string" calcext:value-type="string">
            <text:p>Mas qué hallará que le parezca hermos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Álvarez,_Miguel_de_los_Santos__469n~~Soneto__1780.xml</text:p>
          </table:table-cell>
          <table:table-cell office:value-type="string" calcext:value-type="string">
            <text:p>el que guarda en el alma dolorid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Bermúdez,_Anacleto__012n~~El_paseo_por_el_Tínima__0034.xml</text:p>
          </table:table-cell>
          <table:table-cell table:style-name="ce118" office:value-type="string" calcext:value-type="string">
            <text:p>una ninfa salió, que blandamente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verb_adv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Bermúdez,_Anacleto__012n~~El_paseo_por_el_Tínima__0034.xml</text:p>
          </table:table-cell>
          <table:table-cell table:style-name="ce118" office:value-type="string" calcext:value-type="string">
            <text:p>enjugar quiso mi angustiado lloro: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verb_adv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Agustini,_Delmira__321n~~Lo_inefable__1053.xml</text:p>
          </table:table-cell>
          <table:table-cell office:value-type="string" calcext:value-type="string">
            <text:p>¿No habéis sentido nunca el extraño dolo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Agustini,_Delmira__321n~~Lo_inefable__1053.xml</text:p>
          </table:table-cell>
          <table:table-cell office:value-type="string" calcext:value-type="string">
            <text:p>de un pensamiento inmenso que se arraiga en la vida,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Herrera_y_Reissig,_Julio__363n~~Panteísmo__1307.xml</text:p>
          </table:table-cell>
          <table:table-cell table:style-name="ce118" office:value-type="string" calcext:value-type="string">
            <text:p>un enigma de puntos suspensivos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dobj_verb I-ex_do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Herrera_y_Reissig,_Julio__363n~~Panteísmo__1307.xml</text:p>
          </table:table-cell>
          <table:table-cell table:style-name="ce118" office:value-type="string" calcext:value-type="string">
            <text:p>Luego: la inmensidad, el astro, el hondo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adj_noun I-ex_do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Herrera_y_Reissig,_Julio__363n~~Panteísmo__1307.xml</text:p>
          </table:table-cell>
          <table:table-cell office:value-type="string" calcext:value-type="string">
            <text:p>de nuestro ser... Un inaudito halag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 I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errera_y_Reissig,_Julio__363n~~Panteísmo__1307.xml</text:p>
          </table:table-cell>
          <table:table-cell office:value-type="string" calcext:value-type="string">
            <text:p>de consubstanciación y aéreo gir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Querolt,_Vicente_Wenceslao__263n~~La_fiesta_de_Venus__0853__IV__04.xml</text:p>
          </table:table-cell>
          <table:table-cell table:style-name="ce118" office:value-type="string" calcext:value-type="string">
            <text:p>los vívidos cambiantes y el incierto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pb_adj_noun I-pb_relword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Querolt,_Vicente_Wenceslao__263n~~La_fiesta_de_Venus__0853__IV__04.xml</text:p>
          </table:table-cell>
          <table:table-cell table:style-name="ce118" office:value-type="string" calcext:value-type="string">
            <text:p>vaivén de sus llanuras solitarias,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I-pb_adj_noun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Querolt,_Vicente_Wenceslao__263n~~La_fiesta_de_Venus__0853__IV__04.xml</text:p>
          </table:table-cell>
          <table:table-cell office:value-type="string" calcext:value-type="string">
            <text:p>cuando, en sus frescas ráfagas, la bris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Querolt,_Vicente_Wenceslao__263n~~La_fiesta_de_Venus__0853__IV__04.xml</text:p>
          </table:table-cell>
          <table:table-cell office:value-type="string" calcext:value-type="string">
            <text:p>trajo a su oído el rumoroso ec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noun_prep 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Matamoros,_Mercedes__361n~~Los_alfileres__1296.xml</text:p>
          </table:table-cell>
          <table:table-cell table:style-name="ce118" office:value-type="string" calcext:value-type="string">
            <text:p>¡Por Júpiter! ¡Qué triunfo! Yo creí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Matamoros,_Mercedes__361n~~Los_alfileres__1296.xml</text:p>
          </table:table-cell>
          <table:table-cell table:style-name="ce118" office:value-type="string" calcext:value-type="string">
            <text:p>que todos los placeres conocí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Rodríguez_Embil,_Luis__225n~~Búscate_a_ti_mismo...__0730.xml</text:p>
          </table:table-cell>
          <table:table-cell office:value-type="string" calcext:value-type="string">
            <text:p>la visión, y te haga pensar que eres quie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ex_subj_verb I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Rodríguez_Embil,_Luis__225n~~Búscate_a_ti_mismo...__0730.xml</text:p>
          </table:table-cell>
          <table:table-cell office:value-type="string" calcext:value-type="string">
            <text:p>habla, actúa, crea; tan sólo al negart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pb_verb_adv 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Wen_Maury,_José__494n~~Los_doce_meses__1853__Noviembre__11.xml</text:p>
          </table:table-cell>
          <table:table-cell table:style-name="ce118" office:value-type="string" calcext:value-type="string">
            <text:p>porque la mente de dolor transi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Wen_Maury,_José__494n~~Los_doce_meses__1853__Noviembre__11.xml</text:p>
          </table:table-cell>
          <table:table-cell table:style-name="ce118" office:value-type="string" calcext:value-type="string">
            <text:p>sufre por cosas que creyera inciertas..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Palacios,_Pedro_B._«Almafuerte»__560n~~Avanti!__2049.xml</text:p>
          </table:table-cell>
          <table:table-cell office:value-type="string" calcext:value-type="string">
            <text:p>y en cualquier infeliz se me figu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alacios,_Pedro_B._«Almafuerte»__560n~~Avanti!__2049.xml</text:p>
          </table:table-cell>
          <table:table-cell office:value-type="string" calcext:value-type="string">
            <text:p>que se mellan los garfios de la suerte..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Gil,_Ricardo__179n~~A_Calderón__0616.xml</text:p>
          </table:table-cell>
          <table:table-cell table:style-name="ce118" office:value-type="string" calcext:value-type="string">
            <text:p>canonice a varón tan virtuosos?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Gil,_Ricardo__179n~~A_Calderón__0616.xml</text:p>
          </table:table-cell>
          <table:table-cell table:style-name="ce118" office:value-type="string" calcext:value-type="string">
            <text:p>¿A qué tanto esperar? Yo le consagro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ex_dobj_verb I-ex_subj_verb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Palacios,_Pedro_B._«Almafuerte»__560n~~Molto_più_avanti_ancora!__2051.xml</text:p>
          </table:table-cell>
          <table:table-cell office:value-type="string" calcext:value-type="string">
            <text:p>como ansía las nubes el desiert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alacios,_Pedro_B._«Almafuerte»__560n~~Molto_più_avanti_ancora!__2051.xml</text:p>
          </table:table-cell>
          <table:table-cell office:value-type="string" calcext:value-type="string">
            <text:p>sin que a ninguno su ansiedad confíe: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Riba_Palacio,_Vicente__121n~~Al_viento__0373.xml</text:p>
          </table:table-cell>
          <table:table-cell table:style-name="ce118" office:value-type="string" calcext:value-type="string">
            <text:p>pero hanme dicho ya mis desventura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Riba_Palacio,_Vicente__121n~~Al_viento__0373.xml</text:p>
          </table:table-cell>
          <table:table-cell table:style-name="ce118" office:value-type="string" calcext:value-type="string">
            <text:p>que eres viento, no más, cuando te quejas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Castaing,_Rodolfo__308n~~Anhelos__1008.xml</text:p>
          </table:table-cell>
          <table:table-cell office:value-type="string" calcext:value-type="string">
            <text:p>¿Lograré yo, después de haber vivid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verb_chain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redicativo?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astaing,_Rodolfo__308n~~Anhelos__1008.xml</text:p>
          </table:table-cell>
          <table:table-cell office:value-type="string" calcext:value-type="string">
            <text:p>resignado al capricho del acas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verb_chain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Zaldumbide_Gangotena,_Julio__605n~~En_tempestad_sin_tregua_de_bonanza__2261.xml</text:p>
          </table:table-cell>
          <table:table-cell table:style-name="ce118" office:value-type="string" calcext:value-type="string">
            <text:p>¡Ay! Si has de ser de piedra a la agoní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Zaldumbide_Gangotena,_Julio__605n~~En_tempestad_sin_tregua_de_bonanza__2261.xml</text:p>
          </table:table-cell>
          <table:table-cell table:style-name="ce118" office:value-type="string" calcext:value-type="string">
            <text:p>del pobre corazón que te ama tant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Palacios,_Pedro_B._«Almafuerte»__560n~~No_te_des_por_vencido...__2048.xml</text:p>
          </table:table-cell>
          <table:table-cell office:value-type="string" calcext:value-type="string">
            <text:p>o como el robledal, cuya grandez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alacios,_Pedro_B._«Almafuerte»__560n~~No_te_des_por_vencido...__2048.xml</text:p>
          </table:table-cell>
          <table:table-cell office:value-type="string" calcext:value-type="string">
            <text:p>necesita del agua y no la implora..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Leza,_Walterio_F.__132n~~Estrellas_vespertinas__0390__El_ruego__02.xml</text:p>
          </table:table-cell>
          <table:table-cell table:style-name="ce118" office:value-type="string" calcext:value-type="string">
            <text:p>un fragante dulzor de primavera...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Leza,_Walterio_F.__132n~~Estrellas_vespertinas__0390__El_ruego__02.xml</text:p>
          </table:table-cell>
          <table:table-cell table:style-name="ce118" office:value-type="string" calcext:value-type="string">
            <text:p>Me arrobaba la gracia milagrera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B-cc_crossclause 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Leza,_Walterio_F.__132n~~Estrellas_vespertinas__0390__El_ruego__02.xml</text:p>
          </table:table-cell>
          <table:table-cell office:value-type="string" calcext:value-type="string">
            <text:p>el Ángelus su nota lastimera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dobj_verb I-ex_do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Leza,_Walterio_F.__132n~~Estrellas_vespertinas__0390__El_ruego__02.xml</text:p>
          </table:table-cell>
          <table:table-cell office:value-type="string" calcext:value-type="string">
            <text:p>Corrió por la llanura solitari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subj_verb 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Palau_y_Català,_Melchor__314n~~Sonetos__1023__III__03.xml</text:p>
          </table:table-cell>
          <table:table-cell table:style-name="ce118" office:value-type="string" calcext:value-type="string">
            <text:p>sólo mostraste con delirio insan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Palau_y_Català,_Melchor__314n~~Sonetos__1023__III__03.xml</text:p>
          </table:table-cell>
          <table:table-cell table:style-name="ce118" office:value-type="string" calcext:value-type="string">
            <text:p>que no pudo en tu pecho hallar abrigo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Zorrilla,_José__149n~~Roma_y_Cristo__0434__V__05.xml</text:p>
          </table:table-cell>
          <table:table-cell office:value-type="string" calcext:value-type="string">
            <text:p>de olímpico esplendor, volvió indolen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prep I-pb_noun_prep</text:p>
          </table:table-cell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b_chai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Zorrilla,_José__149n~~Roma_y_Cristo__0434__V__05.xml</text:p>
          </table:table-cell>
          <table:table-cell office:value-type="string" calcext:value-type="string">
            <text:p>a alojar en palacios sus legione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prep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Sanchís_Sivera,_José__266n~~Soneto__0860.xml</text:p>
          </table:table-cell>
          <table:table-cell table:style-name="ce118" office:value-type="string" calcext:value-type="string">
            <text:p>¿es qué no suspiré cuando hechicer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 I-pb_verb_chain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adjunct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Sanchís_Sivera,_José__266n~~Soneto__0860.xml</text:p>
          </table:table-cell>
          <table:table-cell table:style-name="ce118" office:value-type="string" calcext:value-type="string">
            <text:p>en mí fijabas malos pensamiento?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Urbach,_Carlos_Póo__031n~~Budoir__0082.xml</text:p>
          </table:table-cell>
          <table:table-cell office:value-type="string" calcext:value-type="string">
            <text:p>de blondas cae del lecho. Temblorosa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ex_subj_verb I-pb_noun_prep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redicativo?</text:p>
          </table:table-cell>
          <table:table-cell table:number-columns-repeated="1017"/>
        </table:table-row>
        <table:table-row table:style-name="ro5" table:visibility="filter">
          <table:table-cell office:value-type="string" calcext:value-type="string">
            <text:p>Urbach,_Carlos_Póo__031n~~Budoir__0082.xml</text:p>
          </table:table-cell>
          <table:table-cell office:value-type="string" calcext:value-type="string">
            <text:p>parpadean las joyas. El paisaj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pb_noun_prep 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Urbach,_Carlos_Póo__031n~~Budoir__0082.xml</text:p>
          </table:table-cell>
          <table:table-cell table:style-name="ce118" office:value-type="string" calcext:value-type="string">
            <text:p>y voluptuoso olor de resinosas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pb_adj_noun I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Urbach,_Carlos_Póo__031n~~Budoir__0082.xml</text:p>
          </table:table-cell>
          <table:table-cell table:style-name="ce118" office:value-type="string" calcext:value-type="string">
            <text:p>maderas esculpidas. Grave escudo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adj_noun I-pb_adj_noun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Urbach,_Carlos_Póo__031n~~Budoir__0082.xml</text:p>
          </table:table-cell>
          <table:table-cell office:value-type="string" calcext:value-type="string">
            <text:p>ahoga las pisadas. En la inciert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 I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Urbach,_Carlos_Póo__031n~~Budoir__0082.xml</text:p>
          </table:table-cell>
          <table:table-cell office:value-type="string" calcext:value-type="string">
            <text:p>penumbra de la tarde, yace mud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subj_verb I-pb_adj_noun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Gronlier,_Enrique__339n~~A_la_señora_doña_Gertrudis_Gómez_de_Avellaneda_en___1135.xml</text:p>
          </table:table-cell>
          <table:table-cell table:style-name="ce118" office:value-type="string" calcext:value-type="string">
            <text:p>y un torrente de célica armoní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Gronlier,_Enrique__339n~~A_la_señora_doña_Gertrudis_Gómez_de_Avellaneda_en___1135.xml</text:p>
          </table:table-cell>
          <table:table-cell table:style-name="ce118" office:value-type="string" calcext:value-type="string">
            <text:p>desprende la matrona de Almendares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Herrera_y_Reissig,_Julio__363n~~Odalisca__1329.xml</text:p>
          </table:table-cell>
          <table:table-cell office:value-type="string" calcext:value-type="string">
            <text:p>Luego en un vals los giros extranjer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errera_y_Reissig,_Julio__363n~~Odalisca__1329.xml</text:p>
          </table:table-cell>
          <table:table-cell office:value-type="string" calcext:value-type="string">
            <text:p>te evaneciste en milagroso esfum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López_Velarde,_Ramón__290n~~A_la_traición_de_una_hermosa__0962.xml</text:p>
          </table:table-cell>
          <table:table-cell table:style-name="ce118" office:value-type="string" calcext:value-type="string">
            <text:p>mi señor Jesucristo. Yo perdon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 I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López_Velarde,_Ramón__290n~~A_la_traición_de_una_hermosa__0962.xml</text:p>
          </table:table-cell>
          <table:table-cell table:style-name="ce118" office:value-type="string" calcext:value-type="string">
            <text:p>tu flaqueza, y esclavo de tu hechizo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pb_noun_prep I-ex_do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Valle,_Margarita_del__590n~~Exvotos...__2195.xml</text:p>
          </table:table-cell>
          <table:table-cell office:value-type="string" calcext:value-type="string">
            <text:p>y se arrastra, como una Mesalin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 I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Valle,_Margarita_del__590n~~Exvotos...__2195.xml</text:p>
          </table:table-cell>
          <table:table-cell office:value-type="string" calcext:value-type="string">
            <text:p>que desciende a la paz de la cabañ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Lles,_Francisco__090n~~Soy__0306.xml</text:p>
          </table:table-cell>
          <table:table-cell table:style-name="ce118" office:value-type="string" calcext:value-type="string">
            <text:p>brusca de mis ideales, germinó la apoteosis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pb_noun_prep I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Lles,_Francisco__090n~~Soy__0306.xml</text:p>
          </table:table-cell>
          <table:table-cell table:style-name="ce118" office:value-type="string" calcext:value-type="string">
            <text:p>del desencantamiento que dio a mi mal protervo,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Gagini,_Carlos__235n~~Las_mujeres_del_porvenir__0748.xml</text:p>
          </table:table-cell>
          <table:table-cell office:value-type="string" calcext:value-type="string">
            <text:p>Cuando más ilustradas y afanosa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adv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agini,_Carlos__235n~~Las_mujeres_del_porvenir__0748.xml</text:p>
          </table:table-cell>
          <table:table-cell office:value-type="string" calcext:value-type="string">
            <text:p>no puedan en la lucha ser vencidas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adv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Garaycochea,_Miguel_W.__387n~~Sonetos__1481__II__02.xml</text:p>
          </table:table-cell>
          <table:table-cell table:style-name="ce118" office:value-type="string" calcext:value-type="string">
            <text:p>alumbra nuestra dicha, nos inflam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verb_c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Garaycochea,_Miguel_W.__387n~~Sonetos__1481__II__02.xml</text:p>
          </table:table-cell>
          <table:table-cell table:style-name="ce118" office:value-type="string" calcext:value-type="string">
            <text:p>del entusiasmo patrio que en él arde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verb_cprep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Herrera,_Darío__609n~~Campestre__2267.xml</text:p>
          </table:table-cell>
          <table:table-cell office:value-type="string" calcext:value-type="string">
            <text:p>donde pintan las formas su hermosur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cc_crossclause I-cc_crossclause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unctuation</text:p>
          </table:table-cell>
          <table:table-cell table:number-columns-repeated="1017"/>
        </table:table-row>
        <table:table-row table:style-name="ro5" table:visibility="filter">
          <table:table-cell office:value-type="string" calcext:value-type="string">
            <text:p>Herrera,_Darío__609n~~Campestre__2267.xml</text:p>
          </table:table-cell>
          <table:table-cell office:value-type="string" calcext:value-type="string">
            <text:p>La noche se condensa en el contorno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pb_noun_prep I-cc_crossclause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Herrera,_Darío__609n~~Campestre__2267.xml</text:p>
          </table:table-cell>
          <table:table-cell table:style-name="ce118" office:value-type="string" calcext:value-type="string">
            <text:p>hacia la casa va con lento pas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 I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Herrera,_Darío__609n~~Campestre__2267.xml</text:p>
          </table:table-cell>
          <table:table-cell table:style-name="ce118" office:value-type="string" calcext:value-type="string">
            <text:p>el labrador y sus rendidos bueyes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Sanchís_Sivera,_José__266n~~A_la_memoria_de_don_Pedro_Calderón_de_la_Barca__0857.xml</text:p>
          </table:table-cell>
          <table:table-cell office:value-type="string" calcext:value-type="string">
            <text:p>contempla airoso el regio monument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Sanchís_Sivera,_José__266n~~A_la_memoria_de_don_Pedro_Calderón_de_la_Barca__0857.xml</text:p>
          </table:table-cell>
          <table:table-cell office:value-type="string" calcext:value-type="string">
            <text:p>que el mundo sin cesar a ti levant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verb_chain I-cc_crossclau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 verb_adv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Althaus,_Clemente__373n~~Deseo__1374.xml</text:p>
          </table:table-cell>
          <table:table-cell table:style-name="ce118" office:value-type="string" calcext:value-type="string">
            <text:p>con vosotras! Mas ¡ay! que solamente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office:value-type="string" calcext:value-type="string">
            <text:p>ko verb_adv</text:p>
          </table:table-cell>
          <table:table-cell table:style-name="ce118" office:value-type="string" calcext:value-type="string">
            <text:p>clitic intervenes but it’s unstressed, treat as verb + adv?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Althaus,_Clemente__373n~~Deseo__1374.xml</text:p>
          </table:table-cell>
          <table:table-cell table:style-name="ce118" office:value-type="string" calcext:value-type="string">
            <text:p>me es dado vuestra rápida carrera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Bermúdez_y_Ortega,_Federico__157n~~Símbolo__0481.xml</text:p>
          </table:table-cell>
          <table:table-cell office:value-type="string" calcext:value-type="string">
            <text:p>la luna, y al verter sus argentada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ermúdez_y_Ortega,_Federico__157n~~Símbolo__0481.xml</text:p>
          </table:table-cell>
          <table:table-cell office:value-type="string" calcext:value-type="string">
            <text:p>claridades silentes en las ruinas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Estévez,_Josefa__558n~~Soneto__2044.xml</text:p>
          </table:table-cell>
          <table:table-cell table:style-name="ce118" office:value-type="string" calcext:value-type="string">
            <text:p>y el mundo con sus dichas e ilusione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Estévez,_Josefa__558n~~Soneto__2044.xml</text:p>
          </table:table-cell>
          <table:table-cell table:style-name="ce118" office:value-type="string" calcext:value-type="string">
            <text:p>calmar no puede su ansiedad inquieta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Pichardo_y_Peralta,_Manuel_Serafín__227n~~Soy_cubano__0734.xml</text:p>
          </table:table-cell>
          <table:table-cell office:value-type="string" calcext:value-type="string">
            <text:p>una divina Caridad del Cob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ichardo_y_Peralta,_Manuel_Serafín__227n~~Soy_cubano__0734.xml</text:p>
          </table:table-cell>
          <table:table-cell office:value-type="string" calcext:value-type="string">
            <text:p>que me resguarda del dolor y murria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Carrasquilla_Mallarino,_Eduardo__470n~~Rumbos_supremos__1782.xml</text:p>
          </table:table-cell>
          <table:table-cell table:style-name="ce118" office:value-type="string" calcext:value-type="string">
            <text:p>sigue alumbrando en la negrura lo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relword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Carrasquilla_Mallarino,_Eduardo__470n~~Rumbos_supremos__1782.xml</text:p>
          </table:table-cell>
          <table:table-cell table:style-name="ce118" office:value-type="string" calcext:value-type="string">
            <text:p>rumbos supremos... Y la altiva mente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ex_subj_verb I-pb_relword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Cuervo,_Guillermo__189n~~Junio__0642.xml</text:p>
          </table:table-cell>
          <table:table-cell office:value-type="string" calcext:value-type="string">
            <text:p>rumor de aguas lejanas, y el acent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Cuervo,_Guillermo__189n~~Junio__0642.xml</text:p>
          </table:table-cell>
          <table:table-cell office:value-type="string" calcext:value-type="string">
            <text:p>de las aves, idioma y sentimient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cc_crossclause I-pb_noun_prep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Agüero_y_Agüero,_Francisco__381n~~Soneto_sin_la_letra_«a»__1467.xml</text:p>
          </table:table-cell>
          <table:table-cell table:style-name="ce118" office:value-type="string" calcext:value-type="string">
            <text:p>¿Quién del numen los ímpetus detiene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verb_cprep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güero_y_Agüero,_Francisco__381n~~Soneto_sin_la_letra_«a»__1467.xml</text:p>
          </table:table-cell>
          <table:table-cell table:style-name="ce118" office:value-type="string" calcext:value-type="string">
            <text:p>del modo estoico que feliz propones?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verb_cprep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Lles,_Francisco__090n~~Fui_y_soy__0305.xml</text:p>
          </table:table-cell>
          <table:table-cell office:value-type="string" calcext:value-type="string">
            <text:p>de las desolaciones. Inició el derroter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noun_prep I-pb_noun_prep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Lles,_Francisco__090n~~Fui_y_soy__0305.xml</text:p>
          </table:table-cell>
          <table:table-cell office:value-type="string" calcext:value-type="string">
            <text:p>sobre el oleaje mudo y torpe del Destin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Coronado,_Carolina__434n~~Una_corona,_no,_dadme_una_rama__1686.xml</text:p>
          </table:table-cell>
          <table:table-cell table:style-name="ce118" office:value-type="string" calcext:value-type="string">
            <text:p>que me dicen con lenguas española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office:annotation draw:style-name="gr3" draw:text-style-name="P2" svg:width="28.99mm" svg:height="9.91mm" svg:x="171.78mm" svg:y="339.13mm" draw:caption-point-x="-6.1mm" draw:caption-point-y="15.1mm">
              <dc:date>2019-12-30T00:00:00</dc:date>
              <text:p text:style-name="P1"><text:span text:style-name="T1">manually modif</text:span></text:p>
              <text:p text:style-name="P1"><text:span text:style-name="T1"/></text:p>
            </office:annotation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office:value-type="string" calcext:value-type="string">
            <text:p>ko verb_adv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1016"/>
        </table:table-row>
        <table:table-row table:style-name="ro1" table:visibility="filter">
          <table:table-cell table:style-name="ce118" office:value-type="string" calcext:value-type="string">
            <text:p>Coronado,_Carolina__434n~~Una_corona,_no,_dadme_una_rama__1686.xml</text:p>
          </table:table-cell>
          <table:table-cell table:style-name="ce118" office:value-type="string" calcext:value-type="string">
            <text:p>vuestro afán, vuestra fe, vuestro dese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adj_noun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Valdés,_Gabriel_de_la_Concepción_(Plácido)__345n~~Tristes_memorias__1205.xml</text:p>
          </table:table-cell>
          <table:table-cell office:value-type="string" calcext:value-type="string">
            <text:p>de las célicas dichas, y de cuanta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relword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Valdés,_Gabriel_de_la_Concepción_(Plácido)__345n~~Tristes_memorias__1205.xml</text:p>
          </table:table-cell>
          <table:table-cell office:value-type="string" calcext:value-type="string">
            <text:p>gracias me prodigó, y ora las flores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relword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Ugarte_y_Pages,_Francisco_Javier__342n~~La_fraude__1179.xml</text:p>
          </table:table-cell>
          <table:table-cell table:style-name="ce118" office:value-type="string" calcext:value-type="string">
            <text:p>que lanzaron las furias del averno?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cc_crossclause I-cc_crossclause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Ugarte_y_Pages,_Francisco_Javier__342n~~La_fraude__1179.xml</text:p>
          </table:table-cell>
          <table:table-cell table:style-name="ce118" office:value-type="string" calcext:value-type="string">
            <text:p>Libertad, servidumbre... El hombre nace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verb_chain I-cc_crossclause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Mendoza,_Carlos__637n~~Diciembre__2356.xml</text:p>
          </table:table-cell>
          <table:table-cell office:value-type="string" calcext:value-type="string">
            <text:p>alternan con los agrios lagrimone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endoza,_Carlos__637n~~Diciembre__2356.xml</text:p>
          </table:table-cell>
          <table:table-cell office:value-type="string" calcext:value-type="string">
            <text:p>que vierten mil vivientes esqueletos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Pompa,_Elías_Calisto__656n~~Estudia,_trabaja,_descansa__2404__Descansa__03.xml</text:p>
          </table:table-cell>
          <table:table-cell table:style-name="ce118" office:value-type="string" calcext:value-type="string">
            <text:p>el amigo bordón del peregrino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Pompa,_Elías_Calisto__656n~~Estudia,_trabaja,_descansa__2404__Descansa__03.xml</text:p>
          </table:table-cell>
          <table:table-cell table:style-name="ce118" office:value-type="string" calcext:value-type="string">
            <text:p>maneja sin compás, y el aire sano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Rodríguez_Embil,_Luis__225n~~El_poema_del_amor_y_de_la_muerte__0728__II__02.xml</text:p>
          </table:table-cell>
          <table:table-cell office:value-type="string" calcext:value-type="string">
            <text:p>tempestad naufragar a los perdido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adj_noun I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Rodríguez_Embil,_Luis__225n~~El_poema_del_amor_y_de_la_muerte__0728__II__02.xml</text:p>
          </table:table-cell>
          <table:table-cell office:value-type="string" calcext:value-type="string">
            <text:p>navegantes que, ciegos, y atraído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pb_adj_prep I-pb_adj_noun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Rivera,_Domingo__233n~~Yo,_a_mi_cuerpo__0745.xml</text:p>
          </table:table-cell>
          <table:table-cell table:style-name="ce118" office:value-type="string" calcext:value-type="string">
            <text:p>¿Por qué no te he de amar? ¿Qué seré el dí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Rivera,_Domingo__233n~~Yo,_a_mi_cuerpo__0745.xml</text:p>
          </table:table-cell>
          <table:table-cell table:style-name="ce118" office:value-type="string" calcext:value-type="string">
            <text:p>que tú dejes de ser? ¡Profundo arcano!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Querolt,_Vicente_Wenceslao__263n~~La_fiesta_de_Venus__0853__V__05.xml</text:p>
          </table:table-cell>
          <table:table-cell office:value-type="string" calcext:value-type="string">
            <text:p>cuerdas de seda pérsica, al liger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adj_noun I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Querolt,_Vicente_Wenceslao__263n~~La_fiesta_de_Venus__0853__V__05.xml</text:p>
          </table:table-cell>
          <table:table-cell office:value-type="string" calcext:value-type="string">
            <text:p>soplo del aire henchidos; con la pop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pb_noun_prep I-pb_adj_noun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Querolt,_Vicente_Wenceslao__263n~~La_fiesta_de_Venus__0853__V__05.xml</text:p>
          </table:table-cell>
          <table:table-cell table:style-name="ce118" office:value-type="string" calcext:value-type="string">
            <text:p>sobre las quietas aguas, desde el puerto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pb_adj_noun I-pb_adj_noun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Querolt,_Vicente_Wenceslao__263n~~La_fiesta_de_Venus__0853__V__05.xml</text:p>
          </table:table-cell>
          <table:table-cell table:style-name="ce118" office:value-type="string" calcext:value-type="string">
            <text:p>bogaban hacia el mar, y al clamoroso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adj_noun I-pb_adj_noun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Ruiz_Estébez,_Francisco__690n~~La_trampa_del_cazador__2472.xml</text:p>
          </table:table-cell>
          <table:table-cell office:value-type="string" calcext:value-type="string">
            <text:p>llevó púrpura manto aquel ener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 I-ex_subj_verb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lipsi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Ruiz_Estébez,_Francisco__690n~~La_trampa_del_cazador__2472.xml</text:p>
          </table:table-cell>
          <table:table-cell office:value-type="string" calcext:value-type="string">
            <text:p>y la luna una insignia ensangrentada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Rodríguez_Cáceres,_Ricardo__359n~~En_el_sepulcro__1264.xml</text:p>
          </table:table-cell>
          <table:table-cell table:style-name="ce118" office:value-type="string" calcext:value-type="string">
            <text:p>la ninfa de la fuente, el sol de fueg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Rodríguez_Cáceres,_Ricardo__359n~~En_el_sepulcro__1264.xml</text:p>
          </table:table-cell>
          <table:table-cell table:style-name="ce118" office:value-type="string" calcext:value-type="string">
            <text:p>que en sus tallos y vástagos nutrían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2">
          <table:table-cell office:value-type="string" calcext:value-type="string">
            <text:p>Bolio,_Dolores__461n~~Mi_Serafín_y_yo__1762.xml</text:p>
          </table:table-cell>
          <table:table-cell office:value-type="string" calcext:value-type="string">
            <text:p>y redondas mejillas; tu cabez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ex_dobj_ver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 ex_dobj</text:p>
          </table:table-cell>
          <table:table-cell office:value-type="string" calcext:value-type="string">
            <text:p>hyperbaton</text:p>
            <text:p>cabeza is obj of forjaron, and ideas is subj of same ver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Bolio,_Dolores__461n~~Mi_Serafín_y_yo__1762.xml</text:p>
          </table:table-cell>
          <table:table-cell office:value-type="string" calcext:value-type="string">
            <text:p>forjaron mis ideas florecidas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Zorrilla,_José__149n~~Roma_y_Cristo__0434__I__01.xml</text:p>
          </table:table-cell>
          <table:table-cell table:style-name="ce118" office:value-type="string" calcext:value-type="string">
            <text:p>y alzó hasta la deidad desconoci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Zorrilla,_José__149n~~Roma_y_Cristo__0434__I__01.xml</text:p>
          </table:table-cell>
          <table:table-cell table:style-name="ce118" office:value-type="string" calcext:value-type="string">
            <text:p>templo y altar; y en este laberint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adj_noun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López_Velarde,_Ramón__290n~~Clor_de_cuento__0967.xml</text:p>
          </table:table-cell>
          <table:table-cell office:value-type="string" calcext:value-type="string">
            <text:p>se fue para otros climas, y pacíficamen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verb_adv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López_Velarde,_Ramón__290n~~Clor_de_cuento__0967.xml</text:p>
          </table:table-cell>
          <table:table-cell office:value-type="string" calcext:value-type="string">
            <text:p>celebraré contigo mis regios esponsales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verb_adv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Zerolo_Herrera,_Antonio__346n~~Los_personajes_de_Galdós__1218.xml</text:p>
          </table:table-cell>
          <table:table-cell table:style-name="ce118" office:value-type="string" calcext:value-type="string">
            <text:p>y próxima a este grupo, tan bello como human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punctuation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Zerolo_Herrera,_Antonio__346n~~Los_personajes_de_Galdós__1218.xml</text:p>
          </table:table-cell>
          <table:table-cell table:style-name="ce118" office:value-type="string" calcext:value-type="string">
            <text:p>de las protagonistas de la inmortal novel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López_García,_Bernardo__237n~~A_Napoleón__0772.xml</text:p>
          </table:table-cell>
          <table:table-cell office:value-type="string" calcext:value-type="string">
            <text:p>¡Sólo cubre una tumba en Santa Elen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López_García,_Bernardo__237n~~A_Napoleón__0772.xml</text:p>
          </table:table-cell>
          <table:table-cell office:value-type="string" calcext:value-type="string">
            <text:p>tu corona imperial despedazada...!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Mendoza,_Carlos__637n~~Septiembre__2353.xml</text:p>
          </table:table-cell>
          <table:table-cell table:style-name="ce118" office:value-type="string" calcext:value-type="string">
            <text:p>tornan a casa los veraneante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prep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could be verb_chain tornan … ver but it’s not clear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Mendoza,_Carlos__637n~~Septiembre__2353.xml</text:p>
          </table:table-cell>
          <table:table-cell table:style-name="ce118" office:value-type="string" calcext:value-type="string">
            <text:p>a ver si desempeñan los de inviern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adj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Estrada,_Ángel_de__416n~~Soneto__1647.xml</text:p>
          </table:table-cell>
          <table:table-cell office:value-type="string" calcext:value-type="string">
            <text:p>en él, vertiginoso, es una somb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Estrada,_Ángel_de__416n~~Soneto__1647.xml</text:p>
          </table:table-cell>
          <table:table-cell office:value-type="string" calcext:value-type="string">
            <text:p>rauda volando cual visión de un mit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cc_crossclause I-pb_adj_noun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Xenes,_Nieves__444n~~Anónimo__1704.xml</text:p>
          </table:table-cell>
          <table:table-cell table:style-name="ce118" office:value-type="string" calcext:value-type="string">
            <text:p>su belleza magnífica que encant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verb_adv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Xenes,_Nieves__444n~~Anónimo__1704.xml</text:p>
          </table:table-cell>
          <table:table-cell table:style-name="ce118" office:value-type="string" calcext:value-type="string">
            <text:p>sólo en mi alma a despertar acierta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ex_dobj_verb I-pb_verb_adv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Santos_Chocano,_José__592n~~El_soneto_roto__2232.xml</text:p>
          </table:table-cell>
          <table:table-cell office:value-type="string" calcext:value-type="string">
            <text:p>Y así es como el soneto por el dolor partido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Santos_Chocano,_José__592n~~El_soneto_roto__2232.xml</text:p>
          </table:table-cell>
          <table:table-cell office:value-type="string" calcext:value-type="string">
            <text:p>hace pensar que, en este momento que me inspir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pb_verb_chain 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Oña,_Inocencio_de__623n~~El_ideal__2301.xml</text:p>
          </table:table-cell>
          <table:table-cell table:style-name="ce118" office:value-type="string" calcext:value-type="string">
            <text:p>hacer no puede de su amor alarde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Oña,_Inocencio_de__623n~~El_ideal__2301.xml</text:p>
          </table:table-cell>
          <table:table-cell table:style-name="ce118" office:value-type="string" calcext:value-type="string">
            <text:p>este maldito corazón de hielo..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Castaing,_Rodolfo__308n~~Sus_caprichos__1006.xml</text:p>
          </table:table-cell>
          <table:table-cell office:value-type="string" calcext:value-type="string">
            <text:p>y al mirar en mi pecho palpitan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astaing,_Rodolfo__308n~~Sus_caprichos__1006.xml</text:p>
          </table:table-cell>
          <table:table-cell office:value-type="string" calcext:value-type="string">
            <text:p>el rastro de la garra maldecid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Ugarte_y_Pages,_Francisco_Javier__342n~~Ni_Dios_ni_amo__1151.xml</text:p>
          </table:table-cell>
          <table:table-cell table:style-name="ce118" office:value-type="string" calcext:value-type="string">
            <text:p>Difama sin piedad la redentor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table:number-columns-repeated="1016"/>
        </table:table-row>
        <table:table-row table:style-name="ro1" table:visibility="filter">
          <table:table-cell table:style-name="ce118" office:value-type="string" calcext:value-type="string">
            <text:p>Ugarte_y_Pages,_Francisco_Javier__342n~~Ni_Dios_ni_amo__1151.xml</text:p>
          </table:table-cell>
          <table:table-cell table:style-name="ce118" office:value-type="string" calcext:value-type="string">
            <text:p>escuela del dolor y el sacrificio..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Agustini,_Delmira__321n~~Luz_púrpura_con_tu_retrato__1076.xml</text:p>
          </table:table-cell>
          <table:table-cell office:value-type="string" calcext:value-type="string">
            <text:p>y me abro en flor. Entonces, soberano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Agustini,_Delmira__321n~~Luz_púrpura_con_tu_retrato__1076.xml</text:p>
          </table:table-cell>
          <table:table-cell office:value-type="string" calcext:value-type="string">
            <text:p>de la sombra y la luz, tus ojos graves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subj_verb 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Agustini,_Delmira__321n~~Luz_púrpura_con_tu_retrato__1076.xml</text:p>
          </table:table-cell>
          <table:table-cell table:style-name="ce118" office:value-type="string" calcext:value-type="string">
            <text:p>Y te dejo morir. Queda en mis mano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gustini,_Delmira__321n~~Luz_púrpura_con_tu_retrato__1076.xml</text:p>
          </table:table-cell>
          <table:table-cell table:style-name="ce118" office:value-type="string" calcext:value-type="string">
            <text:p>una gran mancha lívida i sombría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Valverde_López,_Carlos__330n~~Amarillo__1115.xml</text:p>
          </table:table-cell>
          <table:table-cell office:value-type="string" calcext:value-type="string">
            <text:p>y en su espalda un carcaj, destino cieg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Valverde_López,_Carlos__330n~~Amarillo__1115.xml</text:p>
          </table:table-cell>
          <table:table-cell office:value-type="string" calcext:value-type="string">
            <text:p>de las flechas del astro en vendaval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Fray_Cayetano_Rodríguez__170n~~III__0539.xml</text:p>
          </table:table-cell>
          <table:table-cell table:style-name="ce118" office:value-type="string" calcext:value-type="string">
            <text:p>que su guadaña respetar debiera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Fray_Cayetano_Rodríguez__170n~~III__0539.xml</text:p>
          </table:table-cell>
          <table:table-cell table:style-name="ce118" office:value-type="string" calcext:value-type="string">
            <text:p>la negra envidia. ¡Cielos, quién pudiera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B-ex_dobj_verb I-ex_su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Calvo_Rodríguez,_Carmelo__148n~~A_ti__0428.xml</text:p>
          </table:table-cell>
          <table:table-cell office:value-type="string" calcext:value-type="string">
            <text:p>que sólo pido a los divinos ciel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 I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Calvo_Rodríguez,_Carmelo__148n~~A_ti__0428.xml</text:p>
          </table:table-cell>
          <table:table-cell office:value-type="string" calcext:value-type="string">
            <text:p>que al romper de esta vida el lazo fuert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dobj_verb I-ex_dobj_verb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Céspedes,_Darío__608n~~Ayala__2266.xml</text:p>
          </table:table-cell>
          <table:table-cell table:style-name="ce118" office:value-type="string" calcext:value-type="string">
            <text:p>lanzaron en la escena y la tribun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 I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Céspedes,_Darío__608n~~Ayala__2266.xml</text:p>
          </table:table-cell>
          <table:table-cell table:style-name="ce118" office:value-type="string" calcext:value-type="string">
            <text:p>la luz de su preclaro entendimiento;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2">
          <table:table-cell office:value-type="string" calcext:value-type="string">
            <text:p>Teurbe_Tolón_y_de_la_Guardia,_Miguel__166n~~Poesía_dedicada_a_la_bandera__0530.xml</text:p>
          </table:table-cell>
          <table:table-cell office:value-type="string" calcext:value-type="string">
            <text:p>clavando este estandarte en nuestra tier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yperbaton</text:p>
            <text:p>but meets formal definitio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Teurbe_Tolón_y_de_la_Guardia,_Miguel__166n~~Poesía_dedicada_a_la_bandera__0530.xml</text:p>
          </table:table-cell>
          <table:table-cell office:value-type="string" calcext:value-type="string">
            <text:p>que luzca siempre y que por siempre vibre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Bermúdez,_Federico__657n~~Ni_a_Bruto_ni_a_Casca__2405.xml</text:p>
          </table:table-cell>
          <table:table-cell table:style-name="ce118" office:value-type="string" calcext:value-type="string">
            <text:p>al remover la cresta del pantan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Bermúdez,_Federico__657n~~Ni_a_Bruto_ni_a_Casca__2405.xml</text:p>
          </table:table-cell>
          <table:table-cell table:style-name="ce118" office:value-type="string" calcext:value-type="string">
            <text:p>se vio, con gran asombro para el mund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Ugarte_y_Pages,_Francisco_Javier__342n~~En_Sierra_Morena__1171.xml</text:p>
          </table:table-cell>
          <table:table-cell office:value-type="string" calcext:value-type="string">
            <text:p>de una naturaleza incomparable!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noun_prep I-pb_noun_prep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Ugarte_y_Pages,_Francisco_Javier__342n~~En_Sierra_Morena__1171.xml</text:p>
          </table:table-cell>
          <table:table-cell office:value-type="string" calcext:value-type="string">
            <text:p>Y si no te ensalzaran a porfí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pb_adj_noun 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Ugarte_y_Pages,_Francisco_Javier__342n~~En_Sierra_Morena__1171.xml</text:p>
          </table:table-cell>
          <table:table-cell table:style-name="ce118" office:value-type="string" calcext:value-type="string">
            <text:p>los mundos que creaste, todaví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verb_adv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Ugarte_y_Pages,_Francisco_Javier__342n~~En_Sierra_Morena__1171.xml</text:p>
          </table:table-cell>
          <table:table-cell table:style-name="ce118" office:value-type="string" calcext:value-type="string">
            <text:p>pudiera honrarte más y enaltecerte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pb_verb_adv I-pb_verb_adv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Quesada_y_Alonso,_R.__645n~~El_sacristán__2374.xml</text:p>
          </table:table-cell>
          <table:table-cell office:value-type="string" calcext:value-type="string">
            <text:p>de tales condiciones, que insolen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pb_noun_prep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redicativo?</text:p>
          </table:table-cell>
          <table:table-cell table:number-columns-repeated="1017"/>
        </table:table-row>
        <table:table-row table:style-name="ro5" table:visibility="filter">
          <table:table-cell office:value-type="string" calcext:value-type="string">
            <text:p>Quesada_y_Alonso,_R.__645n~~El_sacristán__2374.xml</text:p>
          </table:table-cell>
          <table:table-cell office:value-type="string" calcext:value-type="string">
            <text:p>se va con el travieso monaguill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adj_prep 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Yanguas,_Aurelio__315n~~A...__1035.xml</text:p>
          </table:table-cell>
          <table:table-cell table:style-name="ce118" office:value-type="string" calcext:value-type="string">
            <text:p>si lo sabes muy bien que no comprend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Yanguas,_Aurelio__315n~~A...__1035.xml</text:p>
          </table:table-cell>
          <table:table-cell table:style-name="ce118" office:value-type="string" calcext:value-type="string">
            <text:p>el innoble mentir de los villanos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Quental,_Anthero_de__426n~~Despertar__1668.xml</text:p>
          </table:table-cell>
          <table:table-cell office:value-type="string" calcext:value-type="string">
            <text:p>me despierta. Y es noche. Es el dolo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Quental,_Anthero_de__426n~~Despertar__1668.xml</text:p>
          </table:table-cell>
          <table:table-cell office:value-type="string" calcext:value-type="string">
            <text:p>que vela como antes a mi lado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Font,_Pedro__316n~~El_monaguillo__1038.xml</text:p>
          </table:table-cell>
          <table:table-cell table:style-name="ce118" office:value-type="string" calcext:value-type="string">
            <text:p>que si hoy apaga velas con soltur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adjunct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Font,_Pedro__316n~~El_monaguillo__1038.xml</text:p>
          </table:table-cell>
          <table:table-cell table:style-name="ce118" office:value-type="string" calcext:value-type="string">
            <text:p>vestido con sotana y con bonete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adj_noun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Sarthou_Carreres,_Vicente__679n~~Abrasa_nuestras_almas...__2438.xml</text:p>
          </table:table-cell>
          <table:table-cell office:value-type="string" calcext:value-type="string">
            <text:p>manantial de bondad cuya grandez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Sarthou_Carreres,_Vicente__679n~~Abrasa_nuestras_almas...__2438.xml</text:p>
          </table:table-cell>
          <table:table-cell office:value-type="string" calcext:value-type="string">
            <text:p>culmina en la tragedia de la Cruz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Vázquez_de_Aldana,_Enrique__192n~~Safo__0648.xml</text:p>
          </table:table-cell>
          <table:table-cell table:style-name="ce118" office:value-type="string" calcext:value-type="string">
            <text:p>de aquel amor que inflama y que delira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pb_noun_prep I-pb_noun_prep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Vázquez_de_Aldana,_Enrique__192n~~Safo__0648.xml</text:p>
          </table:table-cell>
          <table:table-cell table:style-name="ce118" office:value-type="string" calcext:value-type="string">
            <text:p>Abandonada en bello plenilunio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ex_subj_verb I-pb_noun_prep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Díaz,_Luis__108n~~Soneto_dedicado_a_todos_los_vates_de_musa_laberínt__0356.xml</text:p>
          </table:table-cell>
          <table:table-cell office:value-type="string" calcext:value-type="string">
            <text:p>Envidia dan Do hasta al cir Uelo y gu Ind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ex_subj_verb I-pb_verb_chain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Díaz,_Luis__108n~~Soneto_dedicado_a_todos_los_vates_de_musa_laberínt__0356.xml</text:p>
          </table:table-cell>
          <table:table-cell office:value-type="string" calcext:value-type="string">
            <text:p>Toda mi gl Oria a vue Stra cien Cia rind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ex_dobj_verb 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López_Velarde,_Ramón__290n~~Mientras_muere_la_tarde__0964.xml</text:p>
          </table:table-cell>
          <table:table-cell table:style-name="ce118" office:value-type="string" calcext:value-type="string">
            <text:p>la llama de mi amor, yo me content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prep</text:p>
          </table:table-cell>
          <table:table-cell table:style-name="ce118" office:value-type="string" calcext:value-type="string">
            <text:p>ok</text:p>
          </table:table-cell>
          <table:table-cell table:style-name="ce118" office:value-type="string" calcext:value-type="string">
            <text:p>ok cprep</text:p>
          </table:table-cell>
          <table:table-cell table:style-name="ce118" table:number-columns-repeated="1018"/>
        </table:table-row>
        <table:table-row table:style-name="ro5" table:visibility="filter">
          <table:table-cell table:style-name="ce118" office:value-type="string" calcext:value-type="string">
            <text:p>López_Velarde,_Ramón__290n~~Mientras_muere_la_tarde__0964.xml</text:p>
          </table:table-cell>
          <table:table-cell table:style-name="ce118" office:value-type="string" calcext:value-type="string">
            <text:p>con el hondo mirar de tus arcanos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pb_adj_noun I-pb_adj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Dilio__497n~~A_ella__1856.xml</text:p>
          </table:table-cell>
          <table:table-cell office:value-type="string" calcext:value-type="string">
            <text:p>y la sangre del mártir inocen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Dilio__497n~~A_ella__1856.xml</text:p>
          </table:table-cell>
          <table:table-cell office:value-type="string" calcext:value-type="string">
            <text:p>mancha su lecho virginal de espumas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Sierra,_Justo__514n~~Tres_cruces__1932__Espartaco__02.xml</text:p>
          </table:table-cell>
          <table:table-cell table:style-name="ce118" office:value-type="string" calcext:value-type="string">
            <text:p>cuando la sombra por el mar se intern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Sierra,_Justo__514n~~Tres_cruces__1932__Espartaco__02.xml</text:p>
          </table:table-cell>
          <table:table-cell table:style-name="ce118" office:value-type="string" calcext:value-type="string">
            <text:p>y el lampo matinallas cimas dor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Céspedes_de_Escaverino,_Úrsula__456n~~A_mi_esposo__1741.xml</text:p>
          </table:table-cell>
          <table:table-cell office:value-type="string" calcext:value-type="string">
            <text:p>y así como ellas al perderse unida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éspedes_de_Escaverino,_Úrsula__456n~~A_mi_esposo__1741.xml</text:p>
          </table:table-cell>
          <table:table-cell office:value-type="string" calcext:value-type="string">
            <text:p>dan un solo gemido moribund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Gutiérrez_Gamero,_Emilio__026n~~Deo_volente__0053.xml</text:p>
          </table:table-cell>
          <table:table-cell table:style-name="ce118" office:value-type="string" calcext:value-type="string">
            <text:p>adoración del «yo», presuntuoso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pb_adj_noun I-pb_adj_noun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Gutiérrez_Gamero,_Emilio__026n~~Deo_volente__0053.xml</text:p>
          </table:table-cell>
          <table:table-cell table:style-name="ce118" office:value-type="string" calcext:value-type="string">
            <text:p>Ilusiones no más, y al condenarlas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verb_chain I-pb_adj_noun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Rodríguez_Embil,_Luis__225n~~El_poema_del_amor_y_de_la_muerte__0728__IV__03.xml</text:p>
          </table:table-cell>
          <table:table-cell office:value-type="string" calcext:value-type="string">
            <text:p>que el corazón del solitario abras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cc_crossclause I-cc_crossclause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Rodríguez_Embil,_Luis__225n~~El_poema_del_amor_y_de_la_muerte__0728__IV__03.xml</text:p>
          </table:table-cell>
          <table:table-cell office:value-type="string" calcext:value-type="string">
            <text:p>en recóndito fuego: «Todo pas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ex_dobj_verb I-cc_crossclause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Rodríguez_Embil,_Luis__225n~~El_poema_del_amor_y_de_la_muerte__0728__IV__03.xml</text:p>
          </table:table-cell>
          <table:table-cell table:style-name="ce118" office:value-type="string" calcext:value-type="string">
            <text:p>un instante de luz, y sobrepasa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Rodríguez_Embil,_Luis__225n~~El_poema_del_amor_y_de_la_muerte__0728__IV__03.xml</text:p>
          </table:table-cell>
          <table:table-cell table:style-name="ce118" office:value-type="string" calcext:value-type="string">
            <text:p>nuestro entender, sin que jamás sepamos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ex_dobj_verb 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López_García,_Bernardo__237n~~A_un_mal_poeta_romántico__0763.xml</text:p>
          </table:table-cell>
          <table:table-cell office:value-type="string" calcext:value-type="string">
            <text:p>quieres morir por abreviar la escena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subj_verb I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López_García,_Bernardo__237n~~A_un_mal_poeta_romántico__0763.xml</text:p>
          </table:table-cell>
          <table:table-cell office:value-type="string" calcext:value-type="string">
            <text:p>Deja la muerte ya... mas por si aspir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subj_verb 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Pichardo_y_Peralta,_Manuel_Serafín__227n~~El_gallo__0735.xml</text:p>
          </table:table-cell>
          <table:table-cell table:style-name="ce118" office:value-type="string" calcext:value-type="string">
            <text:p>Sultán de su comarca, le es vasall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Pichardo_y_Peralta,_Manuel_Serafín__227n~~El_gallo__0735.xml</text:p>
          </table:table-cell>
          <table:table-cell table:style-name="ce118" office:value-type="string" calcext:value-type="string">
            <text:p>el rival que le canta y que le envidi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Ugarte_y_Pages,_Francisco_Javier__342n~~Mi_pequeñez__1148.xml</text:p>
          </table:table-cell>
          <table:table-cell office:value-type="string" calcext:value-type="string">
            <text:p>¿merece el pecador que tu grandez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office:annotation draw:style-name="gr3" draw:text-style-name="P2" svg:width="28.99mm" svg:height="9.91mm" svg:x="171.78mm" svg:y="488.55mm" draw:caption-point-x="-6.1mm" draw:caption-point-y="15.1mm">
              <dc:date>2019-12-30T00:00:00</dc:date>
              <text:p text:style-name="P1"><text:span text:style-name="T1">modif manually</text:span></text:p>
              <text:p text:style-name="P1"><text:span text:style-name="T1"/></text:p>
            </office:annotation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Ugarte_y_Pages,_Francisco_Javier__342n~~Mi_pequeñez__1148.xml</text:p>
          </table:table-cell>
          <table:table-cell office:value-type="string" calcext:value-type="string">
            <text:p>a remediar su pequeñez acud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Herrera_y_Reissig,_Julio__363n~~Tríptico__1311__La_novicia__03.xml</text:p>
          </table:table-cell>
          <table:table-cell table:style-name="ce118" office:value-type="string" calcext:value-type="string">
            <text:p>huella de amor. Y mientras que los bronce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 I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Herrera_y_Reissig,_Julio__363n~~Tríptico__1311__La_novicia__03.xml</text:p>
          </table:table-cell>
          <table:table-cell table:style-name="ce118" office:value-type="string" calcext:value-type="string">
            <text:p>se alegraban, brotaron tus pupilas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Santos_Álvarez,_Miguel_de_los__200n~~Cuán_bella_sale_la_naciente_aurora__0683.xml</text:p>
          </table:table-cell>
          <table:table-cell office:value-type="string" calcext:value-type="string">
            <text:p>¡Mas que hallará que le parezca hermos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Santos_Álvarez,_Miguel_de_los__200n~~Cuán_bella_sale_la_naciente_aurora__0683.xml</text:p>
          </table:table-cell>
          <table:table-cell office:value-type="string" calcext:value-type="string">
            <text:p>el que guarda en el alma dolorid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Rivas_Frade,_Federico__677n~~En_la_sierra__2436.xml</text:p>
          </table:table-cell>
          <table:table-cell table:style-name="ce118" office:value-type="string" calcext:value-type="string">
            <text:p>y al volver al oriente sus mirada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Rivas_Frade,_Federico__677n~~En_la_sierra__2436.xml</text:p>
          </table:table-cell>
          <table:table-cell table:style-name="ce118" office:value-type="string" calcext:value-type="string">
            <text:p>lánguidas de cansancio y amargur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adj_noun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Flores,_Manuel_María__301n~~Genoveva__0990.xml</text:p>
          </table:table-cell>
          <table:table-cell office:value-type="string" calcext:value-type="string">
            <text:p>solitaria y dulcísima palom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Flores,_Manuel_María__301n~~Genoveva__0990.xml</text:p>
          </table:table-cell>
          <table:table-cell office:value-type="string" calcext:value-type="string">
            <text:p>ajena de este mundo a los azare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Yanguas,_Aurelio__315n~~La_recolección__1033.xml</text:p>
          </table:table-cell>
          <table:table-cell table:style-name="ce118" office:value-type="string" calcext:value-type="string">
            <text:p>¡Ay del que espera cosechar un dí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hyperbaton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Yanguas,_Aurelio__315n~~La_recolección__1033.xml</text:p>
          </table:table-cell>
          <table:table-cell table:style-name="ce118" office:value-type="string" calcext:value-type="string">
            <text:p>del mundo en el vergel de falsedades!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Trenor,_Leopoldo__542n~~Primaveral__2008__El_secreto_de_la_vida__01.xml</text:p>
          </table:table-cell>
          <table:table-cell office:value-type="string" calcext:value-type="string">
            <text:p>y marché peregrino en seguimient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Trenor,_Leopoldo__542n~~Primaveral__2008__El_secreto_de_la_vida__01.xml</text:p>
          </table:table-cell>
          <table:table-cell office:value-type="string" calcext:value-type="string">
            <text:p>de ese ardiente nostálgico ardimiento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Muntadas_Joumet,_Juan_Federico__672n~~Inquietud__2428.xml</text:p>
          </table:table-cell>
          <table:table-cell table:style-name="ce118" office:value-type="string" calcext:value-type="string">
            <text:p>apaciguar estériles enojo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Muntadas_Joumet,_Juan_Federico__672n~~Inquietud__2428.xml</text:p>
          </table:table-cell>
          <table:table-cell table:style-name="ce118" office:value-type="string" calcext:value-type="string">
            <text:p>que al alma abruman con tenaz porfía;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Riba_Palacio,_Vicente__121n~~En_El_Escorial__0372.xml</text:p>
          </table:table-cell>
          <table:table-cell office:value-type="string" calcext:value-type="string">
            <text:p>esclavo de sí mismo, un soberan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Riba_Palacio,_Vicente__121n~~En_El_Escorial__0372.xml</text:p>
          </table:table-cell>
          <table:table-cell office:value-type="string" calcext:value-type="string">
            <text:p>que la vida cruzó sin un amigo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Bermejo,_Enrique__620n~~El_borracho__2289.xml</text:p>
          </table:table-cell>
          <table:table-cell table:style-name="ce118" office:value-type="string" calcext:value-type="string">
            <text:p>es intrépido, franco y excelente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Bermejo,_Enrique__620n~~El_borracho__2289.xml</text:p>
          </table:table-cell>
          <table:table-cell table:style-name="ce118" office:value-type="string" calcext:value-type="string">
            <text:p>amigo; pero juzgo sin empacho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cc_crossclause I-pb_adj_noun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Ugarte_y_Pages,_Francisco_Javier__342n~~Voz_de_Dios__1150.xml</text:p>
          </table:table-cell>
          <table:table-cell office:value-type="string" calcext:value-type="string">
            <text:p>a velar el cadáver de un ahorcado!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verb_chain I-pb_verb_chain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Ugarte_y_Pages,_Francisco_Javier__342n~~Voz_de_Dios__1150.xml</text:p>
          </table:table-cell>
          <table:table-cell office:value-type="string" calcext:value-type="string">
            <text:p>Y ante él, ante mis culpas, he aprendido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dobj_verb I-pb_verb_chain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Casal,_Julián_del__068n~~La_aparición__0239.xml</text:p>
          </table:table-cell>
          <table:table-cell table:style-name="ce118" office:value-type="string" calcext:value-type="string">
            <text:p>deleite invade a Herodes. La rojiza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pb_adj_noun I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Casal,_Julián_del__068n~~La_aparición__0239.xml</text:p>
          </table:table-cell>
          <table:table-cell table:style-name="ce118" office:value-type="string" calcext:value-type="string">
            <text:p>espada fulgurante inmoviliza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B-ex_dobj_verb I-pb_adj_noun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Valverde_López,_Carlos__330n~~A_F._G._L.__1103.xml</text:p>
          </table:table-cell>
          <table:table-cell office:value-type="string" calcext:value-type="string">
            <text:p>y el volcán de tu verbo agigantad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Valverde_López,_Carlos__330n~~A_F._G._L.__1103.xml</text:p>
          </table:table-cell>
          <table:table-cell office:value-type="string" calcext:value-type="string">
            <text:p>conformará el bastión firme y segur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subj_verb 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Querolt,_Vicente_Wenceslao__263n~~La_fiesta_de_Venus__0853__II__02.xml</text:p>
          </table:table-cell>
          <table:table-cell table:style-name="ce118" office:value-type="string" calcext:value-type="string">
            <text:p>todo el golfo del África, y los senos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pb_noun_prep I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Querolt,_Vicente_Wenceslao__263n~~La_fiesta_de_Venus__0853__II__02.xml</text:p>
          </table:table-cell>
          <table:table-cell table:style-name="ce118" office:value-type="string" calcext:value-type="string">
            <text:p>de sus risueñas costas, y el enjambre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noun_prep I-pb_noun_prep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Querolt,_Vicente_Wenceslao__263n~~La_fiesta_de_Venus__0853__II__02.xml</text:p>
          </table:table-cell>
          <table:table-cell office:value-type="string" calcext:value-type="string">
            <text:p>cristal, parecen cual bandada de ave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Querolt,_Vicente_Wenceslao__263n~~La_fiesta_de_Venus__0853__II__02.xml</text:p>
          </table:table-cell>
          <table:table-cell office:value-type="string" calcext:value-type="string">
            <text:p>fugitivas del África, que el sueñ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subj_verb I-pb_adj_noun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Esteva_Ravassa,_Gaspar__177n~~A_mis_hijos__0587.xml</text:p>
          </table:table-cell>
          <table:table-cell table:style-name="ce118" office:value-type="string" calcext:value-type="string">
            <text:p>no la elección de vuestro amor aflij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Esteva_Ravassa,_Gaspar__177n~~A_mis_hijos__0587.xml</text:p>
          </table:table-cell>
          <table:table-cell table:style-name="ce118" office:value-type="string" calcext:value-type="string">
            <text:p>al entrañable amor de vuestro padre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Betancourt,_José_Ramón_de__210n~~La_que_debo_amar__0695.xml</text:p>
          </table:table-cell>
          <table:table-cell office:value-type="string" calcext:value-type="string">
            <text:p>que en su fiel corazón guarde el tesor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etancourt,_José_Ramón_de__210n~~La_que_debo_amar__0695.xml</text:p>
          </table:table-cell>
          <table:table-cell office:value-type="string" calcext:value-type="string">
            <text:p>de mi honor, mi consuelo y mi ventura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Monte,_Ricardo_del__647n~~La_idea_de_Cervantes__2389.xml</text:p>
          </table:table-cell>
          <table:table-cell table:style-name="ce118" office:value-type="string" calcext:value-type="string">
            <text:p>Cervantes culto a la Razón, su mente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Monte,_Ricardo_del__647n~~La_idea_de_Cervantes__2389.xml</text:p>
          </table:table-cell>
          <table:table-cell table:style-name="ce118" office:value-type="string" calcext:value-type="string">
            <text:p>no fue apodar vuestra virtud demencia!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López_Velarde,_Ramón__290n~~Del_seminario__0968.xml</text:p>
          </table:table-cell>
          <table:table-cell office:value-type="string" calcext:value-type="string">
            <text:p>en las misas solemnes, cuando brillaba or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López_Velarde,_Ramón__290n~~Del_seminario__0968.xml</text:p>
          </table:table-cell>
          <table:table-cell office:value-type="string" calcext:value-type="string">
            <text:p>de casullas y mitras, en aquellas mañan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noun_prep 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Navarro_Montes_de_Oca,_José__155n~~El_mar...__0466.xml</text:p>
          </table:table-cell>
          <table:table-cell table:style-name="ce118" office:value-type="string" calcext:value-type="string">
            <text:p>era un ala tendida. Blanca estel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Navarro_Montes_de_Oca,_José__155n~~El_mar...__0466.xml</text:p>
          </table:table-cell>
          <table:table-cell table:style-name="ce118" office:value-type="string" calcext:value-type="string">
            <text:p>quedó en la solas tras la frágil barca;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Herrera_y_Reissig,_Julio__363n~~El_crepúsculo_del_martirio__1335.xml</text:p>
          </table:table-cell>
          <table:table-cell office:value-type="string" calcext:value-type="string">
            <text:p>que no tuviera eco... La cristia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adj_noun I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errera_y_Reissig,_Julio__363n~~El_crepúsculo_del_martirio__1335.xml</text:p>
          </table:table-cell>
          <table:table-cell office:value-type="string" calcext:value-type="string">
            <text:p>viudez de aquella hora en la campana,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Herrera_y_Reissig,_Julio__363n~~El_crepúsculo_del_martirio__1335.xml</text:p>
          </table:table-cell>
          <table:table-cell table:style-name="ce118" office:value-type="string" calcext:value-type="string">
            <text:p>de un vapor fue a morir a tu ventana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pb_noun_prep I-pb_noun_prep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Herrera_y_Reissig,_Julio__363n~~El_crepúsculo_del_martirio__1335.xml</text:p>
          </table:table-cell>
          <table:table-cell table:style-name="ce118" office:value-type="string" calcext:value-type="string">
            <text:p>Los sauces padecían con los vagos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adj_noun I-pb_noun_prep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Herrera_y_Reissig,_Julio__363n~~El_crepúsculo_del_martirio__1335.xml</text:p>
          </table:table-cell>
          <table:table-cell office:value-type="string" calcext:value-type="string">
            <text:p>superficialidad de tus halago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pb_adj_noun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rt of the subj phrase is on line 1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errera_y_Reissig,_Julio__363n~~El_crepúsculo_del_martirio__1335.xml</text:p>
          </table:table-cell>
          <table:table-cell office:value-type="string" calcext:value-type="string">
            <text:p>se arrepintió en el mar... Y en las riber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Ortiz,_Carlos__151n~~Llanto_por_una_muerte__0452.xml</text:p>
          </table:table-cell>
          <table:table-cell table:style-name="ce118" office:value-type="string" calcext:value-type="string">
            <text:p>y no ayuda alejando la concienci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office:annotation draw:style-name="gr1" draw:text-style-name="P2" svg:width="28.99mm" svg:height="5.96mm" svg:x="171.78mm" svg:y="588.09mm" draw:caption-point-x="-6.1mm" draw:caption-point-y="15.1mm">
              <dc:date>2019-12-30T00:00:00</dc:date>
              <text:p text:style-name="P1"><text:span text:style-name="T1">manually modif</text:span></text:p>
            </office:annotation>
            <text:p>B-pb_verb_cprep</text:p>
          </table:table-cell>
          <table:table-cell table:style-name="ce118" office:value-type="string" calcext:value-type="string">
            <text:p>ok</text:p>
          </table:table-cell>
          <table:table-cell table:style-name="ce118" office:value-type="string" calcext:value-type="string">
            <text:p>ko cprep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1016"/>
        </table:table-row>
        <table:table-row table:style-name="ro1" table:visibility="filter">
          <table:table-cell table:style-name="ce118" office:value-type="string" calcext:value-type="string">
            <text:p>Ortiz,_Carlos__151n~~Llanto_por_una_muerte__0452.xml</text:p>
          </table:table-cell>
          <table:table-cell table:style-name="ce118" office:value-type="string" calcext:value-type="string">
            <text:p>de la imagen del cuerpo sepultado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Pezoa_Véliz,_Carlos__322n~~Cuerdas_heridas__1077.xml</text:p>
          </table:table-cell>
          <table:table-cell office:value-type="string" calcext:value-type="string">
            <text:p>Igual al cisne que a lo lejos pier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ezoa_Véliz,_Carlos__322n~~Cuerdas_heridas__1077.xml</text:p>
          </table:table-cell>
          <table:table-cell office:value-type="string" calcext:value-type="string">
            <text:p>su busto en sueños de oriental perez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Lles,_Francisco__090n~~III__0313.xml</text:p>
          </table:table-cell>
          <table:table-cell table:style-name="ce118" office:value-type="string" calcext:value-type="string">
            <text:p>de purezas y amor, desvaneci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 I-pb_noun_prep</text:p>
          </table:table-cell>
          <table:table-cell table:style-name="ce118" office:value-type="string" calcext:value-type="string">
            <text:p>ok</text:p>
          </table:table-cell>
          <table:table-cell table:style-name="ce118"/>
          <table:table-cell table:style-name="ce118" office:value-type="string" calcext:value-type="string">
            <text:p>ellptic NP split by line and stanza boundary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Lles,_Francisco__090n~~III__0313.xml</text:p>
          </table:table-cell>
          <table:table-cell table:style-name="ce118" office:value-type="string" calcext:value-type="string">
            <text:p>la fe, con el pasado en desacuerd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Alcalde_Sánchez_Toscano,_José_María__317n~~Ante_el_cuadro_«La_rendición_de_Granada»__1039.xml</text:p>
          </table:table-cell>
          <table:table-cell office:value-type="string" calcext:value-type="string">
            <text:p>y miro en el monarca victorios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 cpre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lcalde_Sánchez_Toscano,_José_María__317n~~Ante_el_cuadro_«La_rendición_de_Granada»__1039.xml</text:p>
          </table:table-cell>
          <table:table-cell office:value-type="string" calcext:value-type="string">
            <text:p>de su talento colosal la llama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Agustini,_Delmira__321n~~Florecimiento__1048.xml</text:p>
          </table:table-cell>
          <table:table-cell table:style-name="ce118" office:value-type="string" calcext:value-type="string">
            <text:p>sangrar se oiría. Rueda en los momentos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ex_subj_verb I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Agustini,_Delmira__321n~~Florecimiento__1048.xml</text:p>
          </table:table-cell>
          <table:table-cell table:style-name="ce118" office:value-type="string" calcext:value-type="string">
            <text:p>una palabra insólita, caída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Agustini,_Delmira__321n~~Florecimiento__1048.xml</text:p>
          </table:table-cell>
          <table:table-cell office:value-type="string" calcext:value-type="string">
            <text:p>tal manos frescas, ¡ah!... ¿por qué tormento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adj_noun I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Agustini,_Delmira__321n~~Florecimiento__1048.xml</text:p>
          </table:table-cell>
          <table:table-cell office:value-type="string" calcext:value-type="string">
            <text:p>misteriosos los rostros palidece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pb_verb_adv I-pb_adj_noun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Palacios,_Pedro_B._«Almafuerte»__560n~~¡Molto_piu_avanti_ancora!__2055.xml</text:p>
          </table:table-cell>
          <table:table-cell table:style-name="ce118" office:value-type="string" calcext:value-type="string">
            <text:p>cómo ansía las nubes el desiert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/>
          <table:table-cell table:style-name="ce118" office:value-type="string" calcext:value-type="string">
            <text:p>elliptic subject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1016"/>
        </table:table-row>
        <table:table-row table:style-name="ro1" table:visibility="filter">
          <table:table-cell table:style-name="ce118" office:value-type="string" calcext:value-type="string">
            <text:p>Palacios,_Pedro_B._«Almafuerte»__560n~~¡Molto_piu_avanti_ancora!__2055.xml</text:p>
          </table:table-cell>
          <table:table-cell table:style-name="ce118" office:value-type="string" calcext:value-type="string">
            <text:p>sin que a ninguno su ansiedad confíe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Rodajo,_Andrés__112n~~Soneto__0360.xml</text:p>
          </table:table-cell>
          <table:table-cell office:value-type="string" calcext:value-type="string">
            <text:p>¡Todo sucumbe ante el fatal destin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 I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Rodajo,_Andrés__112n~~Soneto__0360.xml</text:p>
          </table:table-cell>
          <table:table-cell office:value-type="string" calcext:value-type="string">
            <text:p>que el universo como ley proclama!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Maristany,_Fernando__629n~~Remy_Belleau__2321.xml</text:p>
          </table:table-cell>
          <table:table-cell table:style-name="ce118" office:value-type="string" calcext:value-type="string">
            <text:p>ya presto a abandonarla, y de besar de nuev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Maristany,_Fernando__629n~~Remy_Belleau__2321.xml</text:p>
          </table:table-cell>
          <table:table-cell table:style-name="ce118" office:value-type="string" calcext:value-type="string">
            <text:p>su pecho nacarado, de ver sus lindos ojos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Silva,_José_Asunción__409n~~A_Ariadna__1613.xml</text:p>
          </table:table-cell>
          <table:table-cell office:value-type="string" calcext:value-type="string">
            <text:p>con la nostalgia se encontrara a sola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Silva,_José_Asunción__409n~~A_Ariadna__1613.xml</text:p>
          </table:table-cell>
          <table:table-cell office:value-type="string" calcext:value-type="string">
            <text:p>sobre las aguas de la mar gigant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prep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Reyes,_Arturo__245n~~A_Málaga__0793.xml</text:p>
          </table:table-cell>
          <table:table-cell table:style-name="ce118" office:value-type="string" calcext:value-type="string">
            <text:p>dar ya fin para siempre a mi camin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 I-ex_dobj_verb</text:p>
          </table:table-cell>
          <table:table-cell table:style-name="ce118" office:value-type="string" calcext:value-type="string">
            <text:p>ok</text:p>
          </table:table-cell>
          <table:table-cell table:style-name="ce118"/>
          <table:table-cell table:style-name="ce118" office:value-type="string" calcext:value-type="string">
            <text:p>hyperbaton; categ fine in spite of it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Reyes,_Arturo__245n~~A_Málaga__0793.xml</text:p>
          </table:table-cell>
          <table:table-cell table:style-name="ce118" office:value-type="string" calcext:value-type="string">
            <text:p>del zafir de tu cielo a los fulgores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Méndez,_Evaristo__071n~~Diálogo_pastoral__0248.xml</text:p>
          </table:table-cell>
          <table:table-cell office:value-type="string" calcext:value-type="string">
            <text:p>al lado de los oros de tu cabello. El Had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Méndez,_Evaristo__071n~~Diálogo_pastoral__0248.xml</text:p>
          </table:table-cell>
          <table:table-cell office:value-type="string" calcext:value-type="string">
            <text:p>eres de esta pradera. Yo quiero ser la rein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noun_prep 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Pompilio_Llona,_Numa__516n~~En_el_segundo_centenario_de_D._Pedro_Calderón_de_l__1935__X__06.xml</text:p>
          </table:table-cell>
          <table:table-cell table:style-name="ce118" office:value-type="string" calcext:value-type="string">
            <text:p>los horrendos colosos del océano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dobj_verb I-ex_do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Pompilio_Llona,_Numa__516n~~En_el_segundo_centenario_de_D._Pedro_Calderón_de_l__1935__X__06.xml</text:p>
          </table:table-cell>
          <table:table-cell table:style-name="ce118" office:value-type="string" calcext:value-type="string">
            <text:p>De tu Justina y Príncipe Constante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relword 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Fernández_y_González,_Esteban__483n~~¡1904!__1828.xml</text:p>
          </table:table-cell>
          <table:table-cell office:value-type="string" calcext:value-type="string">
            <text:p>¡Vanos efluvios de fugaz esenci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Fernández_y_González,_Esteban__483n~~¡1904!__1828.xml</text:p>
          </table:table-cell>
          <table:table-cell office:value-type="string" calcext:value-type="string">
            <text:p>que acrecientan efímeras pasiones!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cc_crossclause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Yanguas,_Aurelio__315n~~El_beso_de_Judas__1029.xml</text:p>
          </table:table-cell>
          <table:table-cell table:style-name="ce118" office:value-type="string" calcext:value-type="string">
            <text:p>no siempre con el ósculo va uni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Yanguas,_Aurelio__315n~~El_beso_de_Judas__1029.xml</text:p>
          </table:table-cell>
          <table:table-cell table:style-name="ce118" office:value-type="string" calcext:value-type="string">
            <text:p>la savia de bondad, de amor el brote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Lebrón,_Miguel__360n~~¡Primavera!__1266.xml</text:p>
          </table:table-cell>
          <table:table-cell office:value-type="string" calcext:value-type="string">
            <text:p>al sol primaveral cuyos fulgore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Lebrón,_Miguel__360n~~¡Primavera!__1266.xml</text:p>
          </table:table-cell>
          <table:table-cell office:value-type="string" calcext:value-type="string">
            <text:p>vibran cual notas llenas de armoní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2">
          <table:table-cell table:style-name="ce118" office:value-type="string" calcext:value-type="string">
            <text:p>Zorrilla,_José__149n~~A_S._M._el_rey_Alfonso_XII_en_la_muerte_de_S._M._l__0432.xml</text:p>
          </table:table-cell>
          <table:table-cell table:style-name="ce118" office:value-type="string" calcext:value-type="string">
            <text:p>si os hizo ¡oh Rey! el corazón pedazo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/>
          <table:table-cell table:style-name="ce118" office:value-type="string" calcext:value-type="string">
            <text:p>hyperbaton</text:p>
            <text:p>both subj and obj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1016"/>
        </table:table-row>
        <table:table-row table:style-name="ro1" table:visibility="filter">
          <table:table-cell table:style-name="ce118" office:value-type="string" calcext:value-type="string">
            <text:p>Zorrilla,_José__149n~~A_S._M._el_rey_Alfonso_XII_en_la_muerte_de_S._M._l__0432.xml</text:p>
          </table:table-cell>
          <table:table-cell table:style-name="ce118" office:value-type="string" calcext:value-type="string">
            <text:p>de la muerte al herirla la guadañ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Agustini,_Delmira__321n~~Tu_boca__1067.xml</text:p>
          </table:table-cell>
          <table:table-cell office:value-type="string" calcext:value-type="string">
            <text:p>algún beso en la noche. Tenaz como una loc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Agustini,_Delmira__321n~~Tu_boca__1067.xml</text:p>
          </table:table-cell>
          <table:table-cell office:value-type="string" calcext:value-type="string">
            <text:p>seguía mi divina labor sobre la roc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ex_subj_verb I-ex_subj_verb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Arnao,_Nicolás__256n~~Holgazanista__0823.xml</text:p>
          </table:table-cell>
          <table:table-cell table:style-name="ce118" office:value-type="string" calcext:value-type="string">
            <text:p>¿Qué más prosperidad quiero en archiv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rnao,_Nicolás__256n~~Holgazanista__0823.xml</text:p>
          </table:table-cell>
          <table:table-cell table:style-name="ce118" office:value-type="string" calcext:value-type="string">
            <text:p>que dormir y soñar que no trabajo?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Guerrero,_Pascual__474n~~Tú_que_vas_a_la_fuente__1810.xml</text:p>
          </table:table-cell>
          <table:table-cell office:value-type="string" calcext:value-type="string">
            <text:p>florecen en mi alma sensible, si te miro...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Guerrero,_Pascual__474n~~Tú_que_vas_a_la_fuente__1810.xml</text:p>
          </table:table-cell>
          <table:table-cell office:value-type="string" calcext:value-type="string">
            <text:p>Y hasta cuando te alejas, creo ver en la tard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cc_crossclause 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Nápoles_Fajardo,_Juan_Cristóbal__505n~~Mis_resabios__1897.xml</text:p>
          </table:table-cell>
          <table:table-cell table:style-name="ce118" office:value-type="string" calcext:value-type="string">
            <text:p>hablar poco y burlarme de aquel hombre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Nápoles_Fajardo,_Juan_Cristóbal__505n~~Mis_resabios__1897.xml</text:p>
          </table:table-cell>
          <table:table-cell table:style-name="ce118" office:value-type="string" calcext:value-type="string">
            <text:p>que por sabio pasando, es un jumento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Estrada,_Ángel_de__416n~~Calma__1645.xml</text:p>
          </table:table-cell>
          <table:table-cell office:value-type="string" calcext:value-type="string">
            <text:p>al cruzar por el diáfano paisaj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 I-pb_verb_chai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Estrada,_Ángel_de__416n~~Calma__1645.xml</text:p>
          </table:table-cell>
          <table:table-cell office:value-type="string" calcext:value-type="string">
            <text:p>de alma, fuente y estatua, con anhel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noun_prep I-pb_noun_prep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Perera_Álvarez,_Patricio__682n~~A_Fabio__2455.xml</text:p>
          </table:table-cell>
          <table:table-cell table:style-name="ce118" office:value-type="string" calcext:value-type="string">
            <text:p>conoces ya la senda de la glori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 I-pb_adj_noun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Perera_Álvarez,_Patricio__682n~~A_Fabio__2455.xml</text:p>
          </table:table-cell>
          <table:table-cell table:style-name="ce118" office:value-type="string" calcext:value-type="string">
            <text:p>y puedes sabio y crítico llamarte?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Palau_y_Català,_Melchor__314n~~Sonetos__1023__I__01.xml</text:p>
          </table:table-cell>
          <table:table-cell office:value-type="string" calcext:value-type="string">
            <text:p>al que bien te comprende, le conduce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alau_y_Català,_Melchor__314n~~Sonetos__1023__I__01.xml</text:p>
          </table:table-cell>
          <table:table-cell office:value-type="string" calcext:value-type="string">
            <text:p>al puerto ansiado de la paz suprema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Pagaza,_Joaquín_Arcadio__288n~~El_Papaloapan__0950.xml</text:p>
          </table:table-cell>
          <table:table-cell table:style-name="ce118" office:value-type="string" calcext:value-type="string">
            <text:p>del tordo herida por el rojo pic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 I-pb_noun_prep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Pagaza,_Joaquín_Arcadio__288n~~El_Papaloapan__0950.xml</text:p>
          </table:table-cell>
          <table:table-cell table:style-name="ce118" office:value-type="string" calcext:value-type="string">
            <text:p>y mézclanse tus palmas en la altura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pb_adj_noun I-ex_do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Piedra,_Francisco_Sisto__054n~~El_cráneo_de_la_selva__0176.xml</text:p>
          </table:table-cell>
          <table:table-cell office:value-type="string" calcext:value-type="string">
            <text:p>del grito postrimero de su iner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 I-pb_noun_prep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Piedra,_Francisco_Sisto__054n~~El_cráneo_de_la_selva__0176.xml</text:p>
          </table:table-cell>
          <table:table-cell office:value-type="string" calcext:value-type="string">
            <text:p>boca, o con el alma estremecid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Pérez_y_González,_Felipe__143n~~A_los_Santos_Reyes__0410.xml</text:p>
          </table:table-cell>
          <table:table-cell table:style-name="ce118" office:value-type="string" calcext:value-type="string">
            <text:p>Manolito Jesús..., pedid sin tas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 I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table:number-columns-repeated="1016"/>
        </table:table-row>
        <table:table-row table:style-name="ro1" table:visibility="filter">
          <table:table-cell table:style-name="ce118" office:value-type="string" calcext:value-type="string">
            <text:p>Pérez_y_González,_Felipe__143n~~A_los_Santos_Reyes__0410.xml</text:p>
          </table:table-cell>
          <table:table-cell table:style-name="ce118" office:value-type="string" calcext:value-type="string">
            <text:p>que por España siga procurando;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Díaz_Reinoria,_Rafael__348n~~A_una_tuerta__1221.xml</text:p>
          </table:table-cell>
          <table:table-cell office:value-type="string" calcext:value-type="string">
            <text:p>que de tu rostro angélico ha fugad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 I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Díaz_Reinoria,_Rafael__348n~~A_una_tuerta__1221.xml</text:p>
          </table:table-cell>
          <table:table-cell office:value-type="string" calcext:value-type="string">
            <text:p>un día brillará más refulgent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adj_prep 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Molina,_Juan_Ramón__214n~~Péscame_una_sirena__0703.xml</text:p>
          </table:table-cell>
          <table:table-cell table:style-name="ce118" office:value-type="string" calcext:value-type="string">
            <text:p>que es como el aleve de la mujer. El sol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Molina,_Juan_Ramón__214n~~Péscame_una_sirena__0703.xml</text:p>
          </table:table-cell>
          <table:table-cell table:style-name="ce118" office:value-type="string" calcext:value-type="string">
            <text:p>la mirará mañana entre mis brazos loc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Althaus,_Clemente__373n~~El_hablador__1386.xml</text:p>
          </table:table-cell>
          <table:table-cell office:value-type="string" calcext:value-type="string">
            <text:p>y a tanta reunión la antes escas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noun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Althaus,_Clemente__373n~~El_hablador__1386.xml</text:p>
          </table:table-cell>
          <table:table-cell office:value-type="string" calcext:value-type="string">
            <text:p>sala se desocupa, y solament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Arnao,_Nicolás__256n~~Do_esta_la_voz__0827.xml</text:p>
          </table:table-cell>
          <table:table-cell table:style-name="ce118" office:value-type="string" calcext:value-type="string">
            <text:p>revestida de pompas cual las flore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rnao,_Nicolás__256n~~Do_esta_la_voz__0827.xml</text:p>
          </table:table-cell>
          <table:table-cell table:style-name="ce118" office:value-type="string" calcext:value-type="string">
            <text:p>par dormir marchitas en la Nada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Herrera_y_Reissig,_Julio__363n~~Idealidad_exótica__1323.xml</text:p>
          </table:table-cell>
          <table:table-cell office:value-type="string" calcext:value-type="string">
            <text:p>sobre el absurdo de la perspectiva..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noun_prep I-pb_noun_prep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Herrera_y_Reissig,_Julio__363n~~Idealidad_exótica__1323.xml</text:p>
          </table:table-cell>
          <table:table-cell office:value-type="string" calcext:value-type="string">
            <text:p>Bajo del velo, tu mirada bru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ex_subj_verb 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Peris_y_Pascual,_José__621n~~Ante_el_sepulcro_del_mismo__2297.xml</text:p>
          </table:table-cell>
          <table:table-cell table:style-name="ce118" office:value-type="string" calcext:value-type="string">
            <text:p>tal veo en tu sepulcro converti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Peris_y_Pascual,_José__621n~~Ante_el_sepulcro_del_mismo__2297.xml</text:p>
          </table:table-cell>
          <table:table-cell table:style-name="ce118" office:value-type="string" calcext:value-type="string">
            <text:p>la sombra funeral en luz de gloria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Querolt,_Vicente_Wenceslao__263n~~La_fiesta_de_Venus__0853__III__03.xml</text:p>
          </table:table-cell>
          <table:table-cell office:value-type="string" calcext:value-type="string">
            <text:p>yacen inmobles semejando aquella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relword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Querolt,_Vicente_Wenceslao__263n~~La_fiesta_de_Venus__0853__III__03.xml</text:p>
          </table:table-cell>
          <table:table-cell office:value-type="string" calcext:value-type="string">
            <text:p>escenas de los dioses que el etern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adj_noun I-pb_relword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Borrero,_Juana__354n~~Crepuscular__1236.xml</text:p>
          </table:table-cell>
          <table:table-cell table:style-name="ce118" office:value-type="string" calcext:value-type="string">
            <text:p>se escucha el aleteo de los cisnes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Borrero,_Juana__354n~~Crepuscular__1236.xml</text:p>
          </table:table-cell>
          <table:table-cell table:style-name="ce118" office:value-type="string" calcext:value-type="string">
            <text:p>que, como un grupo de nevadas flores,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I-cc_crossclause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Valverde_López,_Carlos__330n~~El_vértigo_demente__1110.xml</text:p>
          </table:table-cell>
          <table:table-cell office:value-type="string" calcext:value-type="string">
            <text:p>cuando miro de frente tus ojos esmeralda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subj_verb I-ex_su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Valverde_López,_Carlos__330n~~El_vértigo_demente__1110.xml</text:p>
          </table:table-cell>
          <table:table-cell office:value-type="string" calcext:value-type="string">
            <text:p>Sólo el fulgor del alba que tu afección eman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subj_verb I-ex_su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Valverde_López,_Carlos__330n~~El_vértigo_demente__1110.xml</text:p>
          </table:table-cell>
          <table:table-cell table:style-name="ce118" office:value-type="string" calcext:value-type="string">
            <text:p>y en el ronco latido de esta torva acechanz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verb_adv I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Valverde_López,_Carlos__330n~~El_vértigo_demente__1110.xml</text:p>
          </table:table-cell>
          <table:table-cell table:style-name="ce118" office:value-type="string" calcext:value-type="string">
            <text:p>sólo tu mano calma mi frente atormentada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verb_adv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Zorrilla,_José__149n~~Soneto__0436.xml</text:p>
          </table:table-cell>
          <table:table-cell office:value-type="string" calcext:value-type="string">
            <text:p>a aquella cuya imagen me enamora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verb_adv I-ex_do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capitalization</text:p>
          </table:table-cell>
          <table:table-cell table:number-columns-repeated="1017"/>
        </table:table-row>
        <table:table-row table:style-name="ro5" table:visibility="filter">
          <table:table-cell office:value-type="string" calcext:value-type="string">
            <text:p>Zorrilla,_José__149n~~Soneto__0436.xml</text:p>
          </table:table-cell>
          <table:table-cell office:value-type="string" calcext:value-type="string">
            <text:p>mas quien pudiera haber jamás creído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dobj_verb I-pb_verb_adv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Peralta,_Eduardo__509n~~¡Triunfo...!__1918.xml</text:p>
          </table:table-cell>
          <table:table-cell table:style-name="ce118" office:value-type="string" calcext:value-type="string">
            <text:p>que lo libran del lucro desmedido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cc_crossclause I-cc_crossclause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Peralta,_Eduardo__509n~~¡Triunfo...!__1918.xml</text:p>
          </table:table-cell>
          <table:table-cell table:style-name="ce118" office:value-type="string" calcext:value-type="string">
            <text:p>Mas... en su Liga niegan las Naciones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ex_dobj_verb I-cc_crossclause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Morales,_Sebastián_Alfredo_de__465n~~A_Nactalia__1771__I__01.xml</text:p>
          </table:table-cell>
          <table:table-cell office:value-type="string" calcext:value-type="string">
            <text:p>y aunque el tiempo veloz la pompa ultraj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orales,_Sebastián_Alfredo_de__465n~~A_Nactalia__1771__I__01.xml</text:p>
          </table:table-cell>
          <table:table-cell office:value-type="string" calcext:value-type="string">
            <text:p>de ese tu brillo juvenil lozano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Morales,_Tomás__633n~~Vamos_llegando_en_medio...__2333.xml</text:p>
          </table:table-cell>
          <table:table-cell table:style-name="ce118" office:value-type="string" calcext:value-type="string">
            <text:p>que hasta el viento parece que ha muerto en la bahía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cc_crossclause I-cc_crossclause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Morales,_Tomás__633n~~Vamos_llegando_en_medio...__2333.xml</text:p>
          </table:table-cell>
          <table:table-cell table:style-name="ce118" office:value-type="string" calcext:value-type="string">
            <text:p>Entramos lentamente; a nuestro lado quedan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ex_subj_verb I-cc_crossclause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Herrera_y_Reissig,_Julio__363n~~Nirvana_crepuscular__1319.xml</text:p>
          </table:table-cell>
          <table:table-cell office:value-type="string" calcext:value-type="string">
            <text:p>materialización de una quimera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adj_noun I-pb_adj_nou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Herrera_y_Reissig,_Julio__363n~~Nirvana_crepuscular__1319.xml</text:p>
          </table:table-cell>
          <table:table-cell office:value-type="string" calcext:value-type="string">
            <text:p>En consubstanciación con aquel bello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pb_adj_noun I-pb_adj_noun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Herrera_y_Reissig,_Julio__363n~~Nirvana_crepuscular__1319.xml</text:p>
          </table:table-cell>
          <table:table-cell table:style-name="ce118" office:value-type="string" calcext:value-type="string">
            <text:p>te inanimaste... Una ideal perez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Herrera_y_Reissig,_Julio__363n~~Nirvana_crepuscular__1319.xml</text:p>
          </table:table-cell>
          <table:table-cell table:style-name="ce118" office:value-type="string" calcext:value-type="string">
            <text:p>mimó tu rostro de incitante vell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Ugarte_y_Pages,_Francisco_Javier__342n~~La_adoración_de_la_Cruz__1154.xml</text:p>
          </table:table-cell>
          <table:table-cell office:value-type="string" calcext:value-type="string">
            <text:p>del hijo pecador o delincuente...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 I-pb_noun_prep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Ugarte_y_Pages,_Francisco_Javier__342n~~La_adoración_de_la_Cruz__1154.xml</text:p>
          </table:table-cell>
          <table:table-cell office:value-type="string" calcext:value-type="string">
            <text:p>¡Tú, que desde las cúspides más alt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pb_adj_noun I-pb_noun_prep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Ortiz,_Carlos__151n~~Soneto__0441.xml</text:p>
          </table:table-cell>
          <table:table-cell table:style-name="ce118" office:value-type="string" calcext:value-type="string">
            <text:p>y a la estrella acorrala con su lanz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Ortiz,_Carlos__151n~~Soneto__0441.xml</text:p>
          </table:table-cell>
          <table:table-cell table:style-name="ce118" office:value-type="string" calcext:value-type="string">
            <text:p>de albo rayo, fatal como ninguna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Herrera_y_Reissig,_Julio__363n~~El_ángelus__1331.xml</text:p>
          </table:table-cell>
          <table:table-cell office:value-type="string" calcext:value-type="string">
            <text:p>detiénese el labriego y se descubre, y ar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errera_y_Reissig,_Julio__363n~~El_ángelus__1331.xml</text:p>
          </table:table-cell>
          <table:table-cell office:value-type="string" calcext:value-type="string">
            <text:p>su mirada en la súplica de piadosos consejos..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Wen_Maury,_José__494n~~Los_doce_meses__1853__Diciembre__12.xml</text:p>
          </table:table-cell>
          <table:table-cell table:style-name="ce118" office:value-type="string" calcext:value-type="string">
            <text:p>en cada hogar, de paz pone vislumbre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Wen_Maury,_José__494n~~Los_doce_meses__1853__Diciembre__12.xml</text:p>
          </table:table-cell>
          <table:table-cell table:style-name="ce118" office:value-type="string" calcext:value-type="string">
            <text:p>Mas del festín en la feliz locura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table:number-columns-repeated="1020"/>
        </table:table-row>
        <table:table-row table:style-name="ro2" table:visibility="filter">
          <table:table-cell office:value-type="string" calcext:value-type="string">
            <text:p>Matamoros,_Mercedes__361n~~En_el_entierro_de_Casal__1303.xml</text:p>
          </table:table-cell>
          <table:table-cell office:value-type="string" calcext:value-type="string">
            <text:p>llegar quiso hasta Él, y en su amargu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noun_prep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hyperbaton</text:p>
            <text:p>mode adjunct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atamoros,_Mercedes__361n~~En_el_entierro_de_Casal__1303.xml</text:p>
          </table:table-cell>
          <table:table-cell office:value-type="string" calcext:value-type="string">
            <text:p>de gozo cruel su corazón palpita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noun_prep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Milanés,_María_Luisa__101n~~No_pude_comprender__0339.xml</text:p>
          </table:table-cell>
          <table:table-cell table:style-name="ce118" office:value-type="string" calcext:value-type="string">
            <text:p>Claro que para ti es un paraíso</text:p>
          </table:table-cell>
          <table:table-cell table:style-name="ce118" office:value-type="string" calcext:value-type="string">
            <text:p>4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Milanés,_María_Luisa__101n~~No_pude_comprender__0339.xml</text:p>
          </table:table-cell>
          <table:table-cell table:style-name="ce118" office:value-type="string" calcext:value-type="string">
            <text:p>mirar tus ojos bellos y tu seno,</text:p>
          </table:table-cell>
          <table:table-cell table:style-name="ce118" office:value-type="string" calcext:value-type="string">
            <text:p>5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Gutiérrez_Alea,_Lino__548n~~Sentimental__2020.xml</text:p>
          </table:table-cell>
          <table:table-cell office:value-type="string" calcext:value-type="string">
            <text:p>Y la albura del fuerte allá en el ciel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 I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Gutiérrez_Alea,_Lino__548n~~Sentimental__2020.xml</text:p>
          </table:table-cell>
          <table:table-cell office:value-type="string" calcext:value-type="string">
            <text:p>se extinguió lentamente, como muer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subj_verb 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Trueba,_Antonio_de__118n~~Soneto__0366.xml</text:p>
          </table:table-cell>
          <table:table-cell table:style-name="ce118" office:value-type="string" calcext:value-type="string">
            <text:p>con celadas que no usan ni las sorda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noun_prep</text:p>
          </table:table-cell>
          <table:table-cell table:style-name="ce118" office:value-type="string" calcext:value-type="string">
            <text:p>ok</text:p>
          </table:table-cell>
          <table:table-cell table:style-name="ce118"/>
          <table:table-cell table:style-name="ce118" office:value-type="string" calcext:value-type="string">
            <text:p>looks like typos but author has VIAF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Trueba,_Antonio_de__118n~~Soneto__0366.xml</text:p>
          </table:table-cell>
          <table:table-cell table:style-name="ce118" office:value-type="string" calcext:value-type="string">
            <text:p>de taparrabo y tez de chocolate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noun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Urbach,_Carlos_Póo__031n~~Lampo__0083.xml</text:p>
          </table:table-cell>
          <table:table-cell office:value-type="string" calcext:value-type="string">
            <text:p>que tu dulce visión consolado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Urbach,_Carlos_Póo__031n~~Lampo__0083.xml</text:p>
          </table:table-cell>
          <table:table-cell office:value-type="string" calcext:value-type="string">
            <text:p>se refleja en mi vida un solo instante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Herrera_y_Reissig,_Julio__363n~~Epitalamio_ancestral__1324.xml</text:p>
          </table:table-cell>
          <table:table-cell table:style-name="ce118" office:value-type="string" calcext:value-type="string">
            <text:p>Sobre mi corazón, los hierofantes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Herrera_y_Reissig,_Julio__363n~~Epitalamio_ancestral__1324.xml</text:p>
          </table:table-cell>
          <table:table-cell table:style-name="ce118" office:value-type="string" calcext:value-type="string">
            <text:p>ungieron tu sandalia, urna de ras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Herrera_y_Reissig,_Julio__363n~~Amor_sádico__1327.xml</text:p>
          </table:table-cell>
          <table:table-cell office:value-type="string" calcext:value-type="string">
            <text:p>de la repulsa nos unió un instante..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-pb_noun_prep I-pb_noun_prep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Herrera_y_Reissig,_Julio__363n~~Amor_sádico__1327.xml</text:p>
          </table:table-cell>
          <table:table-cell office:value-type="string" calcext:value-type="string">
            <text:p>Agrio placer y bárbaro embeles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-pb_verb_chain I-pb_noun_prep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Alarcón,_Pedro_Antonio_de__404n~~Desaliento__1561.xml</text:p>
          </table:table-cell>
          <table:table-cell table:style-name="ce118" office:value-type="string" calcext:value-type="string">
            <text:p>Lloramos... y la ajena indiferenci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 I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Alarcón,_Pedro_Antonio_de__404n~~Desaliento__1561.xml</text:p>
          </table:table-cell>
          <table:table-cell table:style-name="ce118" office:value-type="string" calcext:value-type="string">
            <text:p>mi risa provocó, secó tu llanto...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5">
          <table:table-cell office:value-type="string" calcext:value-type="string">
            <text:p>Urbach,_Carlos_Póo__031n~~In_extremis__0067.xml</text:p>
          </table:table-cell>
          <table:table-cell office:value-type="string" calcext:value-type="string">
            <text:p>que bordan los linderos del camin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cc_crossclause I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Urbach,_Carlos_Póo__031n~~In_extremis__0067.xml</text:p>
          </table:table-cell>
          <table:table-cell office:value-type="string" calcext:value-type="string">
            <text:p>donde en áspero lecho de fría piedr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cc_crossclause I-cc_crossclause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Bertolín_Peña,_Manuel__578n~~En_la_noche_romántica__2096.xml</text:p>
          </table:table-cell>
          <table:table-cell table:style-name="ce118" office:value-type="string" calcext:value-type="string">
            <text:p>del rosal ilusión. ¡Oh mi Amada, gocemos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dobj_verb I-pb_noun_prep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Bertolín_Peña,_Manuel__578n~~En_la_noche_romántica__2096.xml</text:p>
          </table:table-cell>
          <table:table-cell table:style-name="ce118" office:value-type="string" calcext:value-type="string">
            <text:p>el nocturno amoroso! Escucha los diversos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relword 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Figueroa,_Rudolfo__401n~~Pinceladas__1530__VIII__08.xml</text:p>
          </table:table-cell>
          <table:table-cell office:value-type="string" calcext:value-type="string">
            <text:p>y entre tanto rumor que se derram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verb_chain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Figueroa,_Rudolfo__401n~~Pinceladas__1530__VIII__08.xml</text:p>
          </table:table-cell>
          <table:table-cell office:value-type="string" calcext:value-type="string">
            <text:p>predomina el monótono voce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dobj_verb I-pb_verb_chain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Estrada,_Ángel_de__416n~~Soneto__1648.xml</text:p>
          </table:table-cell>
          <table:table-cell table:style-name="ce118" office:value-type="string" calcext:value-type="string">
            <text:p>al diablo audaz y que la morir vencid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Estrada,_Ángel_de__416n~~Soneto__1648.xml</text:p>
          </table:table-cell>
          <table:table-cell table:style-name="ce118" office:value-type="string" calcext:value-type="string">
            <text:p>tardes y auroras se llevó en el alma;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Othón,_Manuel_José__408n~~Soneto__1598.xml</text:p>
          </table:table-cell>
          <table:table-cell office:value-type="string" calcext:value-type="string">
            <text:p>Los últimos reflejos de luz flav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ypo brilla → brillan</text:p>
          </table:table-cell>
          <table:table-cell table:number-columns-repeated="1017"/>
        </table:table-row>
        <table:table-row table:style-name="ro5" table:visibility="filter">
          <table:table-cell office:value-type="string" calcext:value-type="string">
            <text:p>Othón,_Manuel_José__408n~~Soneto__1598.xml</text:p>
          </table:table-cell>
          <table:table-cell office:value-type="string" calcext:value-type="string">
            <text:p>en el límite brilla del potrer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-ex_subj_verb I-ex_subj_verb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Borrero,_Juana__354n~~Medioeval__1238.xml</text:p>
          </table:table-cell>
          <table:table-cell table:style-name="ce118" office:value-type="string" calcext:value-type="string">
            <text:p>que al agitar la mano sobre el cordaje de or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ko</text:p>
          </table:table-cell>
          <table:table-cell table:style-name="ce118"/>
          <table:table-cell table:style-name="ce118" office:value-type="string" calcext:value-type="string">
            <text:p>predicativo?</text:p>
          </table:table-cell>
          <table:table-cell table:style-name="ce118" table:number-columns-repeated="1017"/>
        </table:table-row>
        <table:table-row table:style-name="ro1" table:visibility="filter">
          <table:table-cell table:style-name="ce118" office:value-type="string" calcext:value-type="string">
            <text:p>Borrero,_Juana__354n~~Medioeval__1238.xml</text:p>
          </table:table-cell>
          <table:table-cell table:style-name="ce118" office:value-type="string" calcext:value-type="string">
            <text:p>entristecido exhala su queja dolorosa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adj_noun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Goygoechea_Menéndez,_Martín__367n~~Soneto__1356.xml</text:p>
          </table:table-cell>
          <table:table-cell office:value-type="string" calcext:value-type="string">
            <text:p>que alza el Aquidabán. Alguna enseñ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pb_adj_noun I-cc_crossclause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oygoechea_Menéndez,_Martín__367n~~Soneto__1356.xml</text:p>
          </table:table-cell>
          <table:table-cell office:value-type="string" calcext:value-type="string">
            <text:p>deshilachada, trágica, en la bris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-pb_adj_noun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Sansores,_Rosario_(«Crisantema»)__173n~~La_divorciada__0581.xml</text:p>
          </table:table-cell>
          <table:table-cell table:style-name="ce118" office:value-type="string" calcext:value-type="string">
            <text:p>todas esas pruebas que llevan al fin...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dobj_verb I-ex_do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Sansores,_Rosario_(«Crisantema»)__173n~~La_divorciada__0581.xml</text:p>
          </table:table-cell>
          <table:table-cell table:style-name="ce118" office:value-type="string" calcext:value-type="string">
            <text:p>Seis meses más tarde la coqueta Diana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ex_subj_verb I-ex_do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Ortiz,_Carlos__151n~~Espuma_de_mar__0445.xml</text:p>
          </table:table-cell>
          <table:table-cell office:value-type="string" calcext:value-type="string">
            <text:p>Y arrastrada a la orilla, consumad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NP split by line break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rtiz,_Carlos__151n~~Espuma_de_mar__0445.xml</text:p>
          </table:table-cell>
          <table:table-cell office:value-type="string" calcext:value-type="string">
            <text:p>su esponjoso vigor, sobre el costad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5">
          <table:table-cell table:style-name="ce118" office:value-type="string" calcext:value-type="string">
            <text:p>Herrera_y_Reissig,_Julio__363n~~La_liga__1309.xml</text:p>
          </table:table-cell>
          <table:table-cell table:style-name="ce118" office:value-type="string" calcext:value-type="string">
            <text:p>la tarde... Tu mirada se hizo mud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adj_prep I-ex_do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Herrera_y_Reissig,_Julio__363n~~La_liga__1309.xml</text:p>
          </table:table-cell>
          <table:table-cell table:style-name="ce118" office:value-type="string" calcext:value-type="string">
            <text:p>al erótico ritmo; ¡y desde el pardo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B-pb_adj_noun I-pb_adj_prep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Mendoza,_Carlos__637n~~Mayo__2349.xml</text:p>
          </table:table-cell>
          <table:table-cell office:value-type="string" calcext:value-type="string">
            <text:p>y aspiran a alcanzar gloria inmorta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su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endoza,_Carlos__637n~~Mayo__2349.xml</text:p>
          </table:table-cell>
          <table:table-cell office:value-type="string" calcext:value-type="string">
            <text:p>los émulos de Goya y de Van Dick,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subj_verb</text:p>
          </table:table-cell>
          <table:table-cell table:number-columns-repeated="1020"/>
        </table:table-row>
        <table:table-row table:style-name="ro1" table:visibility="filter">
          <table:table-cell table:style-name="ce118" office:value-type="string" calcext:value-type="string">
            <text:p>Goygoechea_Menéndez,_Martín__367n~~Soneto__1357.xml</text:p>
          </table:table-cell>
          <table:table-cell table:style-name="ce118" office:value-type="string" calcext:value-type="string">
            <text:p>Cuatro supervivientes, -cuatro lentas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pb_adj_noun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Goygoechea_Menéndez,_Martín__367n~~Soneto__1357.xml</text:p>
          </table:table-cell>
          <table:table-cell table:style-name="ce118" office:value-type="string" calcext:value-type="string">
            <text:p>figuras espectrales- se movieron...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pb_adj_noun I-pb_adj_noun</text:p>
          </table:table-cell>
          <table:table-cell table:style-name="ce118" table:number-columns-repeated="1020"/>
        </table:table-row>
        <table:table-row table:style-name="ro1" table:visibility="filter">
          <table:table-cell office:value-type="string" calcext:value-type="string">
            <text:p>Munizaga_Ossandón,_Julio__312n~~Soneto__1020.xml</text:p>
          </table:table-cell>
          <table:table-cell office:value-type="string" calcext:value-type="string">
            <text:p>otra ciudad me dieron, diferent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unclear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unizaga_Ossandón,_Julio__312n~~Soneto__1020.xml</text:p>
          </table:table-cell>
          <table:table-cell office:value-type="string" calcext:value-type="string">
            <text:p>toda calle del mundo se salía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Balart,_Federico__172n~~A_la_primavera__0566.xml</text:p>
          </table:table-cell>
          <table:table-cell table:style-name="ce118" office:value-type="string" calcext:value-type="string">
            <text:p>Mientras el mundo tu perpetuo encanto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ex_subj_verb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Balart,_Federico__172n~~A_la_primavera__0566.xml</text:p>
          </table:table-cell>
          <table:table-cell table:style-name="ce118" office:value-type="string" calcext:value-type="string">
            <text:p>saluda en himno de entusiasmo eterno,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ex_subj_verb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Munizaga_Ossandón,_Julio__312n~~Soneto__1019.xml</text:p>
          </table:table-cell>
          <table:table-cell office:value-type="string" calcext:value-type="string">
            <text:p>prosigue su tarea, y así rehac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ex_dobj_verb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Munizaga_Ossandón,_Julio__312n~~Soneto__1019.xml</text:p>
          </table:table-cell>
          <table:table-cell office:value-type="string" calcext:value-type="string">
            <text:p>su obra. Inconcluso ella me reanude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ex_dobj_verb</text:p>
          </table:table-cell>
          <table:table-cell table:number-columns-repeated="1020"/>
        </table:table-row>
        <table:table-row table:style-name="ro5" table:visibility="filter">
          <table:table-cell table:style-name="ce118" office:value-type="string" calcext:value-type="string">
            <text:p>Sansores,_Rosario_(«Crisantema»)__173n~~La_cita__0572.xml</text:p>
          </table:table-cell>
          <table:table-cell table:style-name="ce118" office:value-type="string" calcext:value-type="string">
            <text:p>apoyando en los hierros el ardor de mi frente...</text:p>
          </table:table-cell>
          <table:table-cell table:style-name="ce118" office:value-type="string" calcext:value-type="string">
            <text:p>8</text:p>
          </table:table-cell>
          <table:table-cell table:style-name="ce119" office:value-type="string" calcext:value-type="string">
            <text:p>B-ex_dobj_verb I-ex_dobj_verb</text:p>
          </table:table-cell>
          <table:table-cell table:style-name="ce118" office:value-type="string" calcext:value-type="string">
            <text:p>ko</text:p>
          </table:table-cell>
          <table:table-cell table:style-name="ce118" table:number-columns-repeated="1019"/>
        </table:table-row>
        <table:table-row table:style-name="ro5" table:visibility="filter">
          <table:table-cell table:style-name="ce118" office:value-type="string" calcext:value-type="string">
            <text:p>Sansores,_Rosario_(«Crisantema»)__173n~~La_cita__0572.xml</text:p>
          </table:table-cell>
          <table:table-cell table:style-name="ce118" office:value-type="string" calcext:value-type="string">
            <text:p>Pero tú, no viniste. Por el blanco sendero</text:p>
          </table:table-cell>
          <table:table-cell table:style-name="ce118" office:value-type="string" calcext:value-type="string">
            <text:p>9</text:p>
          </table:table-cell>
          <table:table-cell table:style-name="ce119" office:value-type="string" calcext:value-type="string">
            <text:p>B-cc_crossclause I-ex_dobj_verb</text:p>
          </table:table-cell>
          <table:table-cell table:style-name="ce118" table:number-columns-repeated="1020"/>
        </table:table-row>
        <table:table-row table:style-name="ro5" table:visibility="filter">
          <table:table-cell office:value-type="string" calcext:value-type="string">
            <text:p>Herrera_y_Reissig,_Julio__363n~~El_abrazo_pitagórico__1320.xml</text:p>
          </table:table-cell>
          <table:table-cell office:value-type="string" calcext:value-type="string">
            <text:p>el caserío de rosada teja..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-ex_dobj_verb I-ex_dobj_verb</text:p>
          </table:table-cell>
          <table:table-cell office:value-type="string" calcext:value-type="string">
            <text:p>ko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Herrera_y_Reissig,_Julio__363n~~El_abrazo_pitagórico__1320.xml</text:p>
          </table:table-cell>
          <table:table-cell office:value-type="string" calcext:value-type="string">
            <text:p>¡Oh, Sumo Genio de las cosas! Todo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-ex_subj_verb I-ex_dobj_verb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Val,_Mariano_Miguel_de__092n~~Desde_El_Pilar__0317.xml</text:p>
          </table:table-cell>
          <table:table-cell table:style-name="ce118" office:value-type="string" calcext:value-type="string">
            <text:p>y su casco de oro de opulenta cimera</text:p>
          </table:table-cell>
          <table:table-cell table:style-name="ce118" office:value-type="string" calcext:value-type="string">
            <text:p>11</text:p>
          </table:table-cell>
          <table:table-cell table:style-name="ce119" office:value-type="string" calcext:value-type="string">
            <text:p>B-pb_relword</text:p>
          </table:table-cell>
          <table:table-cell table:style-name="ce118" office:value-type="string" calcext:value-type="string">
            <text:p>ok</text:p>
          </table:table-cell>
          <table:table-cell table:style-name="ce118" table:number-columns-repeated="1019"/>
        </table:table-row>
        <table:table-row table:style-name="ro1" table:visibility="filter">
          <table:table-cell table:style-name="ce118" office:value-type="string" calcext:value-type="string">
            <text:p>Val,_Mariano_Miguel_de__092n~~Desde_El_Pilar__0317.xml</text:p>
          </table:table-cell>
          <table:table-cell table:style-name="ce118" office:value-type="string" calcext:value-type="string">
            <text:p>coronada de nubes como plumas de raso</text:p>
          </table:table-cell>
          <table:table-cell table:style-name="ce118" office:value-type="string" calcext:value-type="string">
            <text:p>12</text:p>
          </table:table-cell>
          <table:table-cell table:style-name="ce119" office:value-type="string" calcext:value-type="string">
            <text:p>I-pb_relword</text:p>
          </table:table-cell>
          <table:table-cell table:style-name="ce118" table:number-columns-repeated="1020"/>
        </table:table-row>
        <table:table-row table:style-name="ro1">
          <table:table-cell office:value-type="string" calcext:value-type="string">
            <text:p>Fernández,_Cayetano__246n~~Soneto__0798.xml</text:p>
          </table:table-cell>
          <table:table-cell office:value-type="string" calcext:value-type="string">
            <text:p>Ni refrena el ardor, ni aguarda, ansioso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-pb_adj_prep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Fernández,_Cayetano__246n~~Soneto__0798.xml</text:p>
          </table:table-cell>
          <table:table-cell office:value-type="string" calcext:value-type="string">
            <text:p>de sorberse la tierra, el clarín bélico.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-pb_adj_prep</text:p>
          </table:table-cell>
          <table:table-cell table:number-columns-repeated="1020"/>
        </table:table-row>
        <table:table-row table:style-name="ro1" table:number-rows-repeated="10480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th_val" table:style-name="ta4">
        <table:table-column table:style-name="co5" table:default-cell-style-name="ce26"/>
        <table:table-column table:style-name="co5" table:default-cell-style-name="ce33"/>
        <table:table-column table:style-name="co5" table:default-cell-style-name="ce38"/>
        <table:table-column table:style-name="co5" table:number-columns-repeated="2" table:default-cell-style-name="Default"/>
        <table:table-column table:style-name="co5" table:default-cell-style-name="ce26"/>
        <table:table-column table:style-name="co5" table:default-cell-style-name="ce33"/>
        <table:table-column table:style-name="co5" table:default-cell-style-name="ce38"/>
        <table:table-row table:style-name="ro1">
          <table:table-cell table:style-name="ce64" office:value-type="string" calcext:value-type="string">
            <text:p>Noex</text:p>
          </table:table-cell>
          <table:table-cell table:style-name="ce91"/>
          <table:table-cell table:style-name="ce96"/>
          <table:table-cell table:number-columns-repeated="2"/>
          <table:table-cell table:style-name="ce121" office:value-type="string" calcext:value-type="string">
            <text:p>Ex</text:p>
          </table:table-cell>
          <table:table-cell table:style-name="ce91"/>
          <table:table-cell table:style-name="ce96"/>
        </table:table-row>
        <table:table-row table:style-name="ro1">
          <table:table-cell table:style-name="ce15" office:value-type="string" calcext:value-type="string">
            <text:p>LNbr</text:p>
          </table:table-cell>
          <table:table-cell table:style-name="ce91" office:value-type="string" calcext:value-type="string">
            <text:p>Validation</text:p>
          </table:table-cell>
          <table:table-cell table:style-name="ce96" office:value-type="string" calcext:value-type="string">
            <text:p>Count - Validation</text:p>
          </table:table-cell>
          <table:table-cell table:number-columns-repeated="2"/>
          <table:table-cell table:style-name="ce15" office:value-type="string" calcext:value-type="string">
            <text:p>LNbr</text:p>
          </table:table-cell>
          <table:table-cell table:style-name="ce91" office:value-type="string" calcext:value-type="string">
            <text:p>Validation</text:p>
          </table:table-cell>
          <table:table-cell table:style-name="ce96" office:value-type="string" calcext:value-type="string">
            <text:p>Count - Validation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ko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k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9"/>
          <table:table-cell table:style-name="ce35" office:value-type="string" calcext:value-type="string">
            <text:p>ok</text:p>
          </table:table-cell>
          <table:table-cell table:style-name="ce41" office:value-type="float" office:value="76" calcext:value-type="float">
            <text:p>76</text:p>
          </table:table-cell>
          <table:table-cell table:number-columns-repeated="2"/>
          <table:table-cell table:style-name="ce29"/>
          <table:table-cell table:style-name="ce35" office:value-type="string" calcext:value-type="string">
            <text:p>ok</text:p>
          </table:table-cell>
          <table:table-cell table:style-name="ce41" office:value-type="float" office:value="143" calcext:value-type="float">
            <text:p>143</text:p>
          </table:table-cell>
        </table:table-row>
        <table:table-row table:style-name="ro1">
          <table:table-cell table:style-name="ce28"/>
          <table:table-cell table:style-name="ce34" office:value-type="string" calcext:value-type="string">
            <text:p>(empty)</text:p>
          </table:table-cell>
          <table:table-cell table:style-name="ce43"/>
          <table:table-cell table:number-columns-repeated="2"/>
          <table:table-cell table:style-name="ce66"/>
          <table:table-cell table:style-name="ce34" office:value-type="string" calcext:value-type="string">
            <text:p>(empty)</text:p>
          </table:table-cell>
          <table:table-cell table:style-name="ce4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8"/>
          <table:table-cell table:style-name="ce34" office:value-type="string" calcext:value-type="string">
            <text:p>(empty)</text:p>
          </table:table-cell>
          <table:table-cell table:style-name="ce43"/>
          <table:table-cell table:number-columns-repeated="2"/>
          <table:table-cell table:style-name="ce28"/>
          <table:table-cell table:style-name="ce34" office:value-type="string" calcext:value-type="string">
            <text:p>(empty)</text:p>
          </table:table-cell>
          <table:table-cell table:style-name="ce4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k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k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8"/>
          <table:table-cell table:style-name="ce34" office:value-type="string" calcext:value-type="string">
            <text:p>ok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/>
          <table:table-cell table:style-name="ce28"/>
          <table:table-cell table:style-name="ce34" office:value-type="string" calcext:value-type="string">
            <text:p>ok</text:p>
          </table:table-cell>
          <table:table-cell table:style-name="ce39" office:value-type="float" office:value="17" calcext:value-type="float">
            <text:p>17</text:p>
          </table:table-cell>
        </table:table-row>
        <table:table-row table:style-name="ro1">
          <table:table-cell table:style-name="ce45" office:value-type="string" calcext:value-type="string">
            <text:p>5</text:p>
          </table:table-cell>
          <table:table-cell table:style-name="ce46" office:value-type="string" calcext:value-type="string">
            <text:p>(empty)</text:p>
          </table:table-cell>
          <table:table-cell table:style-name="ce47"/>
          <table:table-cell table:number-columns-repeated="2"/>
          <table:table-cell table:style-name="ce45" office:value-type="string" calcext:value-type="string">
            <text:p>5</text:p>
          </table:table-cell>
          <table:table-cell table:style-name="ce46" office:value-type="string" calcext:value-type="string">
            <text:p>(empty)</text:p>
          </table:table-cell>
          <table:table-cell table:style-name="ce47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ko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/>
          <table:table-cell office:value-type="string" calcext:value-type="string">
            <text:p>8</text:p>
          </table:table-cell>
          <table:table-cell office:value-type="string" calcext:value-type="string">
            <text:p>k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8"/>
          <table:table-cell table:style-name="ce34" office:value-type="string" calcext:value-type="string">
            <text:p>ok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/>
          <table:table-cell table:style-name="ce28"/>
          <table:table-cell table:style-name="ce34" office:value-type="string" calcext:value-type="string">
            <text:p>ok</text:p>
          </table:table-cell>
          <table:table-cell table:style-name="ce39" office:value-type="float" office:value="16" calcext:value-type="float">
            <text:p>16</text:p>
          </table:table-cell>
        </table:table-row>
        <table:table-row table:style-name="ro1">
          <table:table-cell table:style-name="ce45" office:value-type="string" calcext:value-type="string">
            <text:p>9</text:p>
          </table:table-cell>
          <table:table-cell table:style-name="ce46" office:value-type="string" calcext:value-type="string">
            <text:p>(empty)</text:p>
          </table:table-cell>
          <table:table-cell table:style-name="ce47"/>
          <table:table-cell table:number-columns-repeated="2"/>
          <table:table-cell table:style-name="ce45" office:value-type="string" calcext:value-type="string">
            <text:p>9</text:p>
          </table:table-cell>
          <table:table-cell table:style-name="ce46" office:value-type="string" calcext:value-type="string">
            <text:p>(empty)</text:p>
          </table:table-cell>
          <table:table-cell table:style-name="ce47"/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6"/>
          <table:table-cell table:style-name="ce44" office:value-type="float" office:value="141" calcext:value-type="float">
            <text:p>141</text:p>
          </table:table-cell>
          <table:table-cell table:number-columns-repeated="2"/>
          <table:table-cell table:style-name="ce30" office:value-type="string" calcext:value-type="string">
            <text:p>Total Result</text:p>
          </table:table-cell>
          <table:table-cell table:style-name="ce36"/>
          <table:table-cell table:style-name="ce44" office:value-type="float" office:value="259" calcext:value-type="float">
            <text:p>259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no expansion</text:p>
          </table:table-cell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includes expansions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navarro.A1:navarro.H163"/>
        <table:database-range table:name="__Anonymous_Sheet_DB__3" table:target-range-address="'15th-17th'.A1:'15th-17th'.G45" table:display-filter-buttons="true" table:orientation="column"/>
        <table:database-range table:name="__Anonymous_Sheet_DB__7" table:target-range-address="19th.A1:19th.G521" table:display-filter-buttons="true" table:orientation="column">
          <table:filter>
            <table:filter-and>
              <table:filter-condition table:field-number="2" table:value="11" table:operator="="/>
              <table:filter-condition table:field-number="4" table:value="" table:operator="=">
                <table:filter-set-item table:value=""/>
                <table:filter-set-item table:value="ok"/>
              </table:filter-condition>
            </table:filter-and>
          </table:filter>
        </table:database-range>
        <table:database-range table:name="__Anonymous_Sheet_DB__8" table:target-range-address="19th_val.A1:19th_val.A3" table:display-filter-buttons="true" table:orientation="column"/>
      </table:database-ranges>
      <table:data-pilot-tables>
        <table:data-pilot-table table:name="DataPilot2" table:application-data="" table:target-range-address="navarro_val.A2:navarro_val.C10" table:buttons="navarro_val.A2 navarro_val.B2" table:show-filter-button="false" table:drill-down-on-double-click="false">
          <table:source-cell-range table:cell-range-address="navarro.C1:navarro.E163">
            <table:filter>
              <table:filter-and>
                <table:filter-condition table:field-number="2" table:value="12" table:operator="!="/>
                <table:filter-condition table:field-number="2" table:value="5" table:operator="!="/>
                <table:filter-condition table:field-number="2" table:value="9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Nb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4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row" table:used-hierarchy="0" table:function="auto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data" table:used-hierarchy="0" table:function="count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navarro_enj_ex.A1:navarro_enj_ex.B10" table:buttons="navarro_enj_ex.A1" table:show-filter-button="false" table:drill-down-on-double-click="false">
          <table:source-cell-range table:cell-range-address="navarro.D1:navarro.E16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jType" table:orientation="row" table:used-hierarchy="0" table:function="auto">
            <table:data-pilot-level table:show-empty="false" calcext:repeat-item-labels="false">
              <table:data-pilot-members>
                <table:data-pilot-member table:name="B-cc_crossclause" table:display="false" table:show-details="true"/>
                <table:data-pilot-member table:name="B-cc_crossclause I-pb_noun_prep" table:display="false" table:show-details="true"/>
                <table:data-pilot-member table:name="B-ex_dobj_verb" table:display="true" table:show-details="true"/>
                <table:data-pilot-member table:name="B-ex_dobj_verb I-cc_crossclause" table:display="true" table:show-details="true"/>
                <table:data-pilot-member table:name="B-ex_dobj_verb I-ex_dobj_verb" table:display="true" table:show-details="true"/>
                <table:data-pilot-member table:name="B-ex_dobj_verb I-ex_subj_verb" table:display="true" table:show-details="true"/>
                <table:data-pilot-member table:name="B-ex_subj_verb" table:display="true" table:show-details="true"/>
                <table:data-pilot-member table:name="B-ex_subj_verb I-ex_subj_verb" table:display="true" table:show-details="true"/>
                <table:data-pilot-member table:name="B-ex_subj_verb I-pb_adj_noun" table:display="true" table:show-details="true"/>
                <table:data-pilot-member table:name="B-ex_subj_verb I-pb_noun_prep" table:display="true" table:show-details="true"/>
                <table:data-pilot-member table:name="B-pb_adj_adv I-cc_crossclause" table:display="false" table:show-details="true"/>
                <table:data-pilot-member table:name="B-pb_adj_adv I-pb_adj_noun" table:display="false" table:show-details="true"/>
                <table:data-pilot-member table:name="B-pb_adj_noun" table:display="false" table:show-details="true"/>
                <table:data-pilot-member table:name="B-pb_adj_noun I-ex_dobj_verb" table:display="false" table:show-details="true"/>
                <table:data-pilot-member table:name="B-pb_adj_noun I-ex_subj_verb" table:display="false" table:show-details="true"/>
                <table:data-pilot-member table:name="B-pb_adj_noun I-pb_adj_prep" table:display="false" table:show-details="true"/>
                <table:data-pilot-member table:name="B-pb_adj_noun I-pb_verb_cprep" table:display="false" table:show-details="true"/>
                <table:data-pilot-member table:name="B-pb_adj_prep I-pb_adj_noun" table:display="false" table:show-details="true"/>
                <table:data-pilot-member table:name="B-pb_adj_prep I-pb_noun_prep" table:display="false" table:show-details="true"/>
                <table:data-pilot-member table:name="B-pb_noun_prep" table:display="false" table:show-details="true"/>
                <table:data-pilot-member table:name="B-pb_noun_prep I-ex_subj_verb" table:display="false" table:show-details="true"/>
                <table:data-pilot-member table:name="B-pb_noun_prep I-pb_noun_prep" table:display="false" table:show-details="true"/>
                <table:data-pilot-member table:name="B-pb_relword" table:display="false" table:show-details="true"/>
                <table:data-pilot-member table:name="B-pb_verb_adv" table:display="false" table:show-details="true"/>
                <table:data-pilot-member table:name="B-pb_verb_cprep" table:display="false" table:show-details="true"/>
                <table:data-pilot-member table:name="I-cc_crossclause" table:display="false" table:show-details="true"/>
                <table:data-pilot-member table:name="I-ex_dobj_verb" table:display="false" table:show-details="true"/>
                <table:data-pilot-member table:name="I-ex_subj_verb" table:display="false" table:show-details="true"/>
                <table:data-pilot-member table:name="I-pb_adj_adv" table:display="false" table:show-details="true"/>
                <table:data-pilot-member table:name="I-pb_adj_noun" table:display="false" table:show-details="true"/>
                <table:data-pilot-member table:name="I-pb_adj_prep" table:display="false" table:show-details="true"/>
                <table:data-pilot-member table:name="I-pb_noun_prep" table:display="false" table:show-details="true"/>
                <table:data-pilot-member table:name="I-pb_relword" table:display="false" table:show-details="true"/>
                <table:data-pilot-member table:name="I-pb_verb_adv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data" table:used-hierarchy="0" table:function="count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19th_val.A2:19th_val.C14" table:buttons="19th_val.A2 19th_val.B2" table:show-filter-button="false" table:drill-down-on-double-click="false">
          <table:source-cell-range table:cell-range-address="19th.C1:19th.E521">
            <table:filter>
              <table:filter-condition table:field-number="3" table:value=".*B-ex.*" table:operator="!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Nb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row" table:used-hierarchy="0" table:function="auto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data" table:used-hierarchy="-1" table:function="count">
            <table:data-pilot-level calcext:repeat-item-labels="false"/>
          </table:data-pilot-field>
        </table:data-pilot-table>
        <table:data-pilot-table table:name="DataPilot4" table:application-data="" table:target-range-address="19th_val.F2:19th_val.H14" table:buttons="19th_val.F2 19th_val.G2" table:show-filter-button="false" table:drill-down-on-double-click="false">
          <table:source-cell-range table:cell-range-address="19th.C1:19th.E5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Nb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row" table:used-hierarchy="0" table:function="auto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data" table:used-hierarchy="0" table:function="count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15th-17th_val'.A2:'15th-17th_val'.C9" table:buttons="'15th-17th_val'.A2 '15th-17th_val'.B2" table:show-filter-button="false" table:drill-down-on-double-click="false">
          <table:source-cell-range table:cell-range-address="'15th-17th'.A1:'15th-17th'.E45">
            <table:filter>
              <table:filter-condition table:field-number="0" table:value="Marqués_de_Santill.*" table:operator="!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Nb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row" table:used-hierarchy="0" table:function="auto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data" table:used-hierarchy="-1" table:function="count">
            <table:data-pilot-level calcext:repeat-item-labels="false"/>
          </table:data-pilot-field>
        </table:data-pilot-table>
        <table:data-pilot-table table:name="DataPilot7" table:application-data="" table:target-range-address="'15th-17th_val'.F2:'15th-17th_val'.H7" table:buttons="'15th-17th_val'.F2 '15th-17th_val'.G2" table:show-filter-button="false" table:drill-down-on-double-click="false">
          <table:source-cell-range table:cell-range-address="'15th-17th'.A1:'15th-17th'.E45">
            <table:filter>
              <table:filter-and>
                <table:filter-condition table:field-number="0" table:value="Marqués_de_Santill.*" table:operator="!match"/>
                <table:filter-condition table:field-number="3" table:value=".*B-ex.*" table:operator="!match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Nb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row" table:used-hierarchy="0" table:function="auto">
            <table:data-pilot-level table:show-empty="false" calcext:repeat-item-labels="false">
              <table:data-pilot-members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data" table:used-hierarchy="-1" table:function="count">
            <table:data-pilot-level calcext:repeat-item-labels="false"/>
          </table:data-pilot-field>
        </table:data-pilot-table>
        <table:data-pilot-table table:name="DataPilot5" table:application-data="" table:target-range-address="navarro_val.F2:navarro_val.H12" table:buttons="navarro_val.F2 navarro_val.G2" table:show-filter-button="false" table:drill-down-on-double-click="false">
          <table:source-cell-range table:cell-range-address="navarro.C1:navarro.E162">
            <table:filter>
              <table:filter-condition table:field-number="3" table:value=".*B-ex.*" table:operator="!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Nb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4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row" table:used-hierarchy="0" table:function="auto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data" table:used-hierarchy="-1" table:function="count">
            <table:data-pilot-level calcext:repeat-item-labels="false"/>
          </table:data-pilot-field>
        </table:data-pilot-table>
        <table:data-pilot-table table:name="DataPilot8" table:application-data="" table:target-range-address="18th_val.A2:18th_val.C9" table:buttons="18th_val.A2 18th_val.B2" table:show-filter-button="false" table:drill-down-on-double-click="false">
          <table:source-cell-range table:cell-range-address="18th.C1:18th.E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Nb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row" table:used-hierarchy="0" table:function="auto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data" table:used-hierarchy="-1" table:function="count">
            <table:data-pilot-level calcext:repeat-item-labels="false"/>
          </table:data-pilot-field>
        </table:data-pilot-table>
        <table:data-pilot-table table:name="DataPilot9" table:application-data="" table:target-range-address="18th_val.F2:18th_val.H9" table:buttons="18th_val.F2 18th_val.G2" table:show-filter-button="false" table:drill-down-on-double-click="false">
          <table:source-cell-range table:cell-range-address="18th.C1:18th.E17">
            <table:filter>
              <table:filter-condition table:field-number="3" table:value=".*B-ex.*" table:operator="!match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Nb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row" table:used-hierarchy="0" table:function="auto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tion" table:orientation="data" table:used-hierarchy="0" table:function="count">
            <table:data-pilot-level table:show-empty="false" calcext:repeat-item-labels="false">
              <table:data-pilot-members>
                <table:data-pilot-member table:name="ko" table:display="true" table:show-details="true"/>
                <table:data-pilot-member table:name="o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00-00-00</text:date>, <text:time style:data-style-name="N2" text:time-value="10:49:13.237389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29T12:47:41.014407398</dc:date>
    <meta:editing-duration>PT13H3M13S</meta:editing-duration>
    <meta:editing-cycles>156</meta:editing-cycles>
    <meta:document-statistic meta:table-count="9" meta:cell-count="3692" meta:object-count="0"/>
  </office:meta>
</office:document-meta>
</file>